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2.923cm"/>
    </style:style>
    <style:style style:name="co3" style:family="table-column">
      <style:table-column-properties fo:break-before="auto" style:column-width="1.969cm"/>
    </style:style>
    <style:style style:name="co4" style:family="table-column">
      <style:table-column-properties fo:break-before="auto" style:column-width="2.268cm"/>
    </style:style>
    <style:style style:name="co5" style:family="table-column">
      <style:table-column-properties fo:break-before="auto" style:column-width="2.432cm"/>
    </style:style>
    <style:style style:name="co6" style:family="table-column">
      <style:table-column-properties fo:break-before="auto" style:column-width="2.895cm"/>
    </style:style>
    <style:style style:name="co7" style:family="table-column">
      <style:table-column-properties fo:break-before="auto" style:column-width="2.84cm"/>
    </style:style>
    <style:style style:name="co8" style:family="table-column">
      <style:table-column-properties fo:break-before="auto" style:column-width="1.506cm"/>
    </style:style>
    <style:style style:name="co9" style:family="table-column">
      <style:table-column-properties fo:break-before="auto" style:column-width="2.02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ort-run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1" table:number-columns-repeated="8" table:default-cell-style-name="Default"/>
        <table:table-column table:style-name="co6" table:default-cell-style-name="Default"/>
        <table:table-column table:style-name="co1" table:number-columns-repeated="8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Time [ms]</text:p>
          </table:table-cell>
          <table:table-cell office:value-type="string" calcext:value-type="string">
            <text:p><text:s/>Speed_Request</text:p>
          </table:table-cell>
          <table:table-cell office:value-type="string" calcext:value-type="string">
            <text:p><text:s/>2A_Byte0</text:p>
          </table:table-cell>
          <table:table-cell office:value-type="string" calcext:value-type="string">
            <text:p><text:s/>2A_Byte1</text:p>
          </table:table-cell>
          <table:table-cell office:value-type="string" calcext:value-type="string">
            <text:p><text:s/>2A_Byte2</text:p>
          </table:table-cell>
          <table:table-cell office:value-type="string" calcext:value-type="string">
            <text:p><text:s/>Fluid_Temp</text:p>
          </table:table-cell>
          <table:table-cell office:value-type="string" calcext:value-type="string">
            <text:p><text:s/>2A_Byte4</text:p>
          </table:table-cell>
          <table:table-cell office:value-type="string" calcext:value-type="string">
            <text:p><text:s/>Pump_Temp</text:p>
          </table:table-cell>
          <table:table-cell office:value-type="string" calcext:value-type="string">
            <text:p><text:s/>2A_Byte6</text:p>
          </table:table-cell>
          <table:table-cell office:value-type="string" calcext:value-type="string">
            <text:p><text:s/>2A_Byte7</text:p>
          </table:table-cell>
          <table:table-cell office:value-type="string" calcext:value-type="string">
            <text:p><text:s/>32_Byte0</text:p>
          </table:table-cell>
          <table:table-cell office:value-type="string" calcext:value-type="string">
            <text:p><text:s/>32_Byte1</text:p>
          </table:table-cell>
          <table:table-cell office:value-type="string" calcext:value-type="string">
            <text:p><text:s/>32_Byte2</text:p>
          </table:table-cell>
          <table:table-cell office:value-type="string" calcext:value-type="string">
            <text:p><text:s/>32_Byte3</text:p>
          </table:table-cell>
          <table:table-cell office:value-type="string" calcext:value-type="string">
            <text:p><text:s/>32_Byte4</text:p>
          </table:table-cell>
          <table:table-cell office:value-type="string" calcext:value-type="string">
            <text:p><text:s/>32_Byte5</text:p>
          </table:table-cell>
          <table:table-cell office:value-type="string" calcext:value-type="string">
            <text:p><text:s/>32_Byte6</text:p>
          </table:table-cell>
          <table:table-cell office:value-type="string" calcext:value-type="string">
            <text:p><text:s/>32_Byte7</text:p>
          </table:table-cell>
          <table:table-cell office:value-type="string" calcext:value-type="string">
            <text:p><text:s/>Supply_Voltage</text:p>
          </table:table-cell>
          <table:table-cell office:value-type="string" calcext:value-type="string">
            <text:p><text:s/>30_Byte1</text:p>
          </table:table-cell>
          <table:table-cell office:value-type="string" calcext:value-type="string">
            <text:p><text:s/>30_Byte2</text:p>
          </table:table-cell>
          <table:table-cell office:value-type="string" calcext:value-type="string">
            <text:p><text:s/>30_Byte3</text:p>
          </table:table-cell>
          <table:table-cell office:value-type="string" calcext:value-type="string">
            <text:p><text:s/>30_Byte4</text:p>
          </table:table-cell>
          <table:table-cell office:value-type="string" calcext:value-type="string">
            <text:p><text:s/>30_Byte5</text:p>
          </table:table-cell>
          <table:table-cell office:value-type="string" calcext:value-type="string">
            <text:p><text:s/>30_Byte6</text:p>
          </table:table-cell>
          <table:table-cell office:value-type="string" calcext:value-type="string">
            <text:p><text:s/>30_Byte7</text:p>
          </table:table-cell>
          <table:table-cell office:value-type="string" calcext:value-type="string">
            <text:p><text:s/>31_Byte0</text:p>
          </table:table-cell>
          <table:table-cell office:value-type="string" calcext:value-type="string">
            <text:p><text:s/>Supply_Current</text:p>
          </table:table-cell>
          <table:table-cell office:value-type="string" calcext:value-type="string">
            <text:p><text:s/>31_Byte2</text:p>
          </table:table-cell>
          <table:table-cell office:value-type="string" calcext:value-type="string">
            <text:p><text:s/>Temp3</text:p>
          </table:table-cell>
          <table:table-cell office:value-type="string" calcext:value-type="string">
            <text:p><text:s/>Temp4</text:p>
          </table:table-cell>
          <table:table-cell office:value-type="string" calcext:value-type="string">
            <text:p><text:s/>Temp5</text:p>
          </table:table-cell>
          <table:table-cell office:value-type="string" calcext:value-type="string">
            <text:p><text:s/>Temp6</text:p>
          </table:table-cell>
          <table:table-cell office:value-type="string" calcext:value-type="string">
            <text:p><text:s/>31_Byte7 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9" calcext:value-type="float">
            <text:p>12.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9" calcext:value-type="float">
            <text:p>12.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9" calcext:value-type="float">
            <text:p>12.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9" calcext:value-type="float">
            <text:p>12.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9" calcext:value-type="float">
            <text:p>12.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9" calcext:value-type="float">
            <text:p>12.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9" calcext:value-type="float">
            <text:p>12.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9" calcext:value-type="float">
            <text:p>12.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9" calcext:value-type="float">
            <text:p>12.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9" calcext:value-type="float">
            <text:p>12.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9" calcext:value-type="float">
            <text:p>12.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9" calcext:value-type="float">
            <text:p>12.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9" calcext:value-type="float">
            <text:p>12.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9" calcext:value-type="float">
            <text:p>12.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9" calcext:value-type="float">
            <text:p>12.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052" calcext:value-type="float">
            <text:p>20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9" calcext:value-type="float">
            <text:p>12.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184" calcext:value-type="float">
            <text:p>21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9" calcext:value-type="float">
            <text:p>12.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317" calcext:value-type="float">
            <text:p>23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9" calcext:value-type="float">
            <text:p>12.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9" calcext:value-type="float">
            <text:p>12.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583" calcext:value-type="float">
            <text:p>25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9" calcext:value-type="float">
            <text:p>12.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715" calcext:value-type="float">
            <text:p>27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9" calcext:value-type="float">
            <text:p>12.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847" calcext:value-type="float">
            <text:p>28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9" calcext:value-type="float">
            <text:p>12.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979" calcext:value-type="float">
            <text:p>29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9" calcext:value-type="float">
            <text:p>12.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112" calcext:value-type="float">
            <text:p>31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9" calcext:value-type="float">
            <text:p>12.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244" calcext:value-type="float">
            <text:p>32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9" calcext:value-type="float">
            <text:p>12.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376" calcext:value-type="float">
            <text:p>3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9" calcext:value-type="float">
            <text:p>12.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508" calcext:value-type="float">
            <text:p>35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9" calcext:value-type="float">
            <text:p>12.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640" calcext:value-type="float">
            <text:p>36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9" calcext:value-type="float">
            <text:p>12.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772" calcext:value-type="float">
            <text:p>37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9" calcext:value-type="float">
            <text:p>12.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905" calcext:value-type="float">
            <text:p>39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9" calcext:value-type="float">
            <text:p>12.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037" calcext:value-type="float">
            <text:p>40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9" calcext:value-type="float">
            <text:p>12.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170" calcext:value-type="float">
            <text:p>41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9" calcext:value-type="float">
            <text:p>12.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302" calcext:value-type="float">
            <text:p>43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9" calcext:value-type="float">
            <text:p>12.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435" calcext:value-type="float">
            <text:p>44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9" calcext:value-type="float">
            <text:p>12.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568" calcext:value-type="float">
            <text:p>45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9" calcext:value-type="float">
            <text:p>12.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701" calcext:value-type="float">
            <text:p>47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9" calcext:value-type="float">
            <text:p>12.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834" calcext:value-type="float">
            <text:p>48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9" calcext:value-type="float">
            <text:p>12.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967" calcext:value-type="float">
            <text:p>4967</text:p>
          </table:table-cell>
          <table:table-cell office:value-type="float" office:value="255" calcext:value-type="float">
            <text:p>25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9" calcext:value-type="float">
            <text:p>12.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255" calcext:value-type="float">
            <text:p>25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9" calcext:value-type="float">
            <text:p>12.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232" calcext:value-type="float">
            <text:p>5232</text:p>
          </table:table-cell>
          <table:table-cell office:value-type="float" office:value="255" calcext:value-type="float">
            <text:p>25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9" calcext:value-type="float">
            <text:p>12.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364" calcext:value-type="float">
            <text:p>5364</text:p>
          </table:table-cell>
          <table:table-cell office:value-type="float" office:value="255" calcext:value-type="float">
            <text:p>25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9" calcext:value-type="float">
            <text:p>12.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496" calcext:value-type="float">
            <text:p>5496</text:p>
          </table:table-cell>
          <table:table-cell office:value-type="float" office:value="255" calcext:value-type="float">
            <text:p>25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9" calcext:value-type="float">
            <text:p>12.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629" calcext:value-type="float">
            <text:p>5629</text:p>
          </table:table-cell>
          <table:table-cell office:value-type="float" office:value="255" calcext:value-type="float">
            <text:p>25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9" calcext:value-type="float">
            <text:p>12.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762" calcext:value-type="float">
            <text:p>5762</text:p>
          </table:table-cell>
          <table:table-cell office:value-type="float" office:value="255" calcext:value-type="float">
            <text:p>25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9" calcext:value-type="float">
            <text:p>12.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895" calcext:value-type="float">
            <text:p>5895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9" calcext:value-type="float">
            <text:p>12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028" calcext:value-type="float">
            <text:p>6028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9" calcext:value-type="float">
            <text:p>12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161" calcext:value-type="float">
            <text:p>6161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8" calcext:value-type="float">
            <text:p>12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293" calcext:value-type="float">
            <text:p>6293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8" calcext:value-type="float">
            <text:p>12.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425" calcext:value-type="float">
            <text:p>6425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7" calcext:value-type="float">
            <text:p>12.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558" calcext:value-type="float">
            <text:p>6558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6" calcext:value-type="float">
            <text:p>12.6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144" calcext:value-type="float">
            <text:p>14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690" calcext:value-type="float">
            <text:p>6690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6" calcext:value-type="float">
            <text:p>12.6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822" calcext:value-type="float">
            <text:p>6822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4" calcext:value-type="float">
            <text:p>12.4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218" calcext:value-type="float">
            <text:p>218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97" calcext:value-type="float">
            <text:p>97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955" calcext:value-type="float">
            <text:p>6955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2" calcext:value-type="float">
            <text:p>12.2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113" calcext:value-type="float">
            <text:p>113</text:p>
          </table:table-cell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118" calcext:value-type="float">
            <text:p>118</text:p>
          </table:table-cell>
          <table:table-cell office:value-type="float" office:value="3.6" calcext:value-type="float">
            <text:p>3.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088" calcext:value-type="float">
            <text:p>7088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101" calcext:value-type="float">
            <text:p>101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64" calcext:value-type="float">
            <text:p>6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1" calcext:value-type="float">
            <text:p>12.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4" calcext:value-type="float">
            <text:p>64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221" calcext:value-type="float">
            <text:p>7221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125" calcext:value-type="float">
            <text:p>125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.9" calcext:value-type="float">
            <text:p>11.9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195" calcext:value-type="float">
            <text:p>195</text:p>
          </table:table-cell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  <table:table-cell office:value-type="float" office:value="64" calcext:value-type="float">
            <text:p>64</text:p>
          </table:table-cell>
          <table:table-cell office:value-type="float" office:value="118" calcext:value-type="float">
            <text:p>118</text:p>
          </table:table-cell>
          <table:table-cell office:value-type="float" office:value="6.6" calcext:value-type="float">
            <text:p>6.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354" calcext:value-type="float">
            <text:p>7354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71" calcext:value-type="float">
            <text:p>7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.6" calcext:value-type="float">
            <text:p>11.6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office:value-type="float" office:value="78" calcext:value-type="float">
            <text:p>78</text:p>
          </table:table-cell>
          <table:table-cell office:value-type="float" office:value="64" calcext:value-type="float">
            <text:p>64</text:p>
          </table:table-cell>
          <table:table-cell office:value-type="float" office:value="115" calcext:value-type="float">
            <text:p>115</text:p>
          </table:table-cell>
          <table:table-cell office:value-type="float" office:value="8.4" calcext:value-type="float">
            <text:p>8.4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487" calcext:value-type="float">
            <text:p>7487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168" calcext:value-type="float">
            <text:p>168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.3" calcext:value-type="float">
            <text:p>11.3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10.8" calcext:value-type="float">
            <text:p>10.8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181" calcext:value-type="float">
            <text:p>181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74" calcext:value-type="float">
            <text:p>7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.1" calcext:value-type="float">
            <text:p>11.1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230" calcext:value-type="float">
            <text:p>230</text:p>
          </table:table-cell>
          <table:table-cell office:value-type="float" office:value="15" calcext:value-type="float">
            <text:p>15</text:p>
          </table:table-cell>
          <table:table-cell office:value-type="float" office:value="104" calcext:value-type="float">
            <text:p>104</text:p>
          </table:table-cell>
          <table:table-cell office:value-type="float" office:value="64" calcext:value-type="float">
            <text:p>64</text:p>
          </table:table-cell>
          <table:table-cell office:value-type="float" office:value="111" calcext:value-type="float">
            <text:p>111</text:p>
          </table:table-cell>
          <table:table-cell office:value-type="float" office:value="12.4" calcext:value-type="float">
            <text:p>12.4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753" calcext:value-type="float">
            <text:p>7753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199" calcext:value-type="float">
            <text:p>199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78" calcext:value-type="float">
            <text:p>7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81" calcext:value-type="float">
            <text:p>81</text:p>
          </table:table-cell>
          <table:table-cell office:value-type="float" office:value="17" calcext:value-type="float">
            <text:p>17</text:p>
          </table:table-cell>
          <table:table-cell office:value-type="float" office:value="111" calcext:value-type="float">
            <text:p>111</text:p>
          </table:table-cell>
          <table:table-cell office:value-type="float" office:value="64" calcext:value-type="float">
            <text:p>64</text:p>
          </table:table-cell>
          <table:table-cell office:value-type="float" office:value="108" calcext:value-type="float">
            <text:p>108</text:p>
          </table:table-cell>
          <table:table-cell office:value-type="float" office:value="13.4" calcext:value-type="float">
            <text:p>13.4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886" calcext:value-type="float">
            <text:p>7886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03" calcext:value-type="float">
            <text:p>203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82" calcext:value-type="float">
            <text:p>8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131" calcext:value-type="float">
            <text:p>131</text:p>
          </table:table-cell>
          <table:table-cell office:value-type="float" office:value="17" calcext:value-type="float">
            <text:p>17</text:p>
          </table:table-cell>
          <table:table-cell office:value-type="float" office:value="116" calcext:value-type="float">
            <text:p>116</text:p>
          </table:table-cell>
          <table:table-cell office:value-type="float" office:value="64" calcext:value-type="float">
            <text:p>64</text:p>
          </table:table-cell>
          <table:table-cell office:value-type="float" office:value="108" calcext:value-type="float">
            <text:p>108</text:p>
          </table:table-cell>
          <table:table-cell office:value-type="float" office:value="13.2" calcext:value-type="float">
            <text:p>13.2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8019" calcext:value-type="float">
            <text:p>8019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03" calcext:value-type="float">
            <text:p>203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84" calcext:value-type="float">
            <text:p>8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15" calcext:value-type="float">
            <text:p>115</text:p>
          </table:table-cell>
          <table:table-cell office:value-type="float" office:value="64" calcext:value-type="float">
            <text:p>64</text:p>
          </table:table-cell>
          <table:table-cell office:value-type="float" office:value="108" calcext:value-type="float">
            <text:p>108</text:p>
          </table:table-cell>
          <table:table-cell office:value-type="float" office:value="12.7" calcext:value-type="float">
            <text:p>12.7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8152" calcext:value-type="float">
            <text:p>8152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06" calcext:value-type="float">
            <text:p>206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84" calcext:value-type="float">
            <text:p>8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71" calcext:value-type="float">
            <text:p>71</text:p>
          </table:table-cell>
          <table:table-cell office:value-type="float" office:value="17" calcext:value-type="float">
            <text:p>17</text:p>
          </table:table-cell>
          <table:table-cell office:value-type="float" office:value="113" calcext:value-type="float">
            <text:p>113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12.6" calcext:value-type="float">
            <text:p>12.6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8285" calcext:value-type="float">
            <text:p>8285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02" calcext:value-type="float">
            <text:p>202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84" calcext:value-type="float">
            <text:p>8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106" calcext:value-type="float">
            <text:p>106</text:p>
          </table:table-cell>
          <table:table-cell office:value-type="float" office:value="17" calcext:value-type="float">
            <text:p>17</text:p>
          </table:table-cell>
          <table:table-cell office:value-type="float" office:value="112" calcext:value-type="float">
            <text:p>112</text:p>
          </table:table-cell>
          <table:table-cell office:value-type="float" office:value="64" calcext:value-type="float">
            <text:p>64</text:p>
          </table:table-cell>
          <table:table-cell office:value-type="float" office:value="108" calcext:value-type="float">
            <text:p>108</text:p>
          </table:table-cell>
          <table:table-cell office:value-type="float" office:value="12.9" calcext:value-type="float">
            <text:p>12.9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8418" calcext:value-type="float">
            <text:p>8418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06" calcext:value-type="float">
            <text:p>206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83" calcext:value-type="float">
            <text:p>8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96" calcext:value-type="float">
            <text:p>96</text:p>
          </table:table-cell>
          <table:table-cell office:value-type="float" office:value="17" calcext:value-type="float">
            <text:p>17</text:p>
          </table:table-cell>
          <table:table-cell office:value-type="float" office:value="111" calcext:value-type="float">
            <text:p>111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12.6" calcext:value-type="float">
            <text:p>12.6</text:p>
          </table:table-cell>
          <table:table-cell office:value-type="float" office:value="37" calcext:value-type="float">
            <text:p>37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8551" calcext:value-type="float">
            <text:p>8551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08" calcext:value-type="float">
            <text:p>208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82" calcext:value-type="float">
            <text:p>8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office:value-type="float" office:value="111" calcext:value-type="float">
            <text:p>111</text:p>
          </table:table-cell>
          <table:table-cell office:value-type="float" office:value="64" calcext:value-type="float">
            <text:p>64</text:p>
          </table:table-cell>
          <table:table-cell office:value-type="float" office:value="106" calcext:value-type="float">
            <text:p>106</text:p>
          </table:table-cell>
          <table:table-cell office:value-type="float" office:value="12.3" calcext:value-type="float">
            <text:p>12.3</text:p>
          </table:table-cell>
          <table:table-cell office:value-type="float" office:value="39" calcext:value-type="float">
            <text:p>39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8683" calcext:value-type="float">
            <text:p>8683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02" calcext:value-type="float">
            <text:p>202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97" calcext:value-type="float">
            <text:p>97</text:p>
          </table:table-cell>
          <table:table-cell office:value-type="float" office:value="17" calcext:value-type="float">
            <text:p>17</text:p>
          </table:table-cell>
          <table:table-cell office:value-type="float" office:value="109" calcext:value-type="float">
            <text:p>109</text:p>
          </table:table-cell>
          <table:table-cell office:value-type="float" office:value="64" calcext:value-type="float">
            <text:p>64</text:p>
          </table:table-cell>
          <table:table-cell office:value-type="float" office:value="106" calcext:value-type="float">
            <text:p>106</text:p>
          </table:table-cell>
          <table:table-cell office:value-type="float" office:value="12.4" calcext:value-type="float">
            <text:p>12.4</text:p>
          </table:table-cell>
          <table:table-cell office:value-type="float" office:value="44" calcext:value-type="float">
            <text:p>44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8815" calcext:value-type="float">
            <text:p>8815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03" calcext:value-type="float">
            <text:p>203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78" calcext:value-type="float">
            <text:p>7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81" calcext:value-type="float">
            <text:p>81</text:p>
          </table:table-cell>
          <table:table-cell office:value-type="float" office:value="17" calcext:value-type="float">
            <text:p>17</text:p>
          </table:table-cell>
          <table:table-cell office:value-type="float" office:value="109" calcext:value-type="float">
            <text:p>109</text:p>
          </table:table-cell>
          <table:table-cell office:value-type="float" office:value="64" calcext:value-type="float">
            <text:p>64</text:p>
          </table:table-cell>
          <table:table-cell office:value-type="float" office:value="106" calcext:value-type="float">
            <text:p>106</text:p>
          </table:table-cell>
          <table:table-cell office:value-type="float" office:value="12.1" calcext:value-type="float">
            <text:p>12.1</text:p>
          </table:table-cell>
          <table:table-cell office:value-type="float" office:value="47" calcext:value-type="float">
            <text:p>47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8948" calcext:value-type="float">
            <text:p>8948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04" calcext:value-type="float">
            <text:p>204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78" calcext:value-type="float">
            <text:p>7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98" calcext:value-type="float">
            <text:p>98</text:p>
          </table:table-cell>
          <table:table-cell office:value-type="float" office:value="17" calcext:value-type="float">
            <text:p>17</text:p>
          </table:table-cell>
          <table:table-cell office:value-type="float" office:value="109" calcext:value-type="float">
            <text:p>109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9081" calcext:value-type="float">
            <text:p>9081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05" calcext:value-type="float">
            <text:p>205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76" calcext:value-type="float">
            <text:p>7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64" calcext:value-type="float">
            <text:p>64</text:p>
          </table:table-cell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9214" calcext:value-type="float">
            <text:p>9214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07" calcext:value-type="float">
            <text:p>20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73" calcext:value-type="float">
            <text:p>7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170" calcext:value-type="float">
            <text:p>170</text:p>
          </table:table-cell>
          <table:table-cell office:value-type="float" office:value="17" calcext:value-type="float">
            <text:p>17</text:p>
          </table:table-cell>
          <table:table-cell office:value-type="float" office:value="107" calcext:value-type="float">
            <text:p>107</text:p>
          </table:table-cell>
          <table:table-cell office:value-type="float" office:value="64" calcext:value-type="float">
            <text:p>64</text:p>
          </table:table-cell>
          <table:table-cell office:value-type="float" office:value="108" calcext:value-type="float">
            <text:p>108</text:p>
          </table:table-cell>
          <table:table-cell office:value-type="float" office:value="12.4" calcext:value-type="float">
            <text:p>12.4</text:p>
          </table:table-cell>
          <table:table-cell office:value-type="float" office:value="57" calcext:value-type="float">
            <text:p>57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9346" calcext:value-type="float">
            <text:p>9346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05" calcext:value-type="float">
            <text:p>205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87" calcext:value-type="float">
            <text:p>87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64" calcext:value-type="float">
            <text:p>64</text:p>
          </table:table-cell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9478" calcext:value-type="float">
            <text:p>9478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07" calcext:value-type="float">
            <text:p>20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124" calcext:value-type="float">
            <text:p>124</text:p>
          </table:table-cell>
          <table:table-cell office:value-type="float" office:value="17" calcext:value-type="float">
            <text:p>17</text:p>
          </table:table-cell>
          <table:table-cell office:value-type="float" office:value="109" calcext:value-type="float">
            <text:p>109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11.8" calcext:value-type="float">
            <text:p>11.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9611" calcext:value-type="float">
            <text:p>9611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05" calcext:value-type="float">
            <text:p>205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64" calcext:value-type="float">
            <text:p>64</text:p>
          </table:table-cell>
          <table:table-cell office:value-type="float" office:value="106" calcext:value-type="float">
            <text:p>106</text:p>
          </table:table-cell>
          <table:table-cell office:value-type="float" office:value="11.8" calcext:value-type="float">
            <text:p>11.8</text:p>
          </table:table-cell>
          <table:table-cell office:value-type="float" office:value="67" calcext:value-type="float">
            <text:p>67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9743" calcext:value-type="float">
            <text:p>9743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08" calcext:value-type="float">
            <text:p>208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196" calcext:value-type="float">
            <text:p>196</text:p>
          </table:table-cell>
          <table:table-cell office:value-type="float" office:value="17" calcext:value-type="float">
            <text:p>17</text:p>
          </table:table-cell>
          <table:table-cell office:value-type="float" office:value="106" calcext:value-type="float">
            <text:p>106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12.1" calcext:value-type="float">
            <text:p>12.1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9875" calcext:value-type="float">
            <text:p>9875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09" calcext:value-type="float">
            <text:p>209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9" calcext:value-type="float">
            <text:p>6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156" calcext:value-type="float">
            <text:p>156</text:p>
          </table:table-cell>
          <table:table-cell office:value-type="float" office:value="17" calcext:value-type="float">
            <text:p>17</text:p>
          </table:table-cell>
          <table:table-cell office:value-type="float" office:value="106" calcext:value-type="float">
            <text:p>106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12.2" calcext:value-type="float">
            <text:p>12.2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0007" calcext:value-type="float">
            <text:p>10007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12" calcext:value-type="float">
            <text:p>212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7" calcext:value-type="float">
            <text:p>6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194" calcext:value-type="float">
            <text:p>194</text:p>
          </table:table-cell>
          <table:table-cell office:value-type="float" office:value="17" calcext:value-type="float">
            <text:p>17</text:p>
          </table:table-cell>
          <table:table-cell office:value-type="float" office:value="106" calcext:value-type="float">
            <text:p>106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0140" calcext:value-type="float">
            <text:p>10140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09" calcext:value-type="float">
            <text:p>209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66" calcext:value-type="float">
            <text:p>6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183" calcext:value-type="float">
            <text:p>183</text:p>
          </table:table-cell>
          <table:table-cell office:value-type="float" office:value="17" calcext:value-type="float">
            <text:p>17</text:p>
          </table:table-cell>
          <table:table-cell office:value-type="float" office:value="103" calcext:value-type="float">
            <text:p>103</text:p>
          </table:table-cell>
          <table:table-cell office:value-type="float" office:value="64" calcext:value-type="float">
            <text:p>64</text:p>
          </table:table-cell>
          <table:table-cell office:value-type="float" office:value="106" calcext:value-type="float">
            <text:p>106</text:p>
          </table:table-cell>
          <table:table-cell office:value-type="float" office:value="11.9" calcext:value-type="float">
            <text:p>11.9</text:p>
          </table:table-cell>
          <table:table-cell office:value-type="float" office:value="79" calcext:value-type="float">
            <text:p>79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0273" calcext:value-type="float">
            <text:p>10273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10" calcext:value-type="float">
            <text:p>210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64" calcext:value-type="float">
            <text:p>6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197" calcext:value-type="float">
            <text:p>197</text:p>
          </table:table-cell>
          <table:table-cell office:value-type="float" office:value="17" calcext:value-type="float">
            <text:p>17</text:p>
          </table:table-cell>
          <table:table-cell office:value-type="float" office:value="104" calcext:value-type="float">
            <text:p>104</text:p>
          </table:table-cell>
          <table:table-cell office:value-type="float" office:value="64" calcext:value-type="float">
            <text:p>64</text:p>
          </table:table-cell>
          <table:table-cell office:value-type="float" office:value="106" calcext:value-type="float">
            <text:p>106</text:p>
          </table:table-cell>
          <table:table-cell office:value-type="float" office:value="11.8" calcext:value-type="float">
            <text:p>11.8</text:p>
          </table:table-cell>
          <table:table-cell office:value-type="float" office:value="84" calcext:value-type="float">
            <text:p>84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0406" calcext:value-type="float">
            <text:p>10406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08" calcext:value-type="float">
            <text:p>208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234" calcext:value-type="float">
            <text:p>234</text:p>
          </table:table-cell>
          <table:table-cell office:value-type="float" office:value="17" calcext:value-type="float">
            <text:p>17</text:p>
          </table:table-cell>
          <table:table-cell office:value-type="float" office:value="103" calcext:value-type="float">
            <text:p>103</text:p>
          </table:table-cell>
          <table:table-cell office:value-type="float" office:value="64" calcext:value-type="float">
            <text:p>64</text:p>
          </table:table-cell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office:value-type="float" office:value="87" calcext:value-type="float">
            <text:p>87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0539" calcext:value-type="float">
            <text:p>10539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12" calcext:value-type="float">
            <text:p>21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02" calcext:value-type="float">
            <text:p>102</text:p>
          </table:table-cell>
          <table:table-cell office:value-type="float" office:value="64" calcext:value-type="float">
            <text:p>64</text:p>
          </table:table-cell>
          <table:table-cell office:value-type="float" office:value="108" calcext:value-type="float">
            <text:p>108</text:p>
          </table:table-cell>
          <table:table-cell office:value-type="float" office:value="12.1" calcext:value-type="float">
            <text:p>12.1</text:p>
          </table:table-cell>
          <table:table-cell office:value-type="float" office:value="89" calcext:value-type="float">
            <text:p>89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0671" calcext:value-type="float">
            <text:p>10671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07" calcext:value-type="float">
            <text:p>207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141" calcext:value-type="float">
            <text:p>141</text:p>
          </table:table-cell>
          <table:table-cell office:value-type="float" office:value="17" calcext:value-type="float">
            <text:p>17</text:p>
          </table:table-cell>
          <table:table-cell office:value-type="float" office:value="102" calcext:value-type="float">
            <text:p>102</text:p>
          </table:table-cell>
          <table:table-cell office:value-type="float" office:value="64" calcext:value-type="float">
            <text:p>64</text:p>
          </table:table-cell>
          <table:table-cell office:value-type="float" office:value="105" calcext:value-type="float">
            <text:p>105</text:p>
          </table:table-cell>
          <table:table-cell office:value-type="float" office:value="11.6" calcext:value-type="float">
            <text:p>11.6</text:p>
          </table:table-cell>
          <table:table-cell office:value-type="float" office:value="94" calcext:value-type="float">
            <text:p>94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0804" calcext:value-type="float">
            <text:p>10804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12" calcext:value-type="float">
            <text:p>212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02" calcext:value-type="float">
            <text:p>202</text:p>
          </table:table-cell>
          <table:table-cell office:value-type="float" office:value="17" calcext:value-type="float">
            <text:p>17</text:p>
          </table:table-cell>
          <table:table-cell office:value-type="float" office:value="102" calcext:value-type="float">
            <text:p>102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11.8" calcext:value-type="float">
            <text:p>11.8</text:p>
          </table:table-cell>
          <table:table-cell office:value-type="float" office:value="97" calcext:value-type="float">
            <text:p>97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0937" calcext:value-type="float">
            <text:p>10937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14" calcext:value-type="float">
            <text:p>214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02" calcext:value-type="float">
            <text:p>102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11.9" calcext:value-type="float">
            <text:p>11.9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1070" calcext:value-type="float">
            <text:p>11070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11" calcext:value-type="float">
            <text:p>211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185" calcext:value-type="float">
            <text:p>185</text:p>
          </table:table-cell>
          <table:table-cell office:value-type="float" office:value="17" calcext:value-type="float">
            <text:p>17</text:p>
          </table:table-cell>
          <table:table-cell office:value-type="float" office:value="101" calcext:value-type="float">
            <text:p>101</text:p>
          </table:table-cell>
          <table:table-cell office:value-type="float" office:value="64" calcext:value-type="float">
            <text:p>64</text:p>
          </table:table-cell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office:value-type="float" office:value="104" calcext:value-type="float">
            <text:p>104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1202" calcext:value-type="float">
            <text:p>11202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10" calcext:value-type="float">
            <text:p>21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251" calcext:value-type="float">
            <text:p>251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11.8" calcext:value-type="float">
            <text:p>11.8</text:p>
          </table:table-cell>
          <table:table-cell office:value-type="float" office:value="106" calcext:value-type="float">
            <text:p>106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1335" calcext:value-type="float">
            <text:p>11335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12" calcext:value-type="float">
            <text:p>212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02" calcext:value-type="float">
            <text:p>102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11.9" calcext:value-type="float">
            <text:p>11.9</text:p>
          </table:table-cell>
          <table:table-cell office:value-type="float" office:value="109" calcext:value-type="float">
            <text:p>109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1468" calcext:value-type="float">
            <text:p>11468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10" calcext:value-type="float">
            <text:p>21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218" calcext:value-type="float">
            <text:p>218</text:p>
          </table:table-cell>
          <table:table-cell office:value-type="float" office:value="17" calcext:value-type="float">
            <text:p>17</text:p>
          </table:table-cell>
          <table:table-cell office:value-type="float" office:value="103" calcext:value-type="float">
            <text:p>103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11.7" calcext:value-type="float">
            <text:p>11.7</text:p>
          </table:table-cell>
          <table:table-cell office:value-type="float" office:value="111" calcext:value-type="float">
            <text:p>111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1601" calcext:value-type="float">
            <text:p>11601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14" calcext:value-type="float">
            <text:p>214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66" calcext:value-type="float">
            <text:p>66</text:p>
          </table:table-cell>
          <table:table-cell office:value-type="float" office:value="18" calcext:value-type="float">
            <text:p>18</text:p>
          </table:table-cell>
          <table:table-cell office:value-type="float" office:value="102" calcext:value-type="float">
            <text:p>102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11.9" calcext:value-type="float">
            <text:p>11.9</text:p>
          </table:table-cell>
          <table:table-cell office:value-type="float" office:value="116" calcext:value-type="float">
            <text:p>116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1734" calcext:value-type="float">
            <text:p>11734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13" calcext:value-type="float">
            <text:p>213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office:value-type="float" office:value="102" calcext:value-type="float">
            <text:p>102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11.7" calcext:value-type="float">
            <text:p>11.7</text:p>
          </table:table-cell>
          <table:table-cell office:value-type="float" office:value="119" calcext:value-type="float">
            <text:p>119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1867" calcext:value-type="float">
            <text:p>11867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12" calcext:value-type="float">
            <text:p>212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101" calcext:value-type="float">
            <text:p>101</text:p>
          </table:table-cell>
          <table:table-cell office:value-type="float" office:value="64" calcext:value-type="float">
            <text:p>64</text:p>
          </table:table-cell>
          <table:table-cell office:value-type="float" office:value="106" calcext:value-type="float">
            <text:p>106</text:p>
          </table:table-cell>
          <table:table-cell office:value-type="float" office:value="11.6" calcext:value-type="float">
            <text:p>11.6</text:p>
          </table:table-cell>
          <table:table-cell office:value-type="float" office:value="121" calcext:value-type="float">
            <text:p>121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13" calcext:value-type="float">
            <text:p>213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99" calcext:value-type="float">
            <text:p>99</text:p>
          </table:table-cell>
          <table:table-cell office:value-type="float" office:value="64" calcext:value-type="float">
            <text:p>64</text:p>
          </table:table-cell>
          <table:table-cell office:value-type="float" office:value="106" calcext:value-type="float">
            <text:p>106</text:p>
          </table:table-cell>
          <table:table-cell office:value-type="float" office:value="11.8" calcext:value-type="float">
            <text:p>11.8</text:p>
          </table:table-cell>
          <table:table-cell office:value-type="float" office:value="126" calcext:value-type="float">
            <text:p>126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2132" calcext:value-type="float">
            <text:p>12132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14" calcext:value-type="float">
            <text:p>214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106" calcext:value-type="float">
            <text:p>106</text:p>
          </table:table-cell>
          <table:table-cell office:value-type="float" office:value="11.6" calcext:value-type="float">
            <text:p>11.6</text:p>
          </table:table-cell>
          <table:table-cell office:value-type="float" office:value="129" calcext:value-type="float">
            <text:p>129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2264" calcext:value-type="float">
            <text:p>12264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15" calcext:value-type="float">
            <text:p>215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66" calcext:value-type="float">
            <text:p>66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106" calcext:value-type="float">
            <text:p>106</text:p>
          </table:table-cell>
          <table:table-cell office:value-type="float" office:value="11.5" calcext:value-type="float">
            <text:p>11.5</text:p>
          </table:table-cell>
          <table:table-cell office:value-type="float" office:value="131" calcext:value-type="float">
            <text:p>131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2396" calcext:value-type="float">
            <text:p>12396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15" calcext:value-type="float">
            <text:p>215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248" calcext:value-type="float">
            <text:p>248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11.6" calcext:value-type="float">
            <text:p>11.6</text:p>
          </table:table-cell>
          <table:table-cell office:value-type="float" office:value="136" calcext:value-type="float">
            <text:p>136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2528" calcext:value-type="float">
            <text:p>12528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14" calcext:value-type="float">
            <text:p>214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253" calcext:value-type="float">
            <text:p>253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11.7" calcext:value-type="float">
            <text:p>11.7</text:p>
          </table:table-cell>
          <table:table-cell office:value-type="float" office:value="139" calcext:value-type="float">
            <text:p>139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2661" calcext:value-type="float">
            <text:p>12661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15" calcext:value-type="float">
            <text:p>215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99" calcext:value-type="float">
            <text:p>99</text:p>
          </table:table-cell>
          <table:table-cell office:value-type="float" office:value="64" calcext:value-type="float">
            <text:p>64</text:p>
          </table:table-cell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office:value-type="float" office:value="141" calcext:value-type="float">
            <text:p>141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2794" calcext:value-type="float">
            <text:p>12794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17" calcext:value-type="float">
            <text:p>217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99" calcext:value-type="float">
            <text:p>99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11.7" calcext:value-type="float">
            <text:p>11.7</text:p>
          </table:table-cell>
          <table:table-cell office:value-type="float" office:value="146" calcext:value-type="float">
            <text:p>146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2926" calcext:value-type="float">
            <text:p>12926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18" calcext:value-type="float">
            <text:p>218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126" calcext:value-type="float">
            <text:p>126</text:p>
          </table:table-cell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11.7" calcext:value-type="float">
            <text:p>11.7</text:p>
          </table:table-cell>
          <table:table-cell office:value-type="float" office:value="149" calcext:value-type="float">
            <text:p>149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3059" calcext:value-type="float">
            <text:p>13059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19" calcext:value-type="float">
            <text:p>219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129" calcext:value-type="float">
            <text:p>129</text:p>
          </table:table-cell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11.6" calcext:value-type="float">
            <text:p>11.6</text:p>
          </table:table-cell>
          <table:table-cell office:value-type="float" office:value="151" calcext:value-type="float">
            <text:p>151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3192" calcext:value-type="float">
            <text:p>13192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18" calcext:value-type="float">
            <text:p>218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119" calcext:value-type="float">
            <text:p>119</text:p>
          </table:table-cell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11.6" calcext:value-type="float">
            <text:p>11.6</text:p>
          </table:table-cell>
          <table:table-cell office:value-type="float" office:value="156" calcext:value-type="float">
            <text:p>156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3325" calcext:value-type="float">
            <text:p>13325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18" calcext:value-type="float">
            <text:p>218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123" calcext:value-type="float">
            <text:p>123</text:p>
          </table:table-cell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11.6" calcext:value-type="float">
            <text:p>11.6</text:p>
          </table:table-cell>
          <table:table-cell office:value-type="float" office:value="159" calcext:value-type="float">
            <text:p>159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3458" calcext:value-type="float">
            <text:p>13458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19" calcext:value-type="float">
            <text:p>219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11.8" calcext:value-type="float">
            <text:p>11.8</text:p>
          </table:table-cell>
          <table:table-cell office:value-type="float" office:value="161" calcext:value-type="float">
            <text:p>16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3591" calcext:value-type="float">
            <text:p>13591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18" calcext:value-type="float">
            <text:p>218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134" calcext:value-type="float">
            <text:p>134</text:p>
          </table:table-cell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office:value-type="float" office:value="64" calcext:value-type="float">
            <text:p>64</text:p>
          </table:table-cell>
          <table:table-cell office:value-type="float" office:value="106" calcext:value-type="float">
            <text:p>106</text:p>
          </table:table-cell>
          <table:table-cell office:value-type="float" office:value="11.8" calcext:value-type="float">
            <text:p>11.8</text:p>
          </table:table-cell>
          <table:table-cell office:value-type="float" office:value="166" calcext:value-type="float">
            <text:p>166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3723" calcext:value-type="float">
            <text:p>13723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18" calcext:value-type="float">
            <text:p>218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124" calcext:value-type="float">
            <text:p>124</text:p>
          </table:table-cell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office:value-type="float" office:value="64" calcext:value-type="float">
            <text:p>64</text:p>
          </table:table-cell>
          <table:table-cell office:value-type="float" office:value="106" calcext:value-type="float">
            <text:p>106</text:p>
          </table:table-cell>
          <table:table-cell office:value-type="float" office:value="11.6" calcext:value-type="float">
            <text:p>11.6</text:p>
          </table:table-cell>
          <table:table-cell office:value-type="float" office:value="169" calcext:value-type="float">
            <text:p>169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3856" calcext:value-type="float">
            <text:p>13856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20" calcext:value-type="float">
            <text:p>22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222" calcext:value-type="float">
            <text:p>222</text:p>
          </table:table-cell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11.6" calcext:value-type="float">
            <text:p>11.6</text:p>
          </table:table-cell>
          <table:table-cell office:value-type="float" office:value="171" calcext:value-type="float">
            <text:p>17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3989" calcext:value-type="float">
            <text:p>13989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20" calcext:value-type="float">
            <text:p>22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11.7" calcext:value-type="float">
            <text:p>11.7</text:p>
          </table:table-cell>
          <table:table-cell office:value-type="float" office:value="176" calcext:value-type="float">
            <text:p>176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4121" calcext:value-type="float">
            <text:p>14121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19" calcext:value-type="float">
            <text:p>219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123" calcext:value-type="float">
            <text:p>123</text:p>
          </table:table-cell>
          <table:table-cell office:value-type="float" office:value="18" calcext:value-type="float">
            <text:p>18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11.6" calcext:value-type="float">
            <text:p>11.6</text:p>
          </table:table-cell>
          <table:table-cell office:value-type="float" office:value="179" calcext:value-type="float">
            <text:p>17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4253" calcext:value-type="float">
            <text:p>14253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18" calcext:value-type="float">
            <text:p>218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153" calcext:value-type="float">
            <text:p>153</text:p>
          </table:table-cell>
          <table:table-cell office:value-type="float" office:value="18" calcext:value-type="float">
            <text:p>18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106" calcext:value-type="float">
            <text:p>106</text:p>
          </table:table-cell>
          <table:table-cell office:value-type="float" office:value="11.6" calcext:value-type="float">
            <text:p>11.6</text:p>
          </table:table-cell>
          <table:table-cell office:value-type="float" office:value="181" calcext:value-type="float">
            <text:p>18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4386" calcext:value-type="float">
            <text:p>14386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19" calcext:value-type="float">
            <text:p>219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139" calcext:value-type="float">
            <text:p>139</text:p>
          </table:table-cell>
          <table:table-cell office:value-type="float" office:value="18" calcext:value-type="float">
            <text:p>18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106" calcext:value-type="float">
            <text:p>106</text:p>
          </table:table-cell>
          <table:table-cell office:value-type="float" office:value="11.8" calcext:value-type="float">
            <text:p>11.8</text:p>
          </table:table-cell>
          <table:table-cell office:value-type="float" office:value="186" calcext:value-type="float">
            <text:p>186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4518" calcext:value-type="float">
            <text:p>14518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20" calcext:value-type="float">
            <text:p>220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123" calcext:value-type="float">
            <text:p>123</text:p>
          </table:table-cell>
          <table:table-cell office:value-type="float" office:value="18" calcext:value-type="float">
            <text:p>18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11.7" calcext:value-type="float">
            <text:p>11.7</text:p>
          </table:table-cell>
          <table:table-cell office:value-type="float" office:value="189" calcext:value-type="float">
            <text:p>18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4651" calcext:value-type="float">
            <text:p>14651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20" calcext:value-type="float">
            <text:p>220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180" calcext:value-type="float">
            <text:p>180</text:p>
          </table:table-cell>
          <table:table-cell office:value-type="float" office:value="18" calcext:value-type="float">
            <text:p>18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106" calcext:value-type="float">
            <text:p>106</text:p>
          </table:table-cell>
          <table:table-cell office:value-type="float" office:value="11.5" calcext:value-type="float">
            <text:p>11.5</text:p>
          </table:table-cell>
          <table:table-cell office:value-type="float" office:value="191" calcext:value-type="float">
            <text:p>19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4784" calcext:value-type="float">
            <text:p>14784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20" calcext:value-type="float">
            <text:p>220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188" calcext:value-type="float">
            <text:p>188</text:p>
          </table:table-cell>
          <table:table-cell office:value-type="float" office:value="18" calcext:value-type="float">
            <text:p>18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11.6" calcext:value-type="float">
            <text:p>11.6</text:p>
          </table:table-cell>
          <table:table-cell office:value-type="float" office:value="196" calcext:value-type="float">
            <text:p>196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4916" calcext:value-type="float">
            <text:p>14916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22" calcext:value-type="float">
            <text:p>222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225" calcext:value-type="float">
            <text:p>225</text:p>
          </table:table-cell>
          <table:table-cell office:value-type="float" office:value="18" calcext:value-type="float">
            <text:p>18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11.6" calcext:value-type="float">
            <text:p>11.6</text:p>
          </table:table-cell>
          <table:table-cell office:value-type="float" office:value="198" calcext:value-type="float">
            <text:p>19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049" calcext:value-type="float">
            <text:p>15049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22" calcext:value-type="float">
            <text:p>222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227" calcext:value-type="float">
            <text:p>227</text:p>
          </table:table-cell>
          <table:table-cell office:value-type="float" office:value="18" calcext:value-type="float">
            <text:p>18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11.5" calcext:value-type="float">
            <text:p>11.5</text:p>
          </table:table-cell>
          <table:table-cell office:value-type="float" office:value="201" calcext:value-type="float">
            <text:p>20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181" calcext:value-type="float">
            <text:p>15181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23" calcext:value-type="float">
            <text:p>223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251" calcext:value-type="float">
            <text:p>251</text:p>
          </table:table-cell>
          <table:table-cell office:value-type="float" office:value="18" calcext:value-type="float">
            <text:p>18</text:p>
          </table:table-cell>
          <table:table-cell office:value-type="float" office:value="93" calcext:value-type="float">
            <text:p>93</text:p>
          </table:table-cell>
          <table:table-cell office:value-type="float" office:value="64" calcext:value-type="float">
            <text:p>64</text:p>
          </table:table-cell>
          <table:table-cell office:value-type="float" office:value="106" calcext:value-type="float">
            <text:p>106</text:p>
          </table:table-cell>
          <table:table-cell office:value-type="float" office:value="11.6" calcext:value-type="float">
            <text:p>11.6</text:p>
          </table:table-cell>
          <table:table-cell office:value-type="float" office:value="206" calcext:value-type="float">
            <text:p>206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313" calcext:value-type="float">
            <text:p>15313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23" calcext:value-type="float">
            <text:p>223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105" calcext:value-type="float">
            <text:p>105</text:p>
          </table:table-cell>
          <table:table-cell office:value-type="float" office:value="11.5" calcext:value-type="float">
            <text:p>11.5</text:p>
          </table:table-cell>
          <table:table-cell office:value-type="float" office:value="208" calcext:value-type="float">
            <text:p>208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446" calcext:value-type="float">
            <text:p>15446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25" calcext:value-type="float">
            <text:p>225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108" calcext:value-type="float">
            <text:p>108</text:p>
          </table:table-cell>
          <table:table-cell office:value-type="float" office:value="11.4" calcext:value-type="float">
            <text:p>11.4</text:p>
          </table:table-cell>
          <table:table-cell office:value-type="float" office:value="211" calcext:value-type="float">
            <text:p>21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579" calcext:value-type="float">
            <text:p>15579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106" calcext:value-type="float">
            <text:p>106</text:p>
          </table:table-cell>
          <table:table-cell office:value-type="float" office:value="11.7" calcext:value-type="float">
            <text:p>11.7</text:p>
          </table:table-cell>
          <table:table-cell office:value-type="float" office:value="216" calcext:value-type="float">
            <text:p>21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712" calcext:value-type="float">
            <text:p>15712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23" calcext:value-type="float">
            <text:p>223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93" calcext:value-type="float">
            <text:p>93</text:p>
          </table:table-cell>
          <table:table-cell office:value-type="float" office:value="64" calcext:value-type="float">
            <text:p>64</text:p>
          </table:table-cell>
          <table:table-cell office:value-type="float" office:value="106" calcext:value-type="float">
            <text:p>106</text:p>
          </table:table-cell>
          <table:table-cell office:value-type="float" office:value="11.5" calcext:value-type="float">
            <text:p>11.5</text:p>
          </table:table-cell>
          <table:table-cell office:value-type="float" office:value="218" calcext:value-type="float">
            <text:p>21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845" calcext:value-type="float">
            <text:p>15845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23" calcext:value-type="float">
            <text:p>223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44" calcext:value-type="float">
            <text:p>244</text:p>
          </table:table-cell>
          <table:table-cell office:value-type="float" office:value="18" calcext:value-type="float">
            <text:p>18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11.6" calcext:value-type="float">
            <text:p>11.6</text:p>
          </table:table-cell>
          <table:table-cell office:value-type="float" office:value="221" calcext:value-type="float">
            <text:p>22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977" calcext:value-type="float">
            <text:p>15977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25" calcext:value-type="float">
            <text:p>225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252" calcext:value-type="float">
            <text:p>252</text:p>
          </table:table-cell>
          <table:table-cell office:value-type="float" office:value="18" calcext:value-type="float">
            <text:p>18</text:p>
          </table:table-cell>
          <table:table-cell office:value-type="float" office:value="93" calcext:value-type="float">
            <text:p>93</text:p>
          </table:table-cell>
          <table:table-cell office:value-type="float" office:value="64" calcext:value-type="float">
            <text:p>64</text:p>
          </table:table-cell>
          <table:table-cell office:value-type="float" office:value="105" calcext:value-type="float">
            <text:p>105</text:p>
          </table:table-cell>
          <table:table-cell office:value-type="float" office:value="11.5" calcext:value-type="float">
            <text:p>11.5</text:p>
          </table:table-cell>
          <table:table-cell office:value-type="float" office:value="226" calcext:value-type="float">
            <text:p>22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6109" calcext:value-type="float">
            <text:p>16109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254" calcext:value-type="float">
            <text:p>254</text:p>
          </table:table-cell>
          <table:table-cell office:value-type="float" office:value="18" calcext:value-type="float">
            <text:p>18</text:p>
          </table:table-cell>
          <table:table-cell office:value-type="float" office:value="93" calcext:value-type="float">
            <text:p>93</text:p>
          </table:table-cell>
          <table:table-cell office:value-type="float" office:value="64" calcext:value-type="float">
            <text:p>64</text:p>
          </table:table-cell>
          <table:table-cell office:value-type="float" office:value="106" calcext:value-type="float">
            <text:p>106</text:p>
          </table:table-cell>
          <table:table-cell office:value-type="float" office:value="11.8" calcext:value-type="float">
            <text:p>11.8</text:p>
          </table:table-cell>
          <table:table-cell office:value-type="float" office:value="228" calcext:value-type="float">
            <text:p>22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6242" calcext:value-type="float">
            <text:p>16242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25" calcext:value-type="float">
            <text:p>225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255" calcext:value-type="float">
            <text:p>255</text:p>
          </table:table-cell>
          <table:table-cell office:value-type="float" office:value="18" calcext:value-type="float">
            <text:p>18</text:p>
          </table:table-cell>
          <table:table-cell office:value-type="float" office:value="93" calcext:value-type="float">
            <text:p>93</text:p>
          </table:table-cell>
          <table:table-cell office:value-type="float" office:value="64" calcext:value-type="float">
            <text:p>64</text:p>
          </table:table-cell>
          <table:table-cell office:value-type="float" office:value="106" calcext:value-type="float">
            <text:p>106</text:p>
          </table:table-cell>
          <table:table-cell office:value-type="float" office:value="11.5" calcext:value-type="float">
            <text:p>11.5</text:p>
          </table:table-cell>
          <table:table-cell office:value-type="float" office:value="231" calcext:value-type="float">
            <text:p>231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6375" calcext:value-type="float">
            <text:p>16375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25" calcext:value-type="float">
            <text:p>225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87" calcext:value-type="float">
            <text:p>87</text:p>
          </table:table-cell>
          <table:table-cell office:value-type="float" office:value="19" calcext:value-type="float">
            <text:p>19</text:p>
          </table:table-cell>
          <table:table-cell office:value-type="float" office:value="93" calcext:value-type="float">
            <text:p>93</text:p>
          </table:table-cell>
          <table:table-cell office:value-type="float" office:value="64" calcext:value-type="float">
            <text:p>64</text:p>
          </table:table-cell>
          <table:table-cell office:value-type="float" office:value="106" calcext:value-type="float">
            <text:p>106</text:p>
          </table:table-cell>
          <table:table-cell office:value-type="float" office:value="11.4" calcext:value-type="float">
            <text:p>11.4</text:p>
          </table:table-cell>
          <table:table-cell office:value-type="float" office:value="233" calcext:value-type="float">
            <text:p>233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6508" calcext:value-type="float">
            <text:p>16508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office:value-type="float" office:value="92" calcext:value-type="float">
            <text:p>92</text:p>
          </table:table-cell>
          <table:table-cell office:value-type="float" office:value="64" calcext:value-type="float">
            <text:p>64</text:p>
          </table:table-cell>
          <table:table-cell office:value-type="float" office:value="104" calcext:value-type="float">
            <text:p>104</text:p>
          </table:table-cell>
          <table:table-cell office:value-type="float" office:value="11.7" calcext:value-type="float">
            <text:p>11.7</text:p>
          </table:table-cell>
          <table:table-cell office:value-type="float" office:value="238" calcext:value-type="float">
            <text:p>238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6640" calcext:value-type="float">
            <text:p>16640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27" calcext:value-type="float">
            <text:p>227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104" calcext:value-type="float">
            <text:p>104</text:p>
          </table:table-cell>
          <table:table-cell office:value-type="float" office:value="19" calcext:value-type="float">
            <text:p>19</text:p>
          </table:table-cell>
          <table:table-cell office:value-type="float" office:value="91" calcext:value-type="float">
            <text:p>91</text:p>
          </table:table-cell>
          <table:table-cell office:value-type="float" office:value="64" calcext:value-type="float">
            <text:p>64</text:p>
          </table:table-cell>
          <table:table-cell office:value-type="float" office:value="104" calcext:value-type="float">
            <text:p>104</text:p>
          </table:table-cell>
          <table:table-cell office:value-type="float" office:value="11.6" calcext:value-type="float">
            <text:p>11.6</text:p>
          </table:table-cell>
          <table:table-cell office:value-type="float" office:value="241" calcext:value-type="float">
            <text:p>241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6773" calcext:value-type="float">
            <text:p>16773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24" calcext:value-type="float">
            <text:p>224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  <table:table-cell office:value-type="float" office:value="91" calcext:value-type="float">
            <text:p>91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11.7" calcext:value-type="float">
            <text:p>11.7</text:p>
          </table:table-cell>
          <table:table-cell office:value-type="float" office:value="243" calcext:value-type="float">
            <text:p>243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6905" calcext:value-type="float">
            <text:p>16905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25" calcext:value-type="float">
            <text:p>225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11.7" calcext:value-type="float">
            <text:p>11.7</text:p>
          </table:table-cell>
          <table:table-cell office:value-type="float" office:value="248" calcext:value-type="float">
            <text:p>248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7038" calcext:value-type="float">
            <text:p>17038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27" calcext:value-type="float">
            <text:p>227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91" calcext:value-type="float">
            <text:p>91</text:p>
          </table:table-cell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11.4" calcext:value-type="float">
            <text:p>11.4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7171" calcext:value-type="float">
            <text:p>17171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29" calcext:value-type="float">
            <text:p>229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162" calcext:value-type="float">
            <text:p>162</text:p>
          </table:table-cell>
          <table:table-cell office:value-type="float" office:value="19" calcext:value-type="float">
            <text:p>19</text:p>
          </table:table-cell>
          <table:table-cell office:value-type="float" office:value="89" calcext:value-type="float">
            <text:p>89</text:p>
          </table:table-cell>
          <table:table-cell office:value-type="float" office:value="64" calcext:value-type="float">
            <text:p>64</text:p>
          </table:table-cell>
          <table:table-cell office:value-type="float" office:value="108" calcext:value-type="float">
            <text:p>108</text:p>
          </table:table-cell>
          <table:table-cell office:value-type="float" office:value="12.2" calcext:value-type="float">
            <text:p>12.2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7304" calcext:value-type="float">
            <text:p>17304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27" calcext:value-type="float">
            <text:p>227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89" calcext:value-type="float">
            <text:p>89</text:p>
          </table:table-cell>
          <table:table-cell office:value-type="float" office:value="19" calcext:value-type="float">
            <text:p>19</text:p>
          </table:table-cell>
          <table:table-cell office:value-type="float" office:value="91" calcext:value-type="float">
            <text:p>91</text:p>
          </table:table-cell>
          <table:table-cell office:value-type="float" office:value="64" calcext:value-type="float">
            <text:p>64</text:p>
          </table:table-cell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7437" calcext:value-type="float">
            <text:p>17437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33" calcext:value-type="float">
            <text:p>233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91" calcext:value-type="float">
            <text:p>91</text:p>
          </table:table-cell>
          <table:table-cell office:value-type="float" office:value="64" calcext:value-type="float">
            <text:p>64</text:p>
          </table:table-cell>
          <table:table-cell office:value-type="float" office:value="104" calcext:value-type="float">
            <text:p>104</text:p>
          </table:table-cell>
          <table:table-cell office:value-type="float" office:value="11.4" calcext:value-type="float">
            <text:p>11.4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7569" calcext:value-type="float">
            <text:p>17569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29" calcext:value-type="float">
            <text:p>229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91" calcext:value-type="float">
            <text:p>91</text:p>
          </table:table-cell>
          <table:table-cell office:value-type="float" office:value="64" calcext:value-type="float">
            <text:p>64</text:p>
          </table:table-cell>
          <table:table-cell office:value-type="float" office:value="105" calcext:value-type="float">
            <text:p>105</text:p>
          </table:table-cell>
          <table:table-cell office:value-type="float" office:value="11.4" calcext:value-type="float">
            <text:p>11.4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7702" calcext:value-type="float">
            <text:p>17702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33" calcext:value-type="float">
            <text:p>233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128" calcext:value-type="float">
            <text:p>128</text:p>
          </table:table-cell>
          <table:table-cell office:value-type="float" office:value="19" calcext:value-type="float">
            <text:p>19</text:p>
          </table:table-cell>
          <table:table-cell office:value-type="float" office:value="91" calcext:value-type="float">
            <text:p>91</text:p>
          </table:table-cell>
          <table:table-cell office:value-type="float" office:value="64" calcext:value-type="float">
            <text:p>64</text:p>
          </table:table-cell>
          <table:table-cell office:value-type="float" office:value="104" calcext:value-type="float">
            <text:p>104</text:p>
          </table:table-cell>
          <table:table-cell office:value-type="float" office:value="11.6" calcext:value-type="float">
            <text:p>11.6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7835" calcext:value-type="float">
            <text:p>17835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32" calcext:value-type="float">
            <text:p>232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140" calcext:value-type="float">
            <text:p>140</text:p>
          </table:table-cell>
          <table:table-cell office:value-type="float" office:value="19" calcext:value-type="float">
            <text:p>19</text:p>
          </table:table-cell>
          <table:table-cell office:value-type="float" office:value="91" calcext:value-type="float">
            <text:p>91</text:p>
          </table:table-cell>
          <table:table-cell office:value-type="float" office:value="64" calcext:value-type="float">
            <text:p>64</text:p>
          </table:table-cell>
          <table:table-cell office:value-type="float" office:value="104" calcext:value-type="float">
            <text:p>104</text:p>
          </table:table-cell>
          <table:table-cell office:value-type="float" office:value="11.6" calcext:value-type="float">
            <text:p>11.6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7968" calcext:value-type="float">
            <text:p>17968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32" calcext:value-type="float">
            <text:p>232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154" calcext:value-type="float">
            <text:p>154</text:p>
          </table:table-cell>
          <table:table-cell office:value-type="float" office:value="19" calcext:value-type="float">
            <text:p>19</text:p>
          </table:table-cell>
          <table:table-cell office:value-type="float" office:value="92" calcext:value-type="float">
            <text:p>92</text:p>
          </table:table-cell>
          <table:table-cell office:value-type="float" office:value="64" calcext:value-type="float">
            <text:p>64</text:p>
          </table:table-cell>
          <table:table-cell office:value-type="float" office:value="108" calcext:value-type="float">
            <text:p>108</text:p>
          </table:table-cell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8101" calcext:value-type="float">
            <text:p>18101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34" calcext:value-type="float">
            <text:p>234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172" calcext:value-type="float">
            <text:p>172</text:p>
          </table:table-cell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float" office:value="64" calcext:value-type="float">
            <text:p>64</text:p>
          </table:table-cell>
          <table:table-cell office:value-type="float" office:value="106" calcext:value-type="float">
            <text:p>106</text:p>
          </table:table-cell>
          <table:table-cell office:value-type="float" office:value="11.5" calcext:value-type="float">
            <text:p>11.5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8233" calcext:value-type="float">
            <text:p>18233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33" calcext:value-type="float">
            <text:p>233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206" calcext:value-type="float">
            <text:p>206</text:p>
          </table:table-cell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float" office:value="64" calcext:value-type="float">
            <text:p>64</text:p>
          </table:table-cell>
          <table:table-cell office:value-type="float" office:value="106" calcext:value-type="float">
            <text:p>106</text:p>
          </table:table-cell>
          <table:table-cell office:value-type="float" office:value="11.9" calcext:value-type="float">
            <text:p>11.9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8366" calcext:value-type="float">
            <text:p>18366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34" calcext:value-type="float">
            <text:p>234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193" calcext:value-type="float">
            <text:p>193</text:p>
          </table:table-cell>
          <table:table-cell office:value-type="float" office:value="19" calcext:value-type="float">
            <text:p>19</text:p>
          </table:table-cell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11.9" calcext:value-type="float">
            <text:p>11.9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8499" calcext:value-type="float">
            <text:p>18499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68" calcext:value-type="float">
            <text:p>68</text:p>
          </table:table-cell>
          <table:table-cell office:value-type="float" office:value="19" calcext:value-type="float">
            <text:p>19</text:p>
          </table:table-cell>
          <table:table-cell office:value-type="float" office:value="89" calcext:value-type="float">
            <text:p>89</text:p>
          </table:table-cell>
          <table:table-cell office:value-type="float" office:value="64" calcext:value-type="float">
            <text:p>64</text:p>
          </table:table-cell>
          <table:table-cell office:value-type="float" office:value="108" calcext:value-type="float">
            <text:p>108</text:p>
          </table:table-cell>
          <table:table-cell office:value-type="float" office:value="11.4" calcext:value-type="float">
            <text:p>11.4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8632" calcext:value-type="float">
            <text:p>18632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30" calcext:value-type="float">
            <text:p>23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110" calcext:value-type="float">
            <text:p>110</text:p>
          </table:table-cell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11.6" calcext:value-type="float">
            <text:p>11.6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8764" calcext:value-type="float">
            <text:p>18764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33" calcext:value-type="float">
            <text:p>233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216" calcext:value-type="float">
            <text:p>216</text:p>
          </table:table-cell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float" office:value="64" calcext:value-type="float">
            <text:p>64</text:p>
          </table:table-cell>
          <table:table-cell office:value-type="float" office:value="105" calcext:value-type="float">
            <text:p>105</text:p>
          </table:table-cell>
          <table:table-cell office:value-type="float" office:value="11.7" calcext:value-type="float">
            <text:p>11.7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8897" calcext:value-type="float">
            <text:p>18897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04" calcext:value-type="float">
            <text:p>204</text:p>
          </table:table-cell>
          <table:table-cell office:value-type="float" office:value="19" calcext:value-type="float">
            <text:p>19</text:p>
          </table:table-cell>
          <table:table-cell office:value-type="float" office:value="89" calcext:value-type="float">
            <text:p>89</text:p>
          </table:table-cell>
          <table:table-cell office:value-type="float" office:value="64" calcext:value-type="float">
            <text:p>64</text:p>
          </table:table-cell>
          <table:table-cell office:value-type="float" office:value="106" calcext:value-type="float">
            <text:p>106</text:p>
          </table:table-cell>
          <table:table-cell office:value-type="float" office:value="11.9" calcext:value-type="float">
            <text:p>11.9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9030" calcext:value-type="float">
            <text:p>19030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27" calcext:value-type="float">
            <text:p>227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69" calcext:value-type="float">
            <text:p>69</text:p>
          </table:table-cell>
          <table:table-cell office:value-type="float" office:value="19" calcext:value-type="float">
            <text:p>19</text:p>
          </table:table-cell>
          <table:table-cell office:value-type="float" office:value="87" calcext:value-type="float">
            <text:p>87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11.4" calcext:value-type="float">
            <text:p>11.4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9162" calcext:value-type="float">
            <text:p>19162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33" calcext:value-type="float">
            <text:p>233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218" calcext:value-type="float">
            <text:p>218</text:p>
          </table:table-cell>
          <table:table-cell office:value-type="float" office:value="19" calcext:value-type="float">
            <text:p>19</text:p>
          </table:table-cell>
          <table:table-cell office:value-type="float" office:value="89" calcext:value-type="float">
            <text:p>89</text:p>
          </table:table-cell>
          <table:table-cell office:value-type="float" office:value="64" calcext:value-type="float">
            <text:p>64</text:p>
          </table:table-cell>
          <table:table-cell office:value-type="float" office:value="105" calcext:value-type="float">
            <text:p>105</text:p>
          </table:table-cell>
          <table:table-cell office:value-type="float" office:value="11.7" calcext:value-type="float">
            <text:p>11.7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9295" calcext:value-type="float">
            <text:p>19295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33" calcext:value-type="float">
            <text:p>233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214" calcext:value-type="float">
            <text:p>214</text:p>
          </table:table-cell>
          <table:table-cell office:value-type="float" office:value="19" calcext:value-type="float">
            <text:p>19</text:p>
          </table:table-cell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 office:value-type="float" office:value="106" calcext:value-type="float">
            <text:p>106</text:p>
          </table:table-cell>
          <table:table-cell office:value-type="float" office:value="11.8" calcext:value-type="float">
            <text:p>11.8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9428" calcext:value-type="float">
            <text:p>19428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35" calcext:value-type="float">
            <text:p>235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219" calcext:value-type="float">
            <text:p>219</text:p>
          </table:table-cell>
          <table:table-cell office:value-type="float" office:value="19" calcext:value-type="float">
            <text:p>19</text:p>
          </table:table-cell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 office:value-type="float" office:value="108" calcext:value-type="float">
            <text:p>108</text:p>
          </table:table-cell>
          <table:table-cell office:value-type="float" office:value="11.9" calcext:value-type="float">
            <text:p>11.9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9560" calcext:value-type="float">
            <text:p>19560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36" calcext:value-type="float">
            <text:p>236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87" calcext:value-type="float">
            <text:p>87</text:p>
          </table:table-cell>
          <table:table-cell office:value-type="float" office:value="64" calcext:value-type="float">
            <text:p>64</text:p>
          </table:table-cell>
          <table:table-cell office:value-type="float" office:value="108" calcext:value-type="float">
            <text:p>108</text:p>
          </table:table-cell>
          <table:table-cell office:value-type="float" office:value="11.6" calcext:value-type="float">
            <text:p>11.6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9693" calcext:value-type="float">
            <text:p>19693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31" calcext:value-type="float">
            <text:p>231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220" calcext:value-type="float">
            <text:p>220</text:p>
          </table:table-cell>
          <table:table-cell office:value-type="float" office:value="19" calcext:value-type="float">
            <text:p>19</text:p>
          </table:table-cell>
          <table:table-cell office:value-type="float" office:value="87" calcext:value-type="float">
            <text:p>87</text:p>
          </table:table-cell>
          <table:table-cell office:value-type="float" office:value="64" calcext:value-type="float">
            <text:p>64</text:p>
          </table:table-cell>
          <table:table-cell office:value-type="float" office:value="106" calcext:value-type="float">
            <text:p>106</text:p>
          </table:table-cell>
          <table:table-cell office:value-type="float" office:value="11.9" calcext:value-type="float">
            <text:p>11.9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9826" calcext:value-type="float">
            <text:p>19826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32" calcext:value-type="float">
            <text:p>232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36" calcext:value-type="float">
            <text:p>236</text:p>
          </table:table-cell>
          <table:table-cell office:value-type="float" office:value="19" calcext:value-type="float">
            <text:p>19</text:p>
          </table:table-cell>
          <table:table-cell office:value-type="float" office:value="87" calcext:value-type="float">
            <text:p>87</text:p>
          </table:table-cell>
          <table:table-cell office:value-type="float" office:value="64" calcext:value-type="float">
            <text:p>64</text:p>
          </table:table-cell>
          <table:table-cell office:value-type="float" office:value="105" calcext:value-type="float">
            <text:p>105</text:p>
          </table:table-cell>
          <table:table-cell office:value-type="float" office:value="11.5" calcext:value-type="float">
            <text:p>11.5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9959" calcext:value-type="float">
            <text:p>19959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34" calcext:value-type="float">
            <text:p>234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" calcext:value-type="float">
            <text:p>87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11.5" calcext:value-type="float">
            <text:p>11.5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0091" calcext:value-type="float">
            <text:p>20091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34" calcext:value-type="float">
            <text:p>234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255" calcext:value-type="float">
            <text:p>255</text:p>
          </table:table-cell>
          <table:table-cell office:value-type="float" office:value="19" calcext:value-type="float">
            <text:p>19</text:p>
          </table:table-cell>
          <table:table-cell office:value-type="float" office:value="87" calcext:value-type="float">
            <text:p>87</text:p>
          </table:table-cell>
          <table:table-cell office:value-type="float" office:value="64" calcext:value-type="float">
            <text:p>64</text:p>
          </table:table-cell>
          <table:table-cell office:value-type="float" office:value="108" calcext:value-type="float">
            <text:p>108</text:p>
          </table:table-cell>
          <table:table-cell office:value-type="float" office:value="11.6" calcext:value-type="float">
            <text:p>11.6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0224" calcext:value-type="float">
            <text:p>20224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30" calcext:value-type="float">
            <text:p>230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109" calcext:value-type="float">
            <text:p>109</text:p>
          </table:table-cell>
          <table:table-cell office:value-type="float" office:value="19" calcext:value-type="float">
            <text:p>19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108" calcext:value-type="float">
            <text:p>108</text:p>
          </table:table-cell>
          <table:table-cell office:value-type="float" office:value="11.8" calcext:value-type="float">
            <text:p>11.8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0357" calcext:value-type="float">
            <text:p>20357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35" calcext:value-type="float">
            <text:p>235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180" calcext:value-type="float">
            <text:p>180</text:p>
          </table:table-cell>
          <table:table-cell office:value-type="float" office:value="19" calcext:value-type="float">
            <text:p>19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108" calcext:value-type="float">
            <text:p>108</text:p>
          </table:table-cell>
          <table:table-cell office:value-type="float" office:value="11.7" calcext:value-type="float">
            <text:p>11.7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0490" calcext:value-type="float">
            <text:p>20490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35" calcext:value-type="float">
            <text:p>235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242" calcext:value-type="float">
            <text:p>242</text:p>
          </table:table-cell>
          <table:table-cell office:value-type="float" office:value="19" calcext:value-type="float">
            <text:p>19</text:p>
          </table:table-cell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11.5" calcext:value-type="float">
            <text:p>11.5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0622" calcext:value-type="float">
            <text:p>20622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33" calcext:value-type="float">
            <text:p>233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204" calcext:value-type="float">
            <text:p>204</text:p>
          </table:table-cell>
          <table:table-cell office:value-type="float" office:value="19" calcext:value-type="float">
            <text:p>19</text:p>
          </table:table-cell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 office:value-type="float" office:value="105" calcext:value-type="float">
            <text:p>105</text:p>
          </table:table-cell>
          <table:table-cell office:value-type="float" office:value="11.6" calcext:value-type="float">
            <text:p>11.6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0755" calcext:value-type="float">
            <text:p>20755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36" calcext:value-type="float">
            <text:p>236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200" calcext:value-type="float">
            <text:p>200</text:p>
          </table:table-cell>
          <table:table-cell office:value-type="float" office:value="19" calcext:value-type="float">
            <text:p>19</text:p>
          </table:table-cell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11.5" calcext:value-type="float">
            <text:p>11.5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0888" calcext:value-type="float">
            <text:p>20888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35" calcext:value-type="float">
            <text:p>235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216" calcext:value-type="float">
            <text:p>216</text:p>
          </table:table-cell>
          <table:table-cell office:value-type="float" office:value="19" calcext:value-type="float">
            <text:p>19</text:p>
          </table:table-cell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 office:value-type="float" office:value="108" calcext:value-type="float">
            <text:p>108</text:p>
          </table:table-cell>
          <table:table-cell office:value-type="float" office:value="11.5" calcext:value-type="float">
            <text:p>11.5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1021" calcext:value-type="float">
            <text:p>21021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33" calcext:value-type="float">
            <text:p>233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138" calcext:value-type="float">
            <text:p>138</text:p>
          </table:table-cell>
          <table:table-cell office:value-type="float" office:value="19" calcext:value-type="float">
            <text:p>19</text:p>
          </table:table-cell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11.6" calcext:value-type="float">
            <text:p>11.6</text:p>
          </table:table-cell>
          <table:table-cell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1154" calcext:value-type="float">
            <text:p>21154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32" calcext:value-type="float">
            <text:p>232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145" calcext:value-type="float">
            <text:p>145</text:p>
          </table:table-cell>
          <table:table-cell office:value-type="float" office:value="19" calcext:value-type="float">
            <text:p>19</text:p>
          </table:table-cell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 office:value-type="float" office:value="108" calcext:value-type="float">
            <text:p>108</text:p>
          </table:table-cell>
          <table:table-cell office:value-type="float" office:value="11.7" calcext:value-type="float">
            <text:p>11.7</text:p>
          </table:table-cell>
          <table:table-cell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1287" calcext:value-type="float">
            <text:p>21287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26" calcext:value-type="float">
            <text:p>226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59" calcext:value-type="float">
            <text:p>59</text:p>
          </table:table-cell>
          <table:table-cell office:value-type="float" office:value="19" calcext:value-type="float">
            <text:p>19</text:p>
          </table:table-cell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 office:value-type="float" office:value="105" calcext:value-type="float">
            <text:p>105</text:p>
          </table:table-cell>
          <table:table-cell office:value-type="float" office:value="11.5" calcext:value-type="float">
            <text:p>11.5</text:p>
          </table:table-cell>
          <table:table-cell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1420" calcext:value-type="float">
            <text:p>21420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27" calcext:value-type="float">
            <text:p>227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102" calcext:value-type="float">
            <text:p>102</text:p>
          </table:table-cell>
          <table:table-cell office:value-type="float" office:value="19" calcext:value-type="float">
            <text:p>19</text:p>
          </table:table-cell>
          <table:table-cell office:value-type="float" office:value="89" calcext:value-type="float">
            <text:p>89</text:p>
          </table:table-cell>
          <table:table-cell office:value-type="float" office:value="64" calcext:value-type="float">
            <text:p>64</text:p>
          </table:table-cell>
          <table:table-cell office:value-type="float" office:value="105" calcext:value-type="float">
            <text:p>105</text:p>
          </table:table-cell>
          <table:table-cell office:value-type="float" office:value="11.4" calcext:value-type="float">
            <text:p>11.4</text:p>
          </table:table-cell>
          <table:table-cell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1553" calcext:value-type="float">
            <text:p>21553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26" calcext:value-type="float">
            <text:p>226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3" calcext:value-type="float">
            <text:p>253</text:p>
          </table:table-cell>
          <table:table-cell office:value-type="float" office:value="18" calcext:value-type="float">
            <text:p>18</text:p>
          </table:table-cell>
          <table:table-cell office:value-type="float" office:value="89" calcext:value-type="float">
            <text:p>89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11.4" calcext:value-type="float">
            <text:p>11.4</text:p>
          </table:table-cell>
          <table:table-cell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1686" calcext:value-type="float">
            <text:p>21686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28" calcext:value-type="float">
            <text:p>228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67" calcext:value-type="float">
            <text:p>67</text:p>
          </table:table-cell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float" office:value="64" calcext:value-type="float">
            <text:p>64</text:p>
          </table:table-cell>
          <table:table-cell office:value-type="float" office:value="103" calcext:value-type="float">
            <text:p>103</text:p>
          </table:table-cell>
          <table:table-cell office:value-type="float" office:value="11.5" calcext:value-type="float">
            <text:p>11.5</text:p>
          </table:table-cell>
          <table:table-cell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1819" calcext:value-type="float">
            <text:p>21819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office:value-type="float" office:value="89" calcext:value-type="float">
            <text:p>89</text:p>
          </table:table-cell>
          <table:table-cell office:value-type="float" office:value="64" calcext:value-type="float">
            <text:p>64</text:p>
          </table:table-cell>
          <table:table-cell office:value-type="float" office:value="105" calcext:value-type="float">
            <text:p>105</text:p>
          </table:table-cell>
          <table:table-cell office:value-type="float" office:value="11.7" calcext:value-type="float">
            <text:p>11.7</text:p>
          </table:table-cell>
          <table:table-cell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1952" calcext:value-type="float">
            <text:p>21952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27" calcext:value-type="float">
            <text:p>227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99" calcext:value-type="float">
            <text:p>99</text:p>
          </table:table-cell>
          <table:table-cell office:value-type="float" office:value="19" calcext:value-type="float">
            <text:p>19</text:p>
          </table:table-cell>
          <table:table-cell office:value-type="float" office:value="89" calcext:value-type="float">
            <text:p>89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11.4" calcext:value-type="float">
            <text:p>11.4</text:p>
          </table:table-cell>
          <table:table-cell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2085" calcext:value-type="float">
            <text:p>22085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26" calcext:value-type="float">
            <text:p>226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126" calcext:value-type="float">
            <text:p>126</text:p>
          </table:table-cell>
          <table:table-cell office:value-type="float" office:value="19" calcext:value-type="float">
            <text:p>19</text:p>
          </table:table-cell>
          <table:table-cell office:value-type="float" office:value="89" calcext:value-type="float">
            <text:p>89</text:p>
          </table:table-cell>
          <table:table-cell office:value-type="float" office:value="64" calcext:value-type="float">
            <text:p>64</text:p>
          </table:table-cell>
          <table:table-cell office:value-type="float" office:value="108" calcext:value-type="float">
            <text:p>108</text:p>
          </table:table-cell>
          <table:table-cell office:value-type="float" office:value="11.8" calcext:value-type="float">
            <text:p>11.8</text:p>
          </table:table-cell>
          <table:table-cell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2218" calcext:value-type="float">
            <text:p>22218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29" calcext:value-type="float">
            <text:p>229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109" calcext:value-type="float">
            <text:p>109</text:p>
          </table:table-cell>
          <table:table-cell office:value-type="float" office:value="19" calcext:value-type="float">
            <text:p>19</text:p>
          </table:table-cell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 office:value-type="float" office:value="106" calcext:value-type="float">
            <text:p>106</text:p>
          </table:table-cell>
          <table:table-cell office:value-type="float" office:value="11.4" calcext:value-type="float">
            <text:p>11.4</text:p>
          </table:table-cell>
          <table:table-cell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2351" calcext:value-type="float">
            <text:p>22351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31" calcext:value-type="float">
            <text:p>231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69" calcext:value-type="float">
            <text:p>69</text:p>
          </table:table-cell>
          <table:table-cell office:value-type="float" office:value="19" calcext:value-type="float">
            <text:p>19</text:p>
          </table:table-cell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11.8" calcext:value-type="float">
            <text:p>11.8</text:p>
          </table:table-cell>
          <table:table-cell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2484" calcext:value-type="float">
            <text:p>22484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31" calcext:value-type="float">
            <text:p>231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7" calcext:value-type="float">
            <text:p>10.7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119" calcext:value-type="float">
            <text:p>119</text:p>
          </table:table-cell>
          <table:table-cell office:value-type="float" office:value="19" calcext:value-type="float">
            <text:p>19</text:p>
          </table:table-cell>
          <table:table-cell office:value-type="float" office:value="87" calcext:value-type="float">
            <text:p>87</text:p>
          </table:table-cell>
          <table:table-cell office:value-type="float" office:value="64" calcext:value-type="float">
            <text:p>64</text:p>
          </table:table-cell>
          <table:table-cell office:value-type="float" office:value="103" calcext:value-type="float">
            <text:p>103</text:p>
          </table:table-cell>
          <table:table-cell office:value-type="float" office:value="11.3" calcext:value-type="float">
            <text:p>11.3</text:p>
          </table:table-cell>
          <table:table-cell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2616" calcext:value-type="float">
            <text:p>22616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27" calcext:value-type="float">
            <text:p>227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99" calcext:value-type="float">
            <text:p>99</text:p>
          </table:table-cell>
          <table:table-cell office:value-type="float" office:value="19" calcext:value-type="float">
            <text:p>19</text:p>
          </table:table-cell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 office:value-type="float" office:value="104" calcext:value-type="float">
            <text:p>104</text:p>
          </table:table-cell>
          <table:table-cell office:value-type="float" office:value="11.5" calcext:value-type="float">
            <text:p>11.5</text:p>
          </table:table-cell>
          <table:table-cell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2749" calcext:value-type="float">
            <text:p>22749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33" calcext:value-type="float">
            <text:p>233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131" calcext:value-type="float">
            <text:p>131</text:p>
          </table:table-cell>
          <table:table-cell office:value-type="float" office:value="19" calcext:value-type="float">
            <text:p>19</text:p>
          </table:table-cell>
          <table:table-cell office:value-type="float" office:value="89" calcext:value-type="float">
            <text:p>89</text:p>
          </table:table-cell>
          <table:table-cell office:value-type="float" office:value="64" calcext:value-type="float">
            <text:p>64</text:p>
          </table:table-cell>
          <table:table-cell office:value-type="float" office:value="103" calcext:value-type="float">
            <text:p>103</text:p>
          </table:table-cell>
          <table:table-cell office:value-type="float" office:value="11.3" calcext:value-type="float">
            <text:p>11.3</text:p>
          </table:table-cell>
          <table:table-cell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2882" calcext:value-type="float">
            <text:p>22882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28" calcext:value-type="float">
            <text:p>228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128" calcext:value-type="float">
            <text:p>128</text:p>
          </table:table-cell>
          <table:table-cell office:value-type="float" office:value="19" calcext:value-type="float">
            <text:p>19</text:p>
          </table:table-cell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 office:value-type="float" office:value="104" calcext:value-type="float">
            <text:p>104</text:p>
          </table:table-cell>
          <table:table-cell office:value-type="float" office:value="11.4" calcext:value-type="float">
            <text:p>11.4</text:p>
          </table:table-cell>
          <table:table-cell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3015" calcext:value-type="float">
            <text:p>23015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32" calcext:value-type="float">
            <text:p>232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182" calcext:value-type="float">
            <text:p>182</text:p>
          </table:table-cell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float" office:value="64" calcext:value-type="float">
            <text:p>64</text:p>
          </table:table-cell>
          <table:table-cell office:value-type="float" office:value="103" calcext:value-type="float">
            <text:p>103</text:p>
          </table:table-cell>
          <table:table-cell office:value-type="float" office:value="11.5" calcext:value-type="float">
            <text:p>11.5</text:p>
          </table:table-cell>
          <table:table-cell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3148" calcext:value-type="float">
            <text:p>23148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33" calcext:value-type="float">
            <text:p>233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102" calcext:value-type="float">
            <text:p>102</text:p>
          </table:table-cell>
          <table:table-cell office:value-type="float" office:value="19" calcext:value-type="float">
            <text:p>19</text:p>
          </table:table-cell>
          <table:table-cell office:value-type="float" office:value="89" calcext:value-type="float">
            <text:p>89</text:p>
          </table:table-cell>
          <table:table-cell office:value-type="float" office:value="64" calcext:value-type="float">
            <text:p>64</text:p>
          </table:table-cell>
          <table:table-cell office:value-type="float" office:value="105" calcext:value-type="float">
            <text:p>105</text:p>
          </table:table-cell>
          <table:table-cell office:value-type="float" office:value="11.5" calcext:value-type="float">
            <text:p>11.5</text:p>
          </table:table-cell>
          <table:table-cell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3281" calcext:value-type="float">
            <text:p>23281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7" calcext:value-type="float">
            <text:p>217</text:p>
          </table:table-cell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float" office:value="64" calcext:value-type="float">
            <text:p>64</text:p>
          </table:table-cell>
          <table:table-cell office:value-type="float" office:value="106" calcext:value-type="float">
            <text:p>106</text:p>
          </table:table-cell>
          <table:table-cell office:value-type="float" office:value="11.9" calcext:value-type="float">
            <text:p>11.9</text:p>
          </table:table-cell>
          <table:table-cell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3414" calcext:value-type="float">
            <text:p>23414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130" calcext:value-type="float">
            <text:p>130</text:p>
          </table:table-cell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float" office:value="64" calcext:value-type="float">
            <text:p>64</text:p>
          </table:table-cell>
          <table:table-cell office:value-type="float" office:value="108" calcext:value-type="float">
            <text:p>108</text:p>
          </table:table-cell>
          <table:table-cell office:value-type="float" office:value="11.7" calcext:value-type="float">
            <text:p>11.7</text:p>
          </table:table-cell>
          <table:table-cell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3547" calcext:value-type="float">
            <text:p>23547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32" calcext:value-type="float">
            <text:p>232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4" calcext:value-type="float">
            <text:p>214</text:p>
          </table:table-cell>
          <table:table-cell office:value-type="float" office:value="19" calcext:value-type="float">
            <text:p>19</text:p>
          </table:table-cell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 office:value-type="float" office:value="105" calcext:value-type="float">
            <text:p>105</text:p>
          </table:table-cell>
          <table:table-cell office:value-type="float" office:value="11.9" calcext:value-type="float">
            <text:p>11.9</text:p>
          </table:table-cell>
          <table:table-cell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3679" calcext:value-type="float">
            <text:p>23679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157" calcext:value-type="float">
            <text:p>157</text:p>
          </table:table-cell>
          <table:table-cell office:value-type="float" office:value="19" calcext:value-type="float">
            <text:p>19</text:p>
          </table:table-cell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 office:value-type="float" office:value="108" calcext:value-type="float">
            <text:p>108</text:p>
          </table:table-cell>
          <table:table-cell office:value-type="float" office:value="11.9" calcext:value-type="float">
            <text:p>11.9</text:p>
          </table:table-cell>
          <table:table-cell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3812" calcext:value-type="float">
            <text:p>23812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130" calcext:value-type="float">
            <text:p>130</text:p>
          </table:table-cell>
          <table:table-cell office:value-type="float" office:value="19" calcext:value-type="float">
            <text:p>19</text:p>
          </table:table-cell>
          <table:table-cell office:value-type="float" office:value="89" calcext:value-type="float">
            <text:p>89</text:p>
          </table:table-cell>
          <table:table-cell office:value-type="float" office:value="64" calcext:value-type="float">
            <text:p>64</text:p>
          </table:table-cell>
          <table:table-cell office:value-type="float" office:value="104" calcext:value-type="float">
            <text:p>104</text:p>
          </table:table-cell>
          <table:table-cell office:value-type="float" office:value="11.1" calcext:value-type="float">
            <text:p>11.1</text:p>
          </table:table-cell>
          <table:table-cell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3945" calcext:value-type="float">
            <text:p>23945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32" calcext:value-type="float">
            <text:p>232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188" calcext:value-type="float">
            <text:p>188</text:p>
          </table:table-cell>
          <table:table-cell office:value-type="float" office:value="19" calcext:value-type="float">
            <text:p>19</text:p>
          </table:table-cell>
          <table:table-cell office:value-type="float" office:value="87" calcext:value-type="float">
            <text:p>87</text:p>
          </table:table-cell>
          <table:table-cell office:value-type="float" office:value="64" calcext:value-type="float">
            <text:p>64</text:p>
          </table:table-cell>
          <table:table-cell office:value-type="float" office:value="106" calcext:value-type="float">
            <text:p>106</text:p>
          </table:table-cell>
          <table:table-cell office:value-type="float" office:value="11.4" calcext:value-type="float">
            <text:p>11.4</text:p>
          </table:table-cell>
          <table:table-cell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4078" calcext:value-type="float">
            <text:p>24078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36" calcext:value-type="float">
            <text:p>236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87" calcext:value-type="float">
            <text:p>87</text:p>
          </table:table-cell>
          <table:table-cell office:value-type="float" office:value="64" calcext:value-type="float">
            <text:p>64</text:p>
          </table:table-cell>
          <table:table-cell office:value-type="float" office:value="108" calcext:value-type="float">
            <text:p>108</text:p>
          </table:table-cell>
          <table:table-cell office:value-type="float" office:value="11.4" calcext:value-type="float">
            <text:p>11.4</text:p>
          </table:table-cell>
          <table:table-cell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4211" calcext:value-type="float">
            <text:p>24211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30" calcext:value-type="float">
            <text:p>230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float" office:value="87" calcext:value-type="float">
            <text:p>87</text:p>
          </table:table-cell>
          <table:table-cell office:value-type="float" office:value="64" calcext:value-type="float">
            <text:p>64</text:p>
          </table:table-cell>
          <table:table-cell office:value-type="float" office:value="103" calcext:value-type="float">
            <text:p>103</text:p>
          </table:table-cell>
          <table:table-cell office:value-type="float" office:value="11.1" calcext:value-type="float">
            <text:p>11.1</text:p>
          </table:table-cell>
          <table:table-cell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4344" calcext:value-type="float">
            <text:p>24344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35" calcext:value-type="float">
            <text:p>235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69" calcext:value-type="float">
            <text:p>69</text:p>
          </table:table-cell>
          <table:table-cell office:value-type="float" office:value="19" calcext:value-type="float">
            <text:p>19</text:p>
          </table:table-cell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 office:value-type="float" office:value="103" calcext:value-type="float">
            <text:p>103</text:p>
          </table:table-cell>
          <table:table-cell office:value-type="float" office:value="11.3" calcext:value-type="float">
            <text:p>11.3</text:p>
          </table:table-cell>
          <table:table-cell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4477" calcext:value-type="float">
            <text:p>24477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27" calcext:value-type="float">
            <text:p>227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87" calcext:value-type="float">
            <text:p>87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11.9" calcext:value-type="float">
            <text:p>11.9</text:p>
          </table:table-cell>
          <table:table-cell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4609" calcext:value-type="float">
            <text:p>24609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109" calcext:value-type="float">
            <text:p>109</text:p>
          </table:table-cell>
          <table:table-cell office:value-type="float" office:value="19" calcext:value-type="float">
            <text:p>19</text:p>
          </table:table-cell>
          <table:table-cell office:value-type="float" office:value="89" calcext:value-type="float">
            <text:p>89</text:p>
          </table:table-cell>
          <table:table-cell office:value-type="float" office:value="64" calcext:value-type="float">
            <text:p>64</text:p>
          </table:table-cell>
          <table:table-cell office:value-type="float" office:value="105" calcext:value-type="float">
            <text:p>105</text:p>
          </table:table-cell>
          <table:table-cell office:value-type="float" office:value="11.2" calcext:value-type="float">
            <text:p>11.2</text:p>
          </table:table-cell>
          <table:table-cell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4742" calcext:value-type="float">
            <text:p>24742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33" calcext:value-type="float">
            <text:p>233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19" calcext:value-type="float">
            <text:p>19</text:p>
          </table:table-cell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 office:value-type="float" office:value="106" calcext:value-type="float">
            <text:p>106</text:p>
          </table:table-cell>
          <table:table-cell office:value-type="float" office:value="11.4" calcext:value-type="float">
            <text:p>11.4</text:p>
          </table:table-cell>
          <table:table-cell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4874" calcext:value-type="float">
            <text:p>24874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32" calcext:value-type="float">
            <text:p>232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165" calcext:value-type="float">
            <text:p>165</text:p>
          </table:table-cell>
          <table:table-cell office:value-type="float" office:value="19" calcext:value-type="float">
            <text:p>19</text:p>
          </table:table-cell>
          <table:table-cell office:value-type="float" office:value="87" calcext:value-type="float">
            <text:p>87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11.6" calcext:value-type="float">
            <text:p>11.6</text:p>
          </table:table-cell>
          <table:table-cell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5007" calcext:value-type="float">
            <text:p>25007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30" calcext:value-type="float">
            <text:p>230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118" calcext:value-type="float">
            <text:p>118</text:p>
          </table:table-cell>
          <table:table-cell office:value-type="float" office:value="19" calcext:value-type="float">
            <text:p>19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103" calcext:value-type="float">
            <text:p>103</text:p>
          </table:table-cell>
          <table:table-cell office:value-type="float" office:value="11.1" calcext:value-type="float">
            <text:p>11.1</text:p>
          </table:table-cell>
          <table:table-cell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5140" calcext:value-type="float">
            <text:p>25140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35" calcext:value-type="float">
            <text:p>235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190" calcext:value-type="float">
            <text:p>190</text:p>
          </table:table-cell>
          <table:table-cell office:value-type="float" office:value="19" calcext:value-type="float">
            <text:p>19</text:p>
          </table:table-cell>
          <table:table-cell office:value-type="float" office:value="87" calcext:value-type="float">
            <text:p>87</text:p>
          </table:table-cell>
          <table:table-cell office:value-type="float" office:value="64" calcext:value-type="float">
            <text:p>64</text:p>
          </table:table-cell>
          <table:table-cell office:value-type="float" office:value="108" calcext:value-type="float">
            <text:p>108</text:p>
          </table:table-cell>
          <table:table-cell office:value-type="float" office:value="11.6" calcext:value-type="float">
            <text:p>11.6</text:p>
          </table:table-cell>
          <table:table-cell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5272" calcext:value-type="float">
            <text:p>25272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31" calcext:value-type="float">
            <text:p>231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22" calcext:value-type="float">
            <text:p>222</text:p>
          </table:table-cell>
          <table:table-cell office:value-type="float" office:value="19" calcext:value-type="float">
            <text:p>19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11.7" calcext:value-type="float">
            <text:p>11.7</text:p>
          </table:table-cell>
          <table:table-cell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5405" calcext:value-type="float">
            <text:p>25405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37" calcext:value-type="float">
            <text:p>237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106" calcext:value-type="float">
            <text:p>106</text:p>
          </table:table-cell>
          <table:table-cell office:value-type="float" office:value="11.1" calcext:value-type="float">
            <text:p>11.1</text:p>
          </table:table-cell>
          <table:table-cell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5538" calcext:value-type="float">
            <text:p>25538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39" calcext:value-type="float">
            <text:p>239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11.2" calcext:value-type="float">
            <text:p>11.2</text:p>
          </table:table-cell>
          <table:table-cell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5671" calcext:value-type="float">
            <text:p>25671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34" calcext:value-type="float">
            <text:p>23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224" calcext:value-type="float">
            <text:p>224</text:p>
          </table:table-cell>
          <table:table-cell office:value-type="float" office:value="19" calcext:value-type="float">
            <text:p>19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11.1" calcext:value-type="float">
            <text:p>11.1</text:p>
          </table:table-cell>
          <table:table-cell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5804" calcext:value-type="float">
            <text:p>25804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33" calcext:value-type="float">
            <text:p>233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103" calcext:value-type="float">
            <text:p>103</text:p>
          </table:table-cell>
          <table:table-cell office:value-type="float" office:value="11.2" calcext:value-type="float">
            <text:p>11.2</text:p>
          </table:table-cell>
          <table:table-cell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5936" calcext:value-type="float">
            <text:p>25936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34" calcext:value-type="float">
            <text:p>234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203" calcext:value-type="float">
            <text:p>203</text:p>
          </table:table-cell>
          <table:table-cell office:value-type="float" office:value="19" calcext:value-type="float">
            <text:p>19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106" calcext:value-type="float">
            <text:p>106</text:p>
          </table:table-cell>
          <table:table-cell office:value-type="float" office:value="11.4" calcext:value-type="float">
            <text:p>11.4</text:p>
          </table:table-cell>
          <table:table-cell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6069" calcext:value-type="float">
            <text:p>26069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32" calcext:value-type="float">
            <text:p>232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147" calcext:value-type="float">
            <text:p>147</text:p>
          </table:table-cell>
          <table:table-cell office:value-type="float" office:value="19" calcext:value-type="float">
            <text:p>19</text:p>
          </table:table-cell>
          <table:table-cell office:value-type="float" office:value="87" calcext:value-type="float">
            <text:p>87</text:p>
          </table:table-cell>
          <table:table-cell office:value-type="float" office:value="64" calcext:value-type="float">
            <text:p>64</text:p>
          </table:table-cell>
          <table:table-cell office:value-type="float" office:value="106" calcext:value-type="float">
            <text:p>106</text:p>
          </table:table-cell>
          <table:table-cell office:value-type="float" office:value="11.1" calcext:value-type="float">
            <text:p>11.1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6202" calcext:value-type="float">
            <text:p>26202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33" calcext:value-type="float">
            <text:p>233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231" calcext:value-type="float">
            <text:p>231</text:p>
          </table:table-cell>
          <table:table-cell office:value-type="float" office:value="19" calcext:value-type="float">
            <text:p>19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11.2" calcext:value-type="float">
            <text:p>11.2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6334" calcext:value-type="float">
            <text:p>26334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35" calcext:value-type="float">
            <text:p>23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238" calcext:value-type="float">
            <text:p>238</text:p>
          </table:table-cell>
          <table:table-cell office:value-type="float" office:value="19" calcext:value-type="float">
            <text:p>19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106" calcext:value-type="float">
            <text:p>106</text:p>
          </table:table-cell>
          <table:table-cell office:value-type="float" office:value="11" calcext:value-type="float">
            <text:p>11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6466" calcext:value-type="float">
            <text:p>26466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37" calcext:value-type="float">
            <text:p>23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105" calcext:value-type="float">
            <text:p>105</text:p>
          </table:table-cell>
          <table:table-cell office:value-type="float" office:value="11.2" calcext:value-type="float">
            <text:p>11.2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6599" calcext:value-type="float">
            <text:p>26599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34" calcext:value-type="float">
            <text:p>234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227" calcext:value-type="float">
            <text:p>227</text:p>
          </table:table-cell>
          <table:table-cell office:value-type="float" office:value="19" calcext:value-type="float">
            <text:p>19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11.3" calcext:value-type="float">
            <text:p>11.3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6732" calcext:value-type="float">
            <text:p>26732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28" calcext:value-type="float">
            <text:p>22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7" calcext:value-type="float">
            <text:p>10.7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float" office:value="87" calcext:value-type="float">
            <text:p>87</text:p>
          </table:table-cell>
          <table:table-cell office:value-type="float" office:value="64" calcext:value-type="float">
            <text:p>64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6864" calcext:value-type="float">
            <text:p>26864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33" calcext:value-type="float">
            <text:p>233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138" calcext:value-type="float">
            <text:p>138</text:p>
          </table:table-cell>
          <table:table-cell office:value-type="float" office:value="19" calcext:value-type="float">
            <text:p>19</text:p>
          </table:table-cell>
          <table:table-cell office:value-type="float" office:value="87" calcext:value-type="float">
            <text:p>87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11.2" calcext:value-type="float">
            <text:p>11.2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6997" calcext:value-type="float">
            <text:p>26997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30" calcext:value-type="float">
            <text:p>23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205" calcext:value-type="float">
            <text:p>205</text:p>
          </table:table-cell>
          <table:table-cell office:value-type="float" office:value="19" calcext:value-type="float">
            <text:p>19</text:p>
          </table:table-cell>
          <table:table-cell office:value-type="float" office:value="87" calcext:value-type="float">
            <text:p>87</text:p>
          </table:table-cell>
          <table:table-cell office:value-type="float" office:value="64" calcext:value-type="float">
            <text:p>64</text:p>
          </table:table-cell>
          <table:table-cell office:value-type="float" office:value="106" calcext:value-type="float">
            <text:p>106</text:p>
          </table:table-cell>
          <table:table-cell office:value-type="float" office:value="11.6" calcext:value-type="float">
            <text:p>11.6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7129" calcext:value-type="float">
            <text:p>27129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36" calcext:value-type="float">
            <text:p>2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106" calcext:value-type="float">
            <text:p>106</text:p>
          </table:table-cell>
          <table:table-cell office:value-type="float" office:value="11.2" calcext:value-type="float">
            <text:p>11.2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7262" calcext:value-type="float">
            <text:p>27262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41" calcext:value-type="float">
            <text:p>241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11" calcext:value-type="float">
            <text:p>11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7394" calcext:value-type="float">
            <text:p>27394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42" calcext:value-type="float">
            <text:p>24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11" calcext:value-type="float">
            <text:p>11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7527" calcext:value-type="float">
            <text:p>27527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40" calcext:value-type="float">
            <text:p>24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10.8" calcext:value-type="float">
            <text:p>10.8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7659" calcext:value-type="float">
            <text:p>27659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43" calcext:value-type="float">
            <text:p>24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108" calcext:value-type="float">
            <text:p>108</text:p>
          </table:table-cell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10.9" calcext:value-type="float">
            <text:p>10.9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7792" calcext:value-type="float">
            <text:p>27792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39" calcext:value-type="float">
            <text:p>239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105" calcext:value-type="float">
            <text:p>105</text:p>
          </table:table-cell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11.1" calcext:value-type="float">
            <text:p>11.1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7925" calcext:value-type="float">
            <text:p>27925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39" calcext:value-type="float">
            <text:p>239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float" office:value="64" calcext:value-type="float">
            <text:p>64</text:p>
          </table:table-cell>
          <table:table-cell office:value-type="float" office:value="106" calcext:value-type="float">
            <text:p>106</text:p>
          </table:table-cell>
          <table:table-cell office:value-type="float" office:value="11.1" calcext:value-type="float">
            <text:p>11.1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8058" calcext:value-type="float">
            <text:p>28058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37" calcext:value-type="float">
            <text:p>237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float" office:value="64" calcext:value-type="float">
            <text:p>64</text:p>
          </table:table-cell>
          <table:table-cell office:value-type="float" office:value="106" calcext:value-type="float">
            <text:p>106</text:p>
          </table:table-cell>
          <table:table-cell office:value-type="float" office:value="11.2" calcext:value-type="float">
            <text:p>11.2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8190" calcext:value-type="float">
            <text:p>28190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36" calcext:value-type="float">
            <text:p>236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4" calcext:value-type="float">
            <text:p>84</text:p>
          </table:table-cell>
          <table:table-cell office:value-type="float" office:value="64" calcext:value-type="float">
            <text:p>64</text:p>
          </table:table-cell>
          <table:table-cell office:value-type="float" office:value="108" calcext:value-type="float">
            <text:p>108</text:p>
          </table:table-cell>
          <table:table-cell office:value-type="float" office:value="11.1" calcext:value-type="float">
            <text:p>11.1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8322" calcext:value-type="float">
            <text:p>28322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37" calcext:value-type="float">
            <text:p>237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71" calcext:value-type="float">
            <text:p>71</text:p>
          </table:table-cell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10.9" calcext:value-type="float">
            <text:p>10.9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8454" calcext:value-type="float">
            <text:p>28454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38" calcext:value-type="float">
            <text:p>238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112" calcext:value-type="float">
            <text:p>112</text:p>
          </table:table-cell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10.8" calcext:value-type="float">
            <text:p>10.8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8586" calcext:value-type="float">
            <text:p>28586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40" calcext:value-type="float">
            <text:p>240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64" calcext:value-type="float">
            <text:p>64</text:p>
          </table:table-cell>
          <table:table-cell office:value-type="float" office:value="106" calcext:value-type="float">
            <text:p>106</text:p>
          </table:table-cell>
          <table:table-cell office:value-type="float" office:value="10.9" calcext:value-type="float">
            <text:p>10.9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8718" calcext:value-type="float">
            <text:p>28718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42" calcext:value-type="float">
            <text:p>242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99" calcext:value-type="float">
            <text:p>99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10.9" calcext:value-type="float">
            <text:p>10.9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8850" calcext:value-type="float">
            <text:p>28850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41" calcext:value-type="float">
            <text:p>241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84" calcext:value-type="float">
            <text:p>84</text:p>
          </table:table-cell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11" calcext:value-type="float">
            <text:p>11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8982" calcext:value-type="float">
            <text:p>28982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42" calcext:value-type="float">
            <text:p>242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float" office:value="64" calcext:value-type="float">
            <text:p>64</text:p>
          </table:table-cell>
          <table:table-cell office:value-type="float" office:value="106" calcext:value-type="float">
            <text:p>106</text:p>
          </table:table-cell>
          <table:table-cell office:value-type="float" office:value="11.1" calcext:value-type="float">
            <text:p>11.1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9114" calcext:value-type="float">
            <text:p>29114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43" calcext:value-type="float">
            <text:p>24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11" calcext:value-type="float">
            <text:p>11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9246" calcext:value-type="float">
            <text:p>29246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36" calcext:value-type="float">
            <text:p>236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11" calcext:value-type="float">
            <text:p>11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9378" calcext:value-type="float">
            <text:p>29378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10.9" calcext:value-type="float">
            <text:p>10.9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9510" calcext:value-type="float">
            <text:p>29510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41" calcext:value-type="float">
            <text:p>241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189" calcext:value-type="float">
            <text:p>189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64" calcext:value-type="float">
            <text:p>64</text:p>
          </table:table-cell>
          <table:table-cell office:value-type="float" office:value="106" calcext:value-type="float">
            <text:p>106</text:p>
          </table:table-cell>
          <table:table-cell office:value-type="float" office:value="11" calcext:value-type="float">
            <text:p>11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9643" calcext:value-type="float">
            <text:p>29643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44" calcext:value-type="float">
            <text:p>24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164" calcext:value-type="float">
            <text:p>164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10.9" calcext:value-type="float">
            <text:p>10.9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9776" calcext:value-type="float">
            <text:p>29776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43" calcext:value-type="float">
            <text:p>24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144" calcext:value-type="float">
            <text:p>144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10.9" calcext:value-type="float">
            <text:p>10.9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9909" calcext:value-type="float">
            <text:p>29909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43" calcext:value-type="float">
            <text:p>24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10.9" calcext:value-type="float">
            <text:p>10.9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0041" calcext:value-type="float">
            <text:p>30041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45" calcext:value-type="float">
            <text:p>24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241" calcext:value-type="float">
            <text:p>241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64" calcext:value-type="float">
            <text:p>64</text:p>
          </table:table-cell>
          <table:table-cell office:value-type="float" office:value="106" calcext:value-type="float">
            <text:p>106</text:p>
          </table:table-cell>
          <table:table-cell office:value-type="float" office:value="11" calcext:value-type="float">
            <text:p>11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0173" calcext:value-type="float">
            <text:p>30173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44" calcext:value-type="float">
            <text:p>244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02" calcext:value-type="float">
            <text:p>202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10.7" calcext:value-type="float">
            <text:p>10.7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0305" calcext:value-type="float">
            <text:p>30305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135" calcext:value-type="float">
            <text:p>135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10.8" calcext:value-type="float">
            <text:p>10.8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0437" calcext:value-type="float">
            <text:p>30437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64" calcext:value-type="float">
            <text:p>64</text:p>
          </table:table-cell>
          <table:table-cell office:value-type="float" office:value="106" calcext:value-type="float">
            <text:p>106</text:p>
          </table:table-cell>
          <table:table-cell office:value-type="float" office:value="11" calcext:value-type="float">
            <text:p>11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0569" calcext:value-type="float">
            <text:p>30569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38" calcext:value-type="float">
            <text:p>23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64" calcext:value-type="float">
            <text:p>64</text:p>
          </table:table-cell>
          <table:table-cell office:value-type="float" office:value="106" calcext:value-type="float">
            <text:p>106</text:p>
          </table:table-cell>
          <table:table-cell office:value-type="float" office:value="11" calcext:value-type="float">
            <text:p>11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0701" calcext:value-type="float">
            <text:p>30701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43" calcext:value-type="float">
            <text:p>24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190" calcext:value-type="float">
            <text:p>190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10.8" calcext:value-type="float">
            <text:p>10.8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0834" calcext:value-type="float">
            <text:p>30834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43" calcext:value-type="float">
            <text:p>24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179" calcext:value-type="float">
            <text:p>179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10.9" calcext:value-type="float">
            <text:p>10.9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0967" calcext:value-type="float">
            <text:p>30967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42" calcext:value-type="float">
            <text:p>24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158" calcext:value-type="float">
            <text:p>158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10.8" calcext:value-type="float">
            <text:p>10.8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1099" calcext:value-type="float">
            <text:p>31099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45" calcext:value-type="float">
            <text:p>24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10.8" calcext:value-type="float">
            <text:p>10.8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1232" calcext:value-type="float">
            <text:p>31232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46" calcext:value-type="float">
            <text:p>246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34" calcext:value-type="float">
            <text:p>234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64" calcext:value-type="float">
            <text:p>64</text:p>
          </table:table-cell>
          <table:table-cell office:value-type="float" office:value="108" calcext:value-type="float">
            <text:p>108</text:p>
          </table:table-cell>
          <table:table-cell office:value-type="float" office:value="10.8" calcext:value-type="float">
            <text:p>10.8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1365" calcext:value-type="float">
            <text:p>31365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45" calcext:value-type="float">
            <text:p>24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10.8" calcext:value-type="float">
            <text:p>10.8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1497" calcext:value-type="float">
            <text:p>31497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47" calcext:value-type="float">
            <text:p>24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164" calcext:value-type="float">
            <text:p>164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10.7" calcext:value-type="float">
            <text:p>10.7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1630" calcext:value-type="float">
            <text:p>31630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47" calcext:value-type="float">
            <text:p>24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209" calcext:value-type="float">
            <text:p>209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10.8" calcext:value-type="float">
            <text:p>10.8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1763" calcext:value-type="float">
            <text:p>31763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48" calcext:value-type="float">
            <text:p>24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7" calcext:value-type="float">
            <text:p>247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10.8" calcext:value-type="float">
            <text:p>10.8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1895" calcext:value-type="float">
            <text:p>31895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47" calcext:value-type="float">
            <text:p>24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239" calcext:value-type="float">
            <text:p>239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10.8" calcext:value-type="float">
            <text:p>10.8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2027" calcext:value-type="float">
            <text:p>32027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46" calcext:value-type="float">
            <text:p>24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32" calcext:value-type="float">
            <text:p>232</text:p>
          </table:table-cell>
          <table:table-cell office:value-type="float" office:value="20" calcext:value-type="float">
            <text:p>20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10.5" calcext:value-type="float">
            <text:p>10.5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2160" calcext:value-type="float">
            <text:p>32160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49" calcext:value-type="float">
            <text:p>24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108" calcext:value-type="float">
            <text:p>108</text:p>
          </table:table-cell>
          <table:table-cell office:value-type="float" office:value="10.7" calcext:value-type="float">
            <text:p>10.7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2293" calcext:value-type="float">
            <text:p>32293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108" calcext:value-type="float">
            <text:p>108</text:p>
          </table:table-cell>
          <table:table-cell office:value-type="float" office:value="10.6" calcext:value-type="float">
            <text:p>10.6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2425" calcext:value-type="float">
            <text:p>32425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48" calcext:value-type="float">
            <text:p>24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108" calcext:value-type="float">
            <text:p>108</text:p>
          </table:table-cell>
          <table:table-cell office:value-type="float" office:value="10.7" calcext:value-type="float">
            <text:p>10.7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2557" calcext:value-type="float">
            <text:p>32557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78" calcext:value-type="float">
            <text:p>78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10.7" calcext:value-type="float">
            <text:p>10.7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2689" calcext:value-type="float">
            <text:p>32689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  <table:table-cell office:value-type="float" office:value="64" calcext:value-type="float">
            <text:p>64</text:p>
          </table:table-cell>
          <table:table-cell office:value-type="float" office:value="108" calcext:value-type="float">
            <text:p>108</text:p>
          </table:table-cell>
          <table:table-cell office:value-type="float" office:value="10.6" calcext:value-type="float">
            <text:p>10.6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2822" calcext:value-type="float">
            <text:p>32822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  <table:table-cell office:value-type="float" office:value="64" calcext:value-type="float">
            <text:p>64</text:p>
          </table:table-cell>
          <table:table-cell office:value-type="float" office:value="108" calcext:value-type="float">
            <text:p>108</text:p>
          </table:table-cell>
          <table:table-cell office:value-type="float" office:value="10.7" calcext:value-type="float">
            <text:p>10.7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2955" calcext:value-type="float">
            <text:p>32955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  <table:table-cell office:value-type="float" office:value="78" calcext:value-type="float">
            <text:p>78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10.6" calcext:value-type="float">
            <text:p>10.6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3087" calcext:value-type="float">
            <text:p>33087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10.4" calcext:value-type="float">
            <text:p>10.4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3220" calcext:value-type="float">
            <text:p>33220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78" calcext:value-type="float">
            <text:p>78</text:p>
          </table:table-cell>
          <table:table-cell office:value-type="float" office:value="64" calcext:value-type="float">
            <text:p>64</text:p>
          </table:table-cell>
          <table:table-cell office:value-type="float" office:value="108" calcext:value-type="float">
            <text:p>108</text:p>
          </table:table-cell>
          <table:table-cell office:value-type="float" office:value="10.6" calcext:value-type="float">
            <text:p>10.6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3353" calcext:value-type="float">
            <text:p>33353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108" calcext:value-type="float">
            <text:p>108</text:p>
          </table:table-cell>
          <table:table-cell office:value-type="float" office:value="10.6" calcext:value-type="float">
            <text:p>10.6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3485" calcext:value-type="float">
            <text:p>33485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68" calcext:value-type="float">
            <text:p>68</text:p>
          </table:table-cell>
          <table:table-cell office:value-type="float" office:value="21" calcext:value-type="float">
            <text:p>21</text:p>
          </table:table-cell>
          <table:table-cell office:value-type="float" office:value="78" calcext:value-type="float">
            <text:p>78</text:p>
          </table:table-cell>
          <table:table-cell office:value-type="float" office:value="64" calcext:value-type="float">
            <text:p>64</text:p>
          </table:table-cell>
          <table:table-cell office:value-type="float" office:value="109" calcext:value-type="float">
            <text:p>109</text:p>
          </table:table-cell>
          <table:table-cell office:value-type="float" office:value="10.6" calcext:value-type="float">
            <text:p>10.6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3618" calcext:value-type="float">
            <text:p>33618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76" calcext:value-type="float">
            <text:p>76</text:p>
          </table:table-cell>
          <table:table-cell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  <table:table-cell office:value-type="float" office:value="64" calcext:value-type="float">
            <text:p>64</text:p>
          </table:table-cell>
          <table:table-cell office:value-type="float" office:value="108" calcext:value-type="float">
            <text:p>108</text:p>
          </table:table-cell>
          <table:table-cell office:value-type="float" office:value="10.7" calcext:value-type="float">
            <text:p>10.7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3751" calcext:value-type="float">
            <text:p>33751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78" calcext:value-type="float">
            <text:p>78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10.4" calcext:value-type="float">
            <text:p>10.4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3883" calcext:value-type="float">
            <text:p>33883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105" calcext:value-type="float">
            <text:p>105</text:p>
          </table:table-cell>
          <table:table-cell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10.6" calcext:value-type="float">
            <text:p>10.6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4016" calcext:value-type="float">
            <text:p>34016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  <table:table-cell office:value-type="float" office:value="64" calcext:value-type="float">
            <text:p>64</text:p>
          </table:table-cell>
          <table:table-cell office:value-type="float" office:value="108" calcext:value-type="float">
            <text:p>108</text:p>
          </table:table-cell>
          <table:table-cell office:value-type="float" office:value="10.5" calcext:value-type="float">
            <text:p>10.5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4149" calcext:value-type="float">
            <text:p>34149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91" calcext:value-type="float">
            <text:p>91</text:p>
          </table:table-cell>
          <table:table-cell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10.6" calcext:value-type="float">
            <text:p>10.6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4281" calcext:value-type="float">
            <text:p>34281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79" calcext:value-type="float">
            <text:p>79</text:p>
          </table:table-cell>
          <table:table-cell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10.5" calcext:value-type="float">
            <text:p>10.5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4414" calcext:value-type="float">
            <text:p>34414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67" calcext:value-type="float">
            <text:p>67</text:p>
          </table:table-cell>
          <table:table-cell office:value-type="float" office:value="21" calcext:value-type="float">
            <text:p>21</text:p>
          </table:table-cell>
          <table:table-cell office:value-type="float" office:value="78" calcext:value-type="float">
            <text:p>78</text:p>
          </table:table-cell>
          <table:table-cell office:value-type="float" office:value="64" calcext:value-type="float">
            <text:p>64</text:p>
          </table:table-cell>
          <table:table-cell office:value-type="float" office:value="108" calcext:value-type="float">
            <text:p>108</text:p>
          </table:table-cell>
          <table:table-cell office:value-type="float" office:value="10.5" calcext:value-type="float">
            <text:p>10.5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4547" calcext:value-type="float">
            <text:p>34547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126" calcext:value-type="float">
            <text:p>126</text:p>
          </table:table-cell>
          <table:table-cell office:value-type="float" office:value="21" calcext:value-type="float">
            <text:p>21</text:p>
          </table:table-cell>
          <table:table-cell office:value-type="float" office:value="78" calcext:value-type="float">
            <text:p>78</text:p>
          </table:table-cell>
          <table:table-cell office:value-type="float" office:value="64" calcext:value-type="float">
            <text:p>64</text:p>
          </table:table-cell>
          <table:table-cell office:value-type="float" office:value="108" calcext:value-type="float">
            <text:p>108</text:p>
          </table:table-cell>
          <table:table-cell office:value-type="float" office:value="10.5" calcext:value-type="float">
            <text:p>10.5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4679" calcext:value-type="float">
            <text:p>34679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78" calcext:value-type="float">
            <text:p>78</text:p>
          </table:table-cell>
          <table:table-cell office:value-type="float" office:value="64" calcext:value-type="float">
            <text:p>64</text:p>
          </table:table-cell>
          <table:table-cell office:value-type="float" office:value="108" calcext:value-type="float">
            <text:p>108</text:p>
          </table:table-cell>
          <table:table-cell office:value-type="float" office:value="10.6" calcext:value-type="float">
            <text:p>10.6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4812" calcext:value-type="float">
            <text:p>34812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  <table:table-cell office:value-type="float" office:value="64" calcext:value-type="float">
            <text:p>64</text:p>
          </table:table-cell>
          <table:table-cell office:value-type="float" office:value="108" calcext:value-type="float">
            <text:p>108</text:p>
          </table:table-cell>
          <table:table-cell office:value-type="float" office:value="10.5" calcext:value-type="float">
            <text:p>10.5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4944" calcext:value-type="float">
            <text:p>34944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104" calcext:value-type="float">
            <text:p>104</text:p>
          </table:table-cell>
          <table:table-cell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  <table:table-cell office:value-type="float" office:value="64" calcext:value-type="float">
            <text:p>64</text:p>
          </table:table-cell>
          <table:table-cell office:value-type="float" office:value="108" calcext:value-type="float">
            <text:p>108</text:p>
          </table:table-cell>
          <table:table-cell office:value-type="float" office:value="10.6" calcext:value-type="float">
            <text:p>10.6</text:p>
          </table:table-cell>
          <table:table-cell office:value-type="float" office:value="250" calcext:value-type="float">
            <text:p>25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5076" calcext:value-type="float">
            <text:p>35076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10.6" calcext:value-type="float">
            <text:p>10.6</text:p>
          </table:table-cell>
          <table:table-cell office:value-type="float" office:value="250" calcext:value-type="float">
            <text:p>25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5209" calcext:value-type="float">
            <text:p>35209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68" calcext:value-type="float">
            <text:p>68</text:p>
          </table:table-cell>
          <table:table-cell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  <table:table-cell office:value-type="float" office:value="64" calcext:value-type="float">
            <text:p>64</text:p>
          </table:table-cell>
          <table:table-cell office:value-type="float" office:value="108" calcext:value-type="float">
            <text:p>108</text:p>
          </table:table-cell>
          <table:table-cell office:value-type="float" office:value="10.5" calcext:value-type="float">
            <text:p>10.5</text:p>
          </table:table-cell>
          <table:table-cell office:value-type="float" office:value="250" calcext:value-type="float">
            <text:p>25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5341" calcext:value-type="float">
            <text:p>35341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120" calcext:value-type="float">
            <text:p>120</text:p>
          </table:table-cell>
          <table:table-cell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  <table:table-cell office:value-type="float" office:value="64" calcext:value-type="float">
            <text:p>64</text:p>
          </table:table-cell>
          <table:table-cell office:value-type="float" office:value="108" calcext:value-type="float">
            <text:p>108</text:p>
          </table:table-cell>
          <table:table-cell office:value-type="float" office:value="10.5" calcext:value-type="float">
            <text:p>10.5</text:p>
          </table:table-cell>
          <table:table-cell office:value-type="float" office:value="250" calcext:value-type="float">
            <text:p>25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5473" calcext:value-type="float">
            <text:p>35473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78" calcext:value-type="float">
            <text:p>78</text:p>
          </table:table-cell>
          <table:table-cell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  <table:table-cell office:value-type="float" office:value="64" calcext:value-type="float">
            <text:p>64</text:p>
          </table:table-cell>
          <table:table-cell office:value-type="float" office:value="108" calcext:value-type="float">
            <text:p>108</text:p>
          </table:table-cell>
          <table:table-cell office:value-type="float" office:value="10.4" calcext:value-type="float">
            <text:p>10.4</text:p>
          </table:table-cell>
          <table:table-cell office:value-type="float" office:value="250" calcext:value-type="float">
            <text:p>25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5606" calcext:value-type="float">
            <text:p>35606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66" calcext:value-type="float">
            <text:p>66</text:p>
          </table:table-cell>
          <table:table-cell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  <table:table-cell office:value-type="float" office:value="64" calcext:value-type="float">
            <text:p>64</text:p>
          </table:table-cell>
          <table:table-cell office:value-type="float" office:value="108" calcext:value-type="float">
            <text:p>108</text:p>
          </table:table-cell>
          <table:table-cell office:value-type="float" office:value="10.6" calcext:value-type="float">
            <text:p>10.6</text:p>
          </table:table-cell>
          <table:table-cell office:value-type="float" office:value="250" calcext:value-type="float">
            <text:p>25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5738" calcext:value-type="float">
            <text:p>35738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  <table:table-cell office:value-type="float" office:value="64" calcext:value-type="float">
            <text:p>64</text:p>
          </table:table-cell>
          <table:table-cell office:value-type="float" office:value="108" calcext:value-type="float">
            <text:p>108</text:p>
          </table:table-cell>
          <table:table-cell office:value-type="float" office:value="10.5" calcext:value-type="float">
            <text:p>10.5</text:p>
          </table:table-cell>
          <table:table-cell office:value-type="float" office:value="250" calcext:value-type="float">
            <text:p>25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5871" calcext:value-type="float">
            <text:p>35871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  <table:table-cell office:value-type="float" office:value="64" calcext:value-type="float">
            <text:p>64</text:p>
          </table:table-cell>
          <table:table-cell office:value-type="float" office:value="108" calcext:value-type="float">
            <text:p>108</text:p>
          </table:table-cell>
          <table:table-cell office:value-type="float" office:value="10.5" calcext:value-type="float">
            <text:p>10.5</text:p>
          </table:table-cell>
          <table:table-cell office:value-type="float" office:value="250" calcext:value-type="float">
            <text:p>25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6003" calcext:value-type="float">
            <text:p>36003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97" calcext:value-type="float">
            <text:p>97</text:p>
          </table:table-cell>
          <table:table-cell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  <table:table-cell office:value-type="float" office:value="64" calcext:value-type="float">
            <text:p>64</text:p>
          </table:table-cell>
          <table:table-cell office:value-type="float" office:value="108" calcext:value-type="float">
            <text:p>108</text:p>
          </table:table-cell>
          <table:table-cell office:value-type="float" office:value="10.5" calcext:value-type="float">
            <text:p>10.5</text:p>
          </table:table-cell>
          <table:table-cell office:value-type="float" office:value="250" calcext:value-type="float">
            <text:p>25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6135" calcext:value-type="float">
            <text:p>36135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  <table:table-cell office:value-type="float" office:value="64" calcext:value-type="float">
            <text:p>64</text:p>
          </table:table-cell>
          <table:table-cell office:value-type="float" office:value="108" calcext:value-type="float">
            <text:p>108</text:p>
          </table:table-cell>
          <table:table-cell office:value-type="float" office:value="10.5" calcext:value-type="float">
            <text:p>10.5</text:p>
          </table:table-cell>
          <table:table-cell office:value-type="float" office:value="250" calcext:value-type="float">
            <text:p>25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6268" calcext:value-type="float">
            <text:p>36268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10.4" calcext:value-type="float">
            <text:p>10.4</text:p>
          </table:table-cell>
          <table:table-cell office:value-type="float" office:value="250" calcext:value-type="float">
            <text:p>25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6400" calcext:value-type="float">
            <text:p>36400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105" calcext:value-type="float">
            <text:p>105</text:p>
          </table:table-cell>
          <table:table-cell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  <table:table-cell office:value-type="float" office:value="64" calcext:value-type="float">
            <text:p>64</text:p>
          </table:table-cell>
          <table:table-cell office:value-type="float" office:value="109" calcext:value-type="float">
            <text:p>109</text:p>
          </table:table-cell>
          <table:table-cell office:value-type="float" office:value="10.3" calcext:value-type="float">
            <text:p>10.3</text:p>
          </table:table-cell>
          <table:table-cell office:value-type="float" office:value="250" calcext:value-type="float">
            <text:p>25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6533" calcext:value-type="float">
            <text:p>36533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107" calcext:value-type="float">
            <text:p>107</text:p>
          </table:table-cell>
          <table:table-cell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10.4" calcext:value-type="float">
            <text:p>10.4</text:p>
          </table:table-cell>
          <table:table-cell office:value-type="float" office:value="250" calcext:value-type="float">
            <text:p>25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6666" calcext:value-type="float">
            <text:p>36666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110" calcext:value-type="float">
            <text:p>110</text:p>
          </table:table-cell>
          <table:table-cell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  <table:table-cell office:value-type="float" office:value="64" calcext:value-type="float">
            <text:p>64</text:p>
          </table:table-cell>
          <table:table-cell office:value-type="float" office:value="109" calcext:value-type="float">
            <text:p>109</text:p>
          </table:table-cell>
          <table:table-cell office:value-type="float" office:value="10.4" calcext:value-type="float">
            <text:p>10.4</text:p>
          </table:table-cell>
          <table:table-cell office:value-type="float" office:value="250" calcext:value-type="float">
            <text:p>25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6798" calcext:value-type="float">
            <text:p>36798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129" calcext:value-type="float">
            <text:p>129</text:p>
          </table:table-cell>
          <table:table-cell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10.4" calcext:value-type="float">
            <text:p>10.4</text:p>
          </table:table-cell>
          <table:table-cell office:value-type="float" office:value="250" calcext:value-type="float">
            <text:p>25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6931" calcext:value-type="float">
            <text:p>36931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119" calcext:value-type="float">
            <text:p>119</text:p>
          </table:table-cell>
          <table:table-cell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  <table:table-cell office:value-type="float" office:value="64" calcext:value-type="float">
            <text:p>64</text:p>
          </table:table-cell>
          <table:table-cell office:value-type="float" office:value="108" calcext:value-type="float">
            <text:p>108</text:p>
          </table:table-cell>
          <table:table-cell office:value-type="float" office:value="10.4" calcext:value-type="float">
            <text:p>10.4</text:p>
          </table:table-cell>
          <table:table-cell office:value-type="float" office:value="250" calcext:value-type="float">
            <text:p>25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7063" calcext:value-type="float">
            <text:p>37063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104" calcext:value-type="float">
            <text:p>104</text:p>
          </table:table-cell>
          <table:table-cell office:value-type="float" office:value="21" calcext:value-type="float">
            <text:p>21</text:p>
          </table:table-cell>
          <table:table-cell office:value-type="float" office:value="76" calcext:value-type="float">
            <text:p>76</text:p>
          </table:table-cell>
          <table:table-cell office:value-type="float" office:value="64" calcext:value-type="float">
            <text:p>64</text:p>
          </table:table-cell>
          <table:table-cell office:value-type="float" office:value="108" calcext:value-type="float">
            <text:p>108</text:p>
          </table:table-cell>
          <table:table-cell office:value-type="float" office:value="10.3" calcext:value-type="float">
            <text:p>10.3</text:p>
          </table:table-cell>
          <table:table-cell office:value-type="float" office:value="250" calcext:value-type="float">
            <text:p>25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7195" calcext:value-type="float">
            <text:p>37195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165" calcext:value-type="float">
            <text:p>165</text:p>
          </table:table-cell>
          <table:table-cell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  <table:table-cell office:value-type="float" office:value="64" calcext:value-type="float">
            <text:p>64</text:p>
          </table:table-cell>
          <table:table-cell office:value-type="float" office:value="109" calcext:value-type="float">
            <text:p>109</text:p>
          </table:table-cell>
          <table:table-cell office:value-type="float" office:value="10.4" calcext:value-type="float">
            <text:p>10.4</text:p>
          </table:table-cell>
          <table:table-cell office:value-type="float" office:value="250" calcext:value-type="float">
            <text:p>25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7327" calcext:value-type="float">
            <text:p>37327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107" calcext:value-type="float">
            <text:p>107</text:p>
          </table:table-cell>
          <table:table-cell office:value-type="float" office:value="21" calcext:value-type="float">
            <text:p>21</text:p>
          </table:table-cell>
          <table:table-cell office:value-type="float" office:value="76" calcext:value-type="float">
            <text:p>76</text:p>
          </table:table-cell>
          <table:table-cell office:value-type="float" office:value="64" calcext:value-type="float">
            <text:p>64</text:p>
          </table:table-cell>
          <table:table-cell office:value-type="float" office:value="108" calcext:value-type="float">
            <text:p>108</text:p>
          </table:table-cell>
          <table:table-cell office:value-type="float" office:value="10.4" calcext:value-type="float">
            <text:p>10.4</text:p>
          </table:table-cell>
          <table:table-cell office:value-type="float" office:value="250" calcext:value-type="float">
            <text:p>25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7460" calcext:value-type="float">
            <text:p>37460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  <table:table-cell office:value-type="float" office:value="64" calcext:value-type="float">
            <text:p>64</text:p>
          </table:table-cell>
          <table:table-cell office:value-type="float" office:value="108" calcext:value-type="float">
            <text:p>108</text:p>
          </table:table-cell>
          <table:table-cell office:value-type="float" office:value="10.4" calcext:value-type="float">
            <text:p>10.4</text:p>
          </table:table-cell>
          <table:table-cell office:value-type="float" office:value="250" calcext:value-type="float">
            <text:p>25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7592" calcext:value-type="float">
            <text:p>37592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73" calcext:value-type="float">
            <text:p>73</text:p>
          </table:table-cell>
          <table:table-cell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  <table:table-cell office:value-type="float" office:value="64" calcext:value-type="float">
            <text:p>64</text:p>
          </table:table-cell>
          <table:table-cell office:value-type="float" office:value="108" calcext:value-type="float">
            <text:p>108</text:p>
          </table:table-cell>
          <table:table-cell office:value-type="float" office:value="10.4" calcext:value-type="float">
            <text:p>10.4</text:p>
          </table:table-cell>
          <table:table-cell office:value-type="float" office:value="250" calcext:value-type="float">
            <text:p>25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7725" calcext:value-type="float">
            <text:p>37725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117" calcext:value-type="float">
            <text:p>117</text:p>
          </table:table-cell>
          <table:table-cell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10.3" calcext:value-type="float">
            <text:p>10.3</text:p>
          </table:table-cell>
          <table:table-cell office:value-type="float" office:value="250" calcext:value-type="float">
            <text:p>25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7858" calcext:value-type="float">
            <text:p>37858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  <table:table-cell office:value-type="float" office:value="64" calcext:value-type="float">
            <text:p>64</text:p>
          </table:table-cell>
          <table:table-cell office:value-type="float" office:value="108" calcext:value-type="float">
            <text:p>108</text:p>
          </table:table-cell>
          <table:table-cell office:value-type="float" office:value="10.3" calcext:value-type="float">
            <text:p>10.3</text:p>
          </table:table-cell>
          <table:table-cell office:value-type="float" office:value="250" calcext:value-type="float">
            <text:p>25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7991" calcext:value-type="float">
            <text:p>37991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164" calcext:value-type="float">
            <text:p>164</text:p>
          </table:table-cell>
          <table:table-cell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10.4" calcext:value-type="float">
            <text:p>10.4</text:p>
          </table:table-cell>
          <table:table-cell office:value-type="float" office:value="250" calcext:value-type="float">
            <text:p>25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8124" calcext:value-type="float">
            <text:p>38124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143" calcext:value-type="float">
            <text:p>143</text:p>
          </table:table-cell>
          <table:table-cell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  <table:table-cell office:value-type="float" office:value="64" calcext:value-type="float">
            <text:p>64</text:p>
          </table:table-cell>
          <table:table-cell office:value-type="float" office:value="108" calcext:value-type="float">
            <text:p>108</text:p>
          </table:table-cell>
          <table:table-cell office:value-type="float" office:value="10.4" calcext:value-type="float">
            <text:p>10.4</text:p>
          </table:table-cell>
          <table:table-cell office:value-type="float" office:value="250" calcext:value-type="float">
            <text:p>25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8256" calcext:value-type="float">
            <text:p>38256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123" calcext:value-type="float">
            <text:p>123</text:p>
          </table:table-cell>
          <table:table-cell office:value-type="float" office:value="21" calcext:value-type="float">
            <text:p>21</text:p>
          </table:table-cell>
          <table:table-cell office:value-type="float" office:value="76" calcext:value-type="float">
            <text:p>76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10.3" calcext:value-type="float">
            <text:p>10.3</text:p>
          </table:table-cell>
          <table:table-cell office:value-type="float" office:value="250" calcext:value-type="float">
            <text:p>25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8389" calcext:value-type="float">
            <text:p>38389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107" calcext:value-type="float">
            <text:p>107</text:p>
          </table:table-cell>
          <table:table-cell office:value-type="float" office:value="21" calcext:value-type="float">
            <text:p>21</text:p>
          </table:table-cell>
          <table:table-cell office:value-type="float" office:value="76" calcext:value-type="float">
            <text:p>76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10.3" calcext:value-type="float">
            <text:p>10.3</text:p>
          </table:table-cell>
          <table:table-cell office:value-type="float" office:value="250" calcext:value-type="float">
            <text:p>25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8521" calcext:value-type="float">
            <text:p>38521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120" calcext:value-type="float">
            <text:p>120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office:value-type="float" office:value="108" calcext:value-type="float">
            <text:p>108</text:p>
          </table:table-cell>
          <table:table-cell office:value-type="float" office:value="10.4" calcext:value-type="float">
            <text:p>10.4</text:p>
          </table:table-cell>
          <table:table-cell office:value-type="float" office:value="250" calcext:value-type="float">
            <text:p>25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8653" calcext:value-type="float">
            <text:p>38653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77" calcext:value-type="float">
            <text:p>77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office:value-type="float" office:value="108" calcext:value-type="float">
            <text:p>108</text:p>
          </table:table-cell>
          <table:table-cell office:value-type="float" office:value="10.3" calcext:value-type="float">
            <text:p>10.3</text:p>
          </table:table-cell>
          <table:table-cell office:value-type="float" office:value="250" calcext:value-type="float">
            <text:p>25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8786" calcext:value-type="float">
            <text:p>38786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113" calcext:value-type="float">
            <text:p>113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10.3" calcext:value-type="float">
            <text:p>10.3</text:p>
          </table:table-cell>
          <table:table-cell office:value-type="float" office:value="250" calcext:value-type="float">
            <text:p>25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8918" calcext:value-type="float">
            <text:p>38918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116" calcext:value-type="float">
            <text:p>116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office:value-type="float" office:value="108" calcext:value-type="float">
            <text:p>108</text:p>
          </table:table-cell>
          <table:table-cell office:value-type="float" office:value="10.3" calcext:value-type="float">
            <text:p>10.3</text:p>
          </table:table-cell>
          <table:table-cell office:value-type="float" office:value="250" calcext:value-type="float">
            <text:p>25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9051" calcext:value-type="float">
            <text:p>39051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142" calcext:value-type="float">
            <text:p>142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10.2" calcext:value-type="float">
            <text:p>10.2</text:p>
          </table:table-cell>
          <table:table-cell office:value-type="float" office:value="250" calcext:value-type="float">
            <text:p>25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9183" calcext:value-type="float">
            <text:p>39183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161" calcext:value-type="float">
            <text:p>161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10.3" calcext:value-type="float">
            <text:p>10.3</text:p>
          </table:table-cell>
          <table:table-cell office:value-type="float" office:value="250" calcext:value-type="float">
            <text:p>25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9316" calcext:value-type="float">
            <text:p>39316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149" calcext:value-type="float">
            <text:p>149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office:value-type="float" office:value="109" calcext:value-type="float">
            <text:p>109</text:p>
          </table:table-cell>
          <table:table-cell office:value-type="float" office:value="10.3" calcext:value-type="float">
            <text:p>10.3</text:p>
          </table:table-cell>
          <table:table-cell office:value-type="float" office:value="250" calcext:value-type="float">
            <text:p>25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9449" calcext:value-type="float">
            <text:p>39449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164" calcext:value-type="float">
            <text:p>164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office:value-type="float" office:value="108" calcext:value-type="float">
            <text:p>108</text:p>
          </table:table-cell>
          <table:table-cell office:value-type="float" office:value="10.3" calcext:value-type="float">
            <text:p>10.3</text:p>
          </table:table-cell>
          <table:table-cell office:value-type="float" office:value="250" calcext:value-type="float">
            <text:p>25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9582" calcext:value-type="float">
            <text:p>39582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157" calcext:value-type="float">
            <text:p>157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office:value-type="float" office:value="108" calcext:value-type="float">
            <text:p>108</text:p>
          </table:table-cell>
          <table:table-cell office:value-type="float" office:value="10.2" calcext:value-type="float">
            <text:p>10.2</text:p>
          </table:table-cell>
          <table:table-cell office:value-type="float" office:value="250" calcext:value-type="float">
            <text:p>25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9714" calcext:value-type="float">
            <text:p>39714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156" calcext:value-type="float">
            <text:p>156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office:value-type="float" office:value="108" calcext:value-type="float">
            <text:p>108</text:p>
          </table:table-cell>
          <table:table-cell office:value-type="float" office:value="10.2" calcext:value-type="float">
            <text:p>10.2</text:p>
          </table:table-cell>
          <table:table-cell office:value-type="float" office:value="250" calcext:value-type="float">
            <text:p>25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9847" calcext:value-type="float">
            <text:p>39847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177" calcext:value-type="float">
            <text:p>177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office:value-type="float" office:value="108" calcext:value-type="float">
            <text:p>108</text:p>
          </table:table-cell>
          <table:table-cell office:value-type="float" office:value="10.2" calcext:value-type="float">
            <text:p>10.2</text:p>
          </table:table-cell>
          <table:table-cell office:value-type="float" office:value="250" calcext:value-type="float">
            <text:p>25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9980" calcext:value-type="float">
            <text:p>39980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office:value-type="float" office:value="108" calcext:value-type="float">
            <text:p>108</text:p>
          </table:table-cell>
          <table:table-cell office:value-type="float" office:value="10.3" calcext:value-type="float">
            <text:p>10.3</text:p>
          </table:table-cell>
          <table:table-cell office:value-type="float" office:value="250" calcext:value-type="float">
            <text:p>25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0112" calcext:value-type="float">
            <text:p>40112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195" calcext:value-type="float">
            <text:p>195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office:value-type="float" office:value="108" calcext:value-type="float">
            <text:p>108</text:p>
          </table:table-cell>
          <table:table-cell office:value-type="float" office:value="10.2" calcext:value-type="float">
            <text:p>10.2</text:p>
          </table:table-cell>
          <table:table-cell office:value-type="float" office:value="250" calcext:value-type="float">
            <text:p>25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0244" calcext:value-type="float">
            <text:p>40244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office:value-type="float" office:value="109" calcext:value-type="float">
            <text:p>109</text:p>
          </table:table-cell>
          <table:table-cell office:value-type="float" office:value="10.2" calcext:value-type="float">
            <text:p>10.2</text:p>
          </table:table-cell>
          <table:table-cell office:value-type="float" office:value="250" calcext:value-type="float">
            <text:p>25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0377" calcext:value-type="float">
            <text:p>40377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166" calcext:value-type="float">
            <text:p>166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office:value-type="float" office:value="108" calcext:value-type="float">
            <text:p>108</text:p>
          </table:table-cell>
          <table:table-cell office:value-type="float" office:value="10.2" calcext:value-type="float">
            <text:p>10.2</text:p>
          </table:table-cell>
          <table:table-cell office:value-type="float" office:value="250" calcext:value-type="float">
            <text:p>25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0509" calcext:value-type="float">
            <text:p>40509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182" calcext:value-type="float">
            <text:p>182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office:value-type="float" office:value="108" calcext:value-type="float">
            <text:p>108</text:p>
          </table:table-cell>
          <table:table-cell office:value-type="float" office:value="10.2" calcext:value-type="float">
            <text:p>10.2</text:p>
          </table:table-cell>
          <table:table-cell office:value-type="float" office:value="250" calcext:value-type="float">
            <text:p>25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0642" calcext:value-type="float">
            <text:p>40642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166" calcext:value-type="float">
            <text:p>166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office:value-type="float" office:value="109" calcext:value-type="float">
            <text:p>109</text:p>
          </table:table-cell>
          <table:table-cell office:value-type="float" office:value="10.3" calcext:value-type="float">
            <text:p>10.3</text:p>
          </table:table-cell>
          <table:table-cell office:value-type="float" office:value="250" calcext:value-type="float">
            <text:p>25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0774" calcext:value-type="float">
            <text:p>40774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office:value-type="float" office:value="108" calcext:value-type="float">
            <text:p>108</text:p>
          </table:table-cell>
          <table:table-cell office:value-type="float" office:value="10.2" calcext:value-type="float">
            <text:p>10.2</text:p>
          </table:table-cell>
          <table:table-cell office:value-type="float" office:value="250" calcext:value-type="float">
            <text:p>25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0907" calcext:value-type="float">
            <text:p>40907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162" calcext:value-type="float">
            <text:p>162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10.2" calcext:value-type="float">
            <text:p>10.2</text:p>
          </table:table-cell>
          <table:table-cell office:value-type="float" office:value="250" calcext:value-type="float">
            <text:p>25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1040" calcext:value-type="float">
            <text:p>41040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166" calcext:value-type="float">
            <text:p>166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office:value-type="float" office:value="108" calcext:value-type="float">
            <text:p>108</text:p>
          </table:table-cell>
          <table:table-cell office:value-type="float" office:value="10.2" calcext:value-type="float">
            <text:p>10.2</text:p>
          </table:table-cell>
          <table:table-cell office:value-type="float" office:value="250" calcext:value-type="float">
            <text:p>25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1173" calcext:value-type="float">
            <text:p>41173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187" calcext:value-type="float">
            <text:p>187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office:value-type="float" office:value="108" calcext:value-type="float">
            <text:p>108</text:p>
          </table:table-cell>
          <table:table-cell office:value-type="float" office:value="10.2" calcext:value-type="float">
            <text:p>10.2</text:p>
          </table:table-cell>
          <table:table-cell office:value-type="float" office:value="250" calcext:value-type="float">
            <text:p>25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1306" calcext:value-type="float">
            <text:p>41306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142" calcext:value-type="float">
            <text:p>142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office:value-type="float" office:value="108" calcext:value-type="float">
            <text:p>108</text:p>
          </table:table-cell>
          <table:table-cell office:value-type="float" office:value="10.1" calcext:value-type="float">
            <text:p>10.1</text:p>
          </table:table-cell>
          <table:table-cell office:value-type="float" office:value="250" calcext:value-type="float">
            <text:p>25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1438" calcext:value-type="float">
            <text:p>41438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office:value-type="float" office:value="109" calcext:value-type="float">
            <text:p>109</text:p>
          </table:table-cell>
          <table:table-cell office:value-type="float" office:value="9.9" calcext:value-type="float">
            <text:p>9.9</text:p>
          </table:table-cell>
          <table:table-cell office:value-type="float" office:value="250" calcext:value-type="float">
            <text:p>25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1571" calcext:value-type="float">
            <text:p>41571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office:value-type="float" office:value="109" calcext:value-type="float">
            <text:p>109</text:p>
          </table:table-cell>
          <table:table-cell office:value-type="float" office:value="10.1" calcext:value-type="float">
            <text:p>10.1</text:p>
          </table:table-cell>
          <table:table-cell office:value-type="float" office:value="250" calcext:value-type="float">
            <text:p>25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1704" calcext:value-type="float">
            <text:p>41704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185" calcext:value-type="float">
            <text:p>185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office:value-type="float" office:value="108" calcext:value-type="float">
            <text:p>108</text:p>
          </table:table-cell>
          <table:table-cell office:value-type="float" office:value="10.2" calcext:value-type="float">
            <text:p>10.2</text:p>
          </table:table-cell>
          <table:table-cell office:value-type="float" office:value="250" calcext:value-type="float">
            <text:p>25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1836" calcext:value-type="float">
            <text:p>41836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207" calcext:value-type="float">
            <text:p>207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office:value-type="float" office:value="108" calcext:value-type="float">
            <text:p>108</text:p>
          </table:table-cell>
          <table:table-cell office:value-type="float" office:value="10.1" calcext:value-type="float">
            <text:p>10.1</text:p>
          </table:table-cell>
          <table:table-cell office:value-type="float" office:value="250" calcext:value-type="float">
            <text:p>25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1969" calcext:value-type="float">
            <text:p>41969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159" calcext:value-type="float">
            <text:p>159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10.2" calcext:value-type="float">
            <text:p>10.2</text:p>
          </table:table-cell>
          <table:table-cell office:value-type="float" office:value="250" calcext:value-type="float">
            <text:p>25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2102" calcext:value-type="float">
            <text:p>42102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211" calcext:value-type="float">
            <text:p>211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office:value-type="float" office:value="109" calcext:value-type="float">
            <text:p>109</text:p>
          </table:table-cell>
          <table:table-cell office:value-type="float" office:value="10.1" calcext:value-type="float">
            <text:p>10.1</text:p>
          </table:table-cell>
          <table:table-cell office:value-type="float" office:value="250" calcext:value-type="float">
            <text:p>25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2234" calcext:value-type="float">
            <text:p>42234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236" calcext:value-type="float">
            <text:p>236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office:value-type="float" office:value="108" calcext:value-type="float">
            <text:p>108</text:p>
          </table:table-cell>
          <table:table-cell office:value-type="float" office:value="10.1" calcext:value-type="float">
            <text:p>10.1</text:p>
          </table:table-cell>
          <table:table-cell office:value-type="float" office:value="250" calcext:value-type="float">
            <text:p>25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2367" calcext:value-type="float">
            <text:p>42367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211" calcext:value-type="float">
            <text:p>211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office:value-type="float" office:value="108" calcext:value-type="float">
            <text:p>108</text:p>
          </table:table-cell>
          <table:table-cell office:value-type="float" office:value="10.1" calcext:value-type="float">
            <text:p>10.1</text:p>
          </table:table-cell>
          <table:table-cell office:value-type="float" office:value="250" calcext:value-type="float">
            <text:p>25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2500" calcext:value-type="float">
            <text:p>42500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190" calcext:value-type="float">
            <text:p>190</text:p>
          </table:table-cell>
          <table:table-cell office:value-type="float" office:value="21" calcext:value-type="float">
            <text:p>21</text:p>
          </table:table-cell>
          <table:table-cell office:value-type="float" office:value="74" calcext:value-type="float">
            <text:p>74</text:p>
          </table:table-cell>
          <table:table-cell office:value-type="float" office:value="64" calcext:value-type="float">
            <text:p>64</text:p>
          </table:table-cell>
          <table:table-cell office:value-type="float" office:value="109" calcext:value-type="float">
            <text:p>109</text:p>
          </table:table-cell>
          <table:table-cell office:value-type="float" office:value="10.1" calcext:value-type="float">
            <text:p>10.1</text:p>
          </table:table-cell>
          <table:table-cell office:value-type="float" office:value="250" calcext:value-type="float">
            <text:p>25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2633" calcext:value-type="float">
            <text:p>42633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210" calcext:value-type="float">
            <text:p>210</text:p>
          </table:table-cell>
          <table:table-cell office:value-type="float" office:value="21" calcext:value-type="float">
            <text:p>21</text:p>
          </table:table-cell>
          <table:table-cell office:value-type="float" office:value="74" calcext:value-type="float">
            <text:p>74</text:p>
          </table:table-cell>
          <table:table-cell office:value-type="float" office:value="64" calcext:value-type="float">
            <text:p>64</text:p>
          </table:table-cell>
          <table:table-cell office:value-type="float" office:value="108" calcext:value-type="float">
            <text:p>108</text:p>
          </table:table-cell>
          <table:table-cell office:value-type="float" office:value="10.1" calcext:value-type="float">
            <text:p>10.1</text:p>
          </table:table-cell>
          <table:table-cell office:value-type="float" office:value="250" calcext:value-type="float">
            <text:p>25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2765" calcext:value-type="float">
            <text:p>42765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185" calcext:value-type="float">
            <text:p>185</text:p>
          </table:table-cell>
          <table:table-cell office:value-type="float" office:value="21" calcext:value-type="float">
            <text:p>21</text:p>
          </table:table-cell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10.1" calcext:value-type="float">
            <text:p>10.1</text:p>
          </table:table-cell>
          <table:table-cell office:value-type="float" office:value="250" calcext:value-type="float">
            <text:p>25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2898" calcext:value-type="float">
            <text:p>42898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205" calcext:value-type="float">
            <text:p>205</text:p>
          </table:table-cell>
          <table:table-cell office:value-type="float" office:value="21" calcext:value-type="float">
            <text:p>21</text:p>
          </table:table-cell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 office:value-type="float" office:value="109" calcext:value-type="float">
            <text:p>109</text:p>
          </table:table-cell>
          <table:table-cell office:value-type="float" office:value="10.1" calcext:value-type="float">
            <text:p>10.1</text:p>
          </table:table-cell>
          <table:table-cell office:value-type="float" office:value="250" calcext:value-type="float">
            <text:p>25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3030" calcext:value-type="float">
            <text:p>43030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215" calcext:value-type="float">
            <text:p>215</text:p>
          </table:table-cell>
          <table:table-cell office:value-type="float" office:value="21" calcext:value-type="float">
            <text:p>21</text:p>
          </table:table-cell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 office:value-type="float" office:value="108" calcext:value-type="float">
            <text:p>108</text:p>
          </table:table-cell>
          <table:table-cell office:value-type="float" office:value="10.1" calcext:value-type="float">
            <text:p>10.1</text:p>
          </table:table-cell>
          <table:table-cell office:value-type="float" office:value="250" calcext:value-type="float">
            <text:p>25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3163" calcext:value-type="float">
            <text:p>43163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197" calcext:value-type="float">
            <text:p>197</text:p>
          </table:table-cell>
          <table:table-cell office:value-type="float" office:value="21" calcext:value-type="float">
            <text:p>21</text:p>
          </table:table-cell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 office:value-type="float" office:value="108" calcext:value-type="float">
            <text:p>108</text:p>
          </table:table-cell>
          <table:table-cell office:value-type="float" office:value="10.1" calcext:value-type="float">
            <text:p>10.1</text:p>
          </table:table-cell>
          <table:table-cell office:value-type="float" office:value="250" calcext:value-type="float">
            <text:p>25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3296" calcext:value-type="float">
            <text:p>43296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178" calcext:value-type="float">
            <text:p>178</text:p>
          </table:table-cell>
          <table:table-cell office:value-type="float" office:value="21" calcext:value-type="float">
            <text:p>21</text:p>
          </table:table-cell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10.1" calcext:value-type="float">
            <text:p>10.1</text:p>
          </table:table-cell>
          <table:table-cell office:value-type="float" office:value="250" calcext:value-type="float">
            <text:p>25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3429" calcext:value-type="float">
            <text:p>43429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187" calcext:value-type="float">
            <text:p>187</text:p>
          </table:table-cell>
          <table:table-cell office:value-type="float" office:value="21" calcext:value-type="float">
            <text:p>21</text:p>
          </table:table-cell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 office:value-type="float" office:value="108" calcext:value-type="float">
            <text:p>108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3562" calcext:value-type="float">
            <text:p>43562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178" calcext:value-type="float">
            <text:p>178</text:p>
          </table:table-cell>
          <table:table-cell office:value-type="float" office:value="21" calcext:value-type="float">
            <text:p>21</text:p>
          </table:table-cell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 office:value-type="float" office:value="108" calcext:value-type="float">
            <text:p>108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3694" calcext:value-type="float">
            <text:p>43694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102" calcext:value-type="float">
            <text:p>102</text:p>
          </table:table-cell>
          <table:table-cell office:value-type="float" office:value="21" calcext:value-type="float">
            <text:p>21</text:p>
          </table:table-cell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 office:value-type="float" office:value="108" calcext:value-type="float">
            <text:p>108</text:p>
          </table:table-cell>
          <table:table-cell office:value-type="float" office:value="9.7" calcext:value-type="float">
            <text:p>9.7</text:p>
          </table:table-cell>
          <table:table-cell office:value-type="float" office:value="250" calcext:value-type="float">
            <text:p>25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3827" calcext:value-type="float">
            <text:p>43827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3960" calcext:value-type="float">
            <text:p>43960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9.6" calcext:value-type="float">
            <text:p>9.6</text:p>
          </table:table-cell>
          <table:table-cell office:value-type="float" office:value="250" calcext:value-type="float">
            <text:p>25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4092" calcext:value-type="float">
            <text:p>44092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108" calcext:value-type="float">
            <text:p>108</text:p>
          </table:table-cell>
          <table:table-cell office:value-type="float" office:value="9.7" calcext:value-type="float">
            <text:p>9.7</text:p>
          </table:table-cell>
          <table:table-cell office:value-type="float" office:value="250" calcext:value-type="float">
            <text:p>25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4225" calcext:value-type="float">
            <text:p>44225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9.6" calcext:value-type="float">
            <text:p>9.6</text:p>
          </table:table-cell>
          <table:table-cell office:value-type="float" office:value="250" calcext:value-type="float">
            <text:p>25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4358" calcext:value-type="float">
            <text:p>44358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97" calcext:value-type="float">
            <text:p>97</text:p>
          </table:table-cell>
          <table:table-cell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9.6" calcext:value-type="float">
            <text:p>9.6</text:p>
          </table:table-cell>
          <table:table-cell office:value-type="float" office:value="250" calcext:value-type="float">
            <text:p>25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4490" calcext:value-type="float">
            <text:p>44490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108" calcext:value-type="float">
            <text:p>108</text:p>
          </table:table-cell>
          <table:table-cell office:value-type="float" office:value="9.6" calcext:value-type="float">
            <text:p>9.6</text:p>
          </table:table-cell>
          <table:table-cell office:value-type="float" office:value="250" calcext:value-type="float">
            <text:p>25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4623" calcext:value-type="float">
            <text:p>44623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76" calcext:value-type="float">
            <text:p>76</text:p>
          </table:table-cell>
          <table:table-cell office:value-type="float" office:value="21" calcext:value-type="float">
            <text:p>21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9.6" calcext:value-type="float">
            <text:p>9.6</text:p>
          </table:table-cell>
          <table:table-cell office:value-type="float" office:value="250" calcext:value-type="float">
            <text:p>25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4755" calcext:value-type="float">
            <text:p>44755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114" calcext:value-type="float">
            <text:p>114</text:p>
          </table:table-cell>
          <table:table-cell office:value-type="float" office:value="21" calcext:value-type="float">
            <text:p>21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9.6" calcext:value-type="float">
            <text:p>9.6</text:p>
          </table:table-cell>
          <table:table-cell office:value-type="float" office:value="250" calcext:value-type="float">
            <text:p>25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4888" calcext:value-type="float">
            <text:p>44888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9.6" calcext:value-type="float">
            <text:p>9.6</text:p>
          </table:table-cell>
          <table:table-cell office:value-type="float" office:value="250" calcext:value-type="float">
            <text:p>25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5021" calcext:value-type="float">
            <text:p>45021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108" calcext:value-type="float">
            <text:p>108</text:p>
          </table:table-cell>
          <table:table-cell office:value-type="float" office:value="9.6" calcext:value-type="float">
            <text:p>9.6</text:p>
          </table:table-cell>
          <table:table-cell office:value-type="float" office:value="250" calcext:value-type="float">
            <text:p>25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5153" calcext:value-type="float">
            <text:p>45153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98" calcext:value-type="float">
            <text:p>98</text:p>
          </table:table-cell>
          <table:table-cell office:value-type="float" office:value="21" calcext:value-type="float">
            <text:p>21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9.5" calcext:value-type="float">
            <text:p>9.5</text:p>
          </table:table-cell>
          <table:table-cell office:value-type="float" office:value="250" calcext:value-type="float">
            <text:p>25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5285" calcext:value-type="float">
            <text:p>45285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135" calcext:value-type="float">
            <text:p>135</text:p>
          </table:table-cell>
          <table:table-cell office:value-type="float" office:value="21" calcext:value-type="float">
            <text:p>21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9.6" calcext:value-type="float">
            <text:p>9.6</text:p>
          </table:table-cell>
          <table:table-cell office:value-type="float" office:value="250" calcext:value-type="float">
            <text:p>25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5418" calcext:value-type="float">
            <text:p>45418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108" calcext:value-type="float">
            <text:p>108</text:p>
          </table:table-cell>
          <table:table-cell office:value-type="float" office:value="9.5" calcext:value-type="float">
            <text:p>9.5</text:p>
          </table:table-cell>
          <table:table-cell office:value-type="float" office:value="250" calcext:value-type="float">
            <text:p>25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5550" calcext:value-type="float">
            <text:p>45550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72" calcext:value-type="float">
            <text:p>72</text:p>
          </table:table-cell>
          <table:table-cell office:value-type="float" office:value="21" calcext:value-type="float">
            <text:p>21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9.5" calcext:value-type="float">
            <text:p>9.5</text:p>
          </table:table-cell>
          <table:table-cell office:value-type="float" office:value="250" calcext:value-type="float">
            <text:p>25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5682" calcext:value-type="float">
            <text:p>45682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169" calcext:value-type="float">
            <text:p>169</text:p>
          </table:table-cell>
          <table:table-cell office:value-type="float" office:value="21" calcext:value-type="float">
            <text:p>21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9.5" calcext:value-type="float">
            <text:p>9.5</text:p>
          </table:table-cell>
          <table:table-cell office:value-type="float" office:value="250" calcext:value-type="float">
            <text:p>25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5815" calcext:value-type="float">
            <text:p>45815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9.5" calcext:value-type="float">
            <text:p>9.5</text:p>
          </table:table-cell>
          <table:table-cell office:value-type="float" office:value="250" calcext:value-type="float">
            <text:p>25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5947" calcext:value-type="float">
            <text:p>45947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9.5" calcext:value-type="float">
            <text:p>9.5</text:p>
          </table:table-cell>
          <table:table-cell office:value-type="float" office:value="250" calcext:value-type="float">
            <text:p>25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6080" calcext:value-type="float">
            <text:p>46080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9.5" calcext:value-type="float">
            <text:p>9.5</text:p>
          </table:table-cell>
          <table:table-cell office:value-type="float" office:value="250" calcext:value-type="float">
            <text:p>25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6213" calcext:value-type="float">
            <text:p>46213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49" calcext:value-type="float">
            <text:p>249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108" calcext:value-type="float">
            <text:p>108</text:p>
          </table:table-cell>
          <table:table-cell office:value-type="float" office:value="9.5" calcext:value-type="float">
            <text:p>9.5</text:p>
          </table:table-cell>
          <table:table-cell office:value-type="float" office:value="250" calcext:value-type="float">
            <text:p>25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6346" calcext:value-type="float">
            <text:p>46346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76" calcext:value-type="float">
            <text:p>76</text:p>
          </table:table-cell>
          <table:table-cell office:value-type="float" office:value="21" calcext:value-type="float">
            <text:p>21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9.5" calcext:value-type="float">
            <text:p>9.5</text:p>
          </table:table-cell>
          <table:table-cell office:value-type="float" office:value="250" calcext:value-type="float">
            <text:p>25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6478" calcext:value-type="float">
            <text:p>46478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9.5" calcext:value-type="float">
            <text:p>9.5</text:p>
          </table:table-cell>
          <table:table-cell office:value-type="float" office:value="250" calcext:value-type="float">
            <text:p>250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6611" calcext:value-type="float">
            <text:p>46611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97" calcext:value-type="float">
            <text:p>97</text:p>
          </table:table-cell>
          <table:table-cell office:value-type="float" office:value="21" calcext:value-type="float">
            <text:p>21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9.5" calcext:value-type="float">
            <text:p>9.5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6744" calcext:value-type="float">
            <text:p>46744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9.4" calcext:value-type="float">
            <text:p>9.4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6877" calcext:value-type="float">
            <text:p>46877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9.4" calcext:value-type="float">
            <text:p>9.4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7009" calcext:value-type="float">
            <text:p>47009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69" calcext:value-type="float">
            <text:p>69</text:p>
          </table:table-cell>
          <table:table-cell office:value-type="float" office:value="21" calcext:value-type="float">
            <text:p>21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9.5" calcext:value-type="float">
            <text:p>9.5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7142" calcext:value-type="float">
            <text:p>47142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96" calcext:value-type="float">
            <text:p>96</text:p>
          </table:table-cell>
          <table:table-cell office:value-type="float" office:value="21" calcext:value-type="float">
            <text:p>21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9.5" calcext:value-type="float">
            <text:p>9.5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7275" calcext:value-type="float">
            <text:p>47275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48" calcext:value-type="float">
            <text:p>24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103" calcext:value-type="float">
            <text:p>103</text:p>
          </table:table-cell>
          <table:table-cell office:value-type="float" office:value="21" calcext:value-type="float">
            <text:p>21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9.4" calcext:value-type="float">
            <text:p>9.4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7407" calcext:value-type="float">
            <text:p>47407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9.4" calcext:value-type="float">
            <text:p>9.4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7539" calcext:value-type="float">
            <text:p>47539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9.5" calcext:value-type="float">
            <text:p>9.5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7672" calcext:value-type="float">
            <text:p>47672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49" calcext:value-type="float">
            <text:p>249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96" calcext:value-type="float">
            <text:p>96</text:p>
          </table:table-cell>
          <table:table-cell office:value-type="float" office:value="21" calcext:value-type="float">
            <text:p>21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9.5" calcext:value-type="float">
            <text:p>9.5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7805" calcext:value-type="float">
            <text:p>47805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9.4" calcext:value-type="float">
            <text:p>9.4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7938" calcext:value-type="float">
            <text:p>47938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9.4" calcext:value-type="float">
            <text:p>9.4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8071" calcext:value-type="float">
            <text:p>48071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9.4" calcext:value-type="float">
            <text:p>9.4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8203" calcext:value-type="float">
            <text:p>48203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9.4" calcext:value-type="float">
            <text:p>9.4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8336" calcext:value-type="float">
            <text:p>48336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9.4" calcext:value-type="float">
            <text:p>9.4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22" calcext:value-type="float">
            <text:p>2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8469" calcext:value-type="float">
            <text:p>48469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9.4" calcext:value-type="float">
            <text:p>9.4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22" calcext:value-type="float">
            <text:p>2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8602" calcext:value-type="float">
            <text:p>48602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9.4" calcext:value-type="float">
            <text:p>9.4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22" calcext:value-type="float">
            <text:p>2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8735" calcext:value-type="float">
            <text:p>48735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106" calcext:value-type="float">
            <text:p>106</text:p>
          </table:table-cell>
          <table:table-cell office:value-type="float" office:value="9.3" calcext:value-type="float">
            <text:p>9.3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22" calcext:value-type="float">
            <text:p>2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8868" calcext:value-type="float">
            <text:p>48868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9.3" calcext:value-type="float">
            <text:p>9.3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22" calcext:value-type="float">
            <text:p>2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9000" calcext:value-type="float">
            <text:p>49000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9.4" calcext:value-type="float">
            <text:p>9.4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22" calcext:value-type="float">
            <text:p>2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9133" calcext:value-type="float">
            <text:p>49133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9.3" calcext:value-type="float">
            <text:p>9.3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22" calcext:value-type="float">
            <text:p>2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9265" calcext:value-type="float">
            <text:p>49265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9.3" calcext:value-type="float">
            <text:p>9.3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22" calcext:value-type="float">
            <text:p>2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9398" calcext:value-type="float">
            <text:p>49398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9.3" calcext:value-type="float">
            <text:p>9.3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22" calcext:value-type="float">
            <text:p>2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9531" calcext:value-type="float">
            <text:p>49531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9.3" calcext:value-type="float">
            <text:p>9.3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22" calcext:value-type="float">
            <text:p>2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9663" calcext:value-type="float">
            <text:p>49663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121" calcext:value-type="float">
            <text:p>121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106" calcext:value-type="float">
            <text:p>106</text:p>
          </table:table-cell>
          <table:table-cell office:value-type="float" office:value="9.3" calcext:value-type="float">
            <text:p>9.3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22" calcext:value-type="float">
            <text:p>2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9795" calcext:value-type="float">
            <text:p>49795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9.3" calcext:value-type="float">
            <text:p>9.3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22" calcext:value-type="float">
            <text:p>2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9928" calcext:value-type="float">
            <text:p>499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.3" calcext:value-type="float">
            <text:p>11.3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5.3" calcext:value-type="float">
            <text:p>5.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2" calcext:value-type="float">
            <text:p>2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0061" calcext:value-type="float">
            <text:p>500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2" calcext:value-type="float">
            <text:p>12.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22" calcext:value-type="float">
            <text:p>2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0193" calcext:value-type="float">
            <text:p>50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3" calcext:value-type="float">
            <text:p>12.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22" calcext:value-type="float">
            <text:p>2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0326" calcext:value-type="float">
            <text:p>503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3" calcext:value-type="float">
            <text:p>12.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22" calcext:value-type="float">
            <text:p>2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0458" calcext:value-type="float">
            <text:p>504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3" calcext:value-type="float">
            <text:p>12.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22" calcext:value-type="float">
            <text:p>2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0590" calcext:value-type="float">
            <text:p>505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3" calcext:value-type="float">
            <text:p>12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22" calcext:value-type="float">
            <text:p>2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0723" calcext:value-type="float">
            <text:p>507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3" calcext:value-type="float">
            <text:p>12.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22" calcext:value-type="float">
            <text:p>2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0856" calcext:value-type="float">
            <text:p>508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2.3" calcext:value-type="float">
            <text:p>12.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22" calcext:value-type="float">
            <text:p>2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0988" calcext:value-type="float">
            <text:p>509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4" calcext:value-type="float">
            <text:p>12.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22" calcext:value-type="float">
            <text:p>2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1120" calcext:value-type="float">
            <text:p>511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4" calcext:value-type="float">
            <text:p>12.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22" calcext:value-type="float">
            <text:p>2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1253" calcext:value-type="float">
            <text:p>512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4" calcext:value-type="float">
            <text:p>12.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1386" calcext:value-type="float">
            <text:p>513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4" calcext:value-type="float">
            <text:p>12.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1519" calcext:value-type="float">
            <text:p>515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4" calcext:value-type="float">
            <text:p>12.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1651" calcext:value-type="float">
            <text:p>5165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4" calcext:value-type="float">
            <text:p>12.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1784" calcext:value-type="float">
            <text:p>517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4" calcext:value-type="float">
            <text:p>12.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1917" calcext:value-type="float">
            <text:p>519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4" calcext:value-type="float">
            <text:p>12.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2050" calcext:value-type="float">
            <text:p>520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4" calcext:value-type="float">
            <text:p>12.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2182" calcext:value-type="float">
            <text:p>521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4" calcext:value-type="float">
            <text:p>12.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2314" calcext:value-type="float">
            <text:p>523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4" calcext:value-type="float">
            <text:p>12.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2447" calcext:value-type="float">
            <text:p>524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4" calcext:value-type="float">
            <text:p>12.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2580" calcext:value-type="float">
            <text:p>525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4" calcext:value-type="float">
            <text:p>12.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2712" calcext:value-type="float">
            <text:p>527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4" calcext:value-type="float">
            <text:p>12.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2844" calcext:value-type="float">
            <text:p>528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4" calcext:value-type="float">
            <text:p>12.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2977" calcext:value-type="float">
            <text:p>529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3110" calcext:value-type="float">
            <text:p>531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3242" calcext:value-type="float">
            <text:p>532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3375" calcext:value-type="float">
            <text:p>533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3508" calcext:value-type="float">
            <text:p>535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3640" calcext:value-type="float">
            <text:p>536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3773" calcext:value-type="float">
            <text:p>537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3906" calcext:value-type="float">
            <text:p>539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4038" calcext:value-type="float">
            <text:p>540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4170" calcext:value-type="float">
            <text:p>541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4303" calcext:value-type="float">
            <text:p>543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4435" calcext:value-type="float">
            <text:p>544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4567" calcext:value-type="float">
            <text:p>545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4700" calcext:value-type="float">
            <text:p>547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4832" calcext:value-type="float">
            <text:p>548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4964" calcext:value-type="float">
            <text:p>549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5097" calcext:value-type="float">
            <text:p>550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5230" calcext:value-type="float">
            <text:p>552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5362" calcext:value-type="float">
            <text:p>553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5494" calcext:value-type="float">
            <text:p>5549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5627" calcext:value-type="float">
            <text:p>556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5760" calcext:value-type="float">
            <text:p>557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5892" calcext:value-type="float">
            <text:p>558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6024" calcext:value-type="float">
            <text:p>560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6157" calcext:value-type="float">
            <text:p>561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6289" calcext:value-type="float">
            <text:p>5628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6421" calcext:value-type="float">
            <text:p>564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6554" calcext:value-type="float">
            <text:p>565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6687" calcext:value-type="float">
            <text:p>566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6820" calcext:value-type="float">
            <text:p>568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6953" calcext:value-type="float">
            <text:p>569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7086" calcext:value-type="float">
            <text:p>570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7219" calcext:value-type="float">
            <text:p>572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7351" calcext:value-type="float">
            <text:p>5735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7483" calcext:value-type="float">
            <text:p>574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7615" calcext:value-type="float">
            <text:p>576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7748" calcext:value-type="float">
            <text:p>577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7881" calcext:value-type="float">
            <text:p>578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8014" calcext:value-type="float">
            <text:p>580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8146" calcext:value-type="float">
            <text:p>581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8278" calcext:value-type="float">
            <text:p>582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8411" calcext:value-type="float">
            <text:p>584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8544" calcext:value-type="float">
            <text:p>585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8677" calcext:value-type="float">
            <text:p>586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8810" calcext:value-type="float">
            <text:p>588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8942" calcext:value-type="float">
            <text:p>589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9074" calcext:value-type="float">
            <text:p>590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9206" calcext:value-type="float">
            <text:p>592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9338" calcext:value-type="float">
            <text:p>593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9471" calcext:value-type="float">
            <text:p>594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9604" calcext:value-type="float">
            <text:p>596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9737" calcext:value-type="float">
            <text:p>597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</table:table-row>
      </table:table>
      <table:table table:name="Chart Status" table:style-name="ta1">
        <table:table-column table:style-name="co10" table:default-cell-style-name="Default"/>
        <table:table-row table:style-name="ro1">
          <table:table-cell>
            <draw:frame draw:z-index="0" draw:style-name="gr1" draw:text-style-name="P1" svg:width="49.932cm" svg:height="18.38cm" svg:x="0.001cm" svg:y="0.001cm">
              <draw:object draw:notify-on-update-of-ranges="'short-run'.A2:'short-run'.A452 'short-run'.B1:'short-run'.B1 'short-run'.B2:'short-run'.B452 'short-run'.A2:'short-run'.A452 'short-run'.D1:'short-run'.D1 'short-run'.D2:'short-run'.D452 'short-run'.A2:'short-run'.A452 'short-run'.E1:'short-run'.E1 'short-run'.E2:'short-run'.E452 'short-run'.A2:'short-run'.A452 'short-run'.T1:'short-run'.T1 'short-run'.T2:'short-run'.T452 'short-run'.A2:'short-run'.A452 'short-run'.V1:'short-run'.V1 'short-run'.V2:'short-run'.V452 'short-run'.A2:'short-run'.A452 'short-run'.X1:'short-run'.X1 'short-run'.X2:'short-run'.X452 'short-run'.A2:'short-run'.A452 'short-run'.Y1:'short-run'.Y1 'short-run'.Y2:'short-run'.Y452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8">00/00/0000</text:date>, <text:time style:data-style-name="N2" text:time-value="18:01:39.16664239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18T18:01:58.253187300</dc:date>
    <meta:editing-duration>PT3M56S</meta:editing-duration>
    <meta:editing-cycles>2</meta:editing-cycles>
    <meta:generator>LibreOffice/24.2.5.2$Linux_X86_64 LibreOffice_project/420$Build-2</meta:generator>
    <dc:creator>David Fiddes</dc:creator>
    <meta:document-statistic meta:table-count="2" meta:cell-count="15368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6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49.933cm" svg:height="18.381cm" xlink:href=".." xlink:type="simple" chart:class="chart:scatter" chart:style-name="ch1">
        <chart:legend chart:legend-position="end" svg:x="46.049cm" svg:y="7.397cm" style:legend-expansion="high" chart:style-name="ch2"/>
        <chart:plot-area chart:style-name="ch3" table:cell-range-address="'short-run'.A2:'short-run'.B452 'short-run'.B1:'short-run'.B1 'short-run'.D1:'short-run'.E452 'short-run'.T1:'short-run'.T452 'short-run'.V1:'short-run'.V452 'short-run'.X1:'short-run'.Y452" chart:data-source-has-labels="row" svg:x="0.998cm" svg:y="0.367cm" svg:width="44.053cm" svg:height="17.647cm">
          <chart:coordinate-region svg:x="1.805cm" svg:y="0.566cm" svg:width="42.769cm" svg:height="16.80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hort-run'.B2:'short-run'.B452" chart:label-cell-address="'short-run'.B1:'short-run'.B1" chart:class="chart:scatter">
            <chart:domain table:cell-range-address="'short-run'.A2:'short-run'.A452"/>
            <chart:data-point chart:repeated="451"/>
          </chart:series>
          <chart:series chart:style-name="ch8" chart:values-cell-range-address="'short-run'.D2:'short-run'.D452" chart:label-cell-address="'short-run'.D1:'short-run'.D1" chart:class="chart:scatter">
            <chart:data-point chart:repeated="451"/>
          </chart:series>
          <chart:series chart:style-name="ch9" chart:values-cell-range-address="'short-run'.E2:'short-run'.E452" chart:label-cell-address="'short-run'.E1:'short-run'.E1" chart:class="chart:scatter">
            <chart:data-point chart:repeated="451"/>
          </chart:series>
          <chart:series chart:style-name="ch10" chart:values-cell-range-address="'short-run'.T2:'short-run'.T452" chart:label-cell-address="'short-run'.T1:'short-run'.T1" chart:class="chart:scatter">
            <chart:data-point chart:repeated="451"/>
          </chart:series>
          <chart:series chart:style-name="ch11" chart:values-cell-range-address="'short-run'.V2:'short-run'.V452" chart:label-cell-address="'short-run'.V1:'short-run'.V1" chart:class="chart:scatter">
            <chart:data-point chart:repeated="451"/>
          </chart:series>
          <chart:series chart:style-name="ch12" chart:values-cell-range-address="'short-run'.X2:'short-run'.X452" chart:label-cell-address="'short-run'.X1:'short-run'.X1" chart:class="chart:scatter">
            <chart:data-point chart:repeated="451"/>
          </chart:series>
          <chart:series chart:style-name="ch13" chart:values-cell-range-address="'short-run'.Y2:'short-run'.Y452" chart:label-cell-address="'short-run'.Y1:'short-run'.Y1" chart:class="chart:scatter">
            <chart:data-point chart:repeated="45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Speed_Request</text:p>
                <draw:g>
                  <svg:desc>'short-run'.B1:'short-run'.B1</svg:desc>
                </draw:g>
              </table:table-cell>
              <table:table-cell office:value-type="string">
                <text:p> 2A_Byte1</text:p>
                <draw:g>
                  <svg:desc>'short-run'.D1:'short-run'.D1</svg:desc>
                </draw:g>
              </table:table-cell>
              <table:table-cell office:value-type="string">
                <text:p> 2A_Byte2</text:p>
                <draw:g>
                  <svg:desc>'short-run'.E1:'short-run'.E1</svg:desc>
                </draw:g>
              </table:table-cell>
              <table:table-cell office:value-type="string">
                <text:p> 30_Byte1</text:p>
                <draw:g>
                  <svg:desc>'short-run'.T1:'short-run'.T1</svg:desc>
                </draw:g>
              </table:table-cell>
              <table:table-cell office:value-type="string">
                <text:p> 30_Byte3</text:p>
                <draw:g>
                  <svg:desc>'short-run'.V1:'short-run'.V1</svg:desc>
                </draw:g>
              </table:table-cell>
              <table:table-cell office:value-type="string">
                <text:p> 30_Byte5</text:p>
                <draw:g>
                  <svg:desc>'short-run'.X1:'short-run'.X1</svg:desc>
                </draw:g>
              </table:table-cell>
              <table:table-cell office:value-type="string">
                <text:p> 30_Byte6</text:p>
                <draw:g>
                  <svg:desc>'short-run'.Y1:'short-run'.Y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5">
                <text:p>65</text:p>
                <draw:g>
                  <svg:desc>'short-run'.A2:'short-run'.A452</svg:desc>
                </draw:g>
              </table:table-cell>
              <table:table-cell office:value-type="float" office:value="0">
                <text:p>0</text:p>
                <draw:g>
                  <svg:desc>'short-run'.B2:'short-run'.B452</svg:desc>
                </draw:g>
              </table:table-cell>
              <table:table-cell office:value-type="float" office:value="0">
                <text:p>0</text:p>
                <draw:g>
                  <svg:desc>'short-run'.D2:'short-run'.D452</svg:desc>
                </draw:g>
              </table:table-cell>
              <table:table-cell office:value-type="float" office:value="0">
                <text:p>0</text:p>
                <draw:g>
                  <svg:desc>'short-run'.E2:'short-run'.E452</svg:desc>
                </draw:g>
              </table:table-cell>
              <table:table-cell office:value-type="float" office:value="0">
                <text:p>0</text:p>
                <draw:g>
                  <svg:desc>'short-run'.T2:'short-run'.T452</svg:desc>
                </draw:g>
              </table:table-cell>
              <table:table-cell office:value-type="float" office:value="0">
                <text:p>0</text:p>
                <draw:g>
                  <svg:desc>'short-run'.V2:'short-run'.V452</svg:desc>
                </draw:g>
              </table:table-cell>
              <table:table-cell office:value-type="float" office:value="0">
                <text:p>0</text:p>
                <draw:g>
                  <svg:desc>'short-run'.X2:'short-run'.X452</svg:desc>
                </draw:g>
              </table:table-cell>
              <table:table-cell office:value-type="float" office:value="0">
                <text:p>0</text:p>
                <draw:g>
                  <svg:desc>'short-run'.Y2:'short-run'.Y4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8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0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63">
                <text:p>4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95">
                <text:p>5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28">
                <text:p>7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60">
                <text:p>8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92">
                <text:p>9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25">
                <text:p>1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58">
                <text:p>12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91">
                <text:p>13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23">
                <text:p>15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55">
                <text:p>16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87">
                <text:p>17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19">
                <text:p>19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52">
                <text:p>20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84">
                <text:p>21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17">
                <text:p>23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50">
                <text:p>24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83">
                <text:p>25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15">
                <text:p>27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47">
                <text:p>28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79">
                <text:p>29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12">
                <text:p>3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44">
                <text:p>3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76">
                <text:p>33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508">
                <text:p>3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640">
                <text:p>36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772">
                <text:p>37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05">
                <text:p>39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37">
                <text:p>40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170">
                <text:p>4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302">
                <text:p>43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435">
                <text:p>44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568">
                <text:p>45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701">
                <text:p>47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834">
                <text:p>48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967">
                <text:p>4967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100">
                <text:p>510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232">
                <text:p>5232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364">
                <text:p>5364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496">
                <text:p>5496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629">
                <text:p>5629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762">
                <text:p>5762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895">
                <text:p>5895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028">
                <text:p>6028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161">
                <text:p>6161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293">
                <text:p>6293</text:p>
              </table:table-cell>
              <table:table-cell office:value-type="float" office:value="255">
                <text:p>25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52">
                <text:p>5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425">
                <text:p>6425</text:p>
              </table:table-cell>
              <table:table-cell office:value-type="float" office:value="255">
                <text:p>255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108">
                <text:p>10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558">
                <text:p>6558</text:p>
              </table:table-cell>
              <table:table-cell office:value-type="float" office:value="255">
                <text:p>255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44">
                <text:p>44</text:p>
              </table:table-cell>
              <table:table-cell office:value-type="float" office:value="121">
                <text:p>12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690">
                <text:p>6690</text:p>
              </table:table-cell>
              <table:table-cell office:value-type="float" office:value="255">
                <text:p>255</text:p>
              </table:table-cell>
              <table:table-cell office:value-type="float" office:value="51">
                <text:p>51</text:p>
              </table:table-cell>
              <table:table-cell office:value-type="float" office:value="6">
                <text:p>6</text:p>
              </table:table-cell>
              <table:table-cell office:value-type="float" office:value="57">
                <text:p>57</text:p>
              </table:table-cell>
              <table:table-cell office:value-type="float" office:value="153">
                <text:p>15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822">
                <text:p>6822</text:p>
              </table:table-cell>
              <table:table-cell office:value-type="float" office:value="255">
                <text:p>255</text:p>
              </table:table-cell>
              <table:table-cell office:value-type="float" office:value="68">
                <text:p>68</text:p>
              </table:table-cell>
              <table:table-cell office:value-type="float" office:value="11">
                <text:p>11</text:p>
              </table:table-cell>
              <table:table-cell office:value-type="float" office:value="70">
                <text:p>70</text:p>
              </table:table-cell>
              <table:table-cell office:value-type="float" office:value="190">
                <text:p>190</text:p>
              </table:table-cell>
              <table:table-cell office:value-type="float" office:value="5">
                <text:p>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955">
                <text:p>6955</text:p>
              </table:table-cell>
              <table:table-cell office:value-type="float" office:value="255">
                <text:p>255</text:p>
              </table:table-cell>
              <table:table-cell office:value-type="float" office:value="84">
                <text:p>84</text:p>
              </table:table-cell>
              <table:table-cell office:value-type="float" office:value="15">
                <text:p>15</text:p>
              </table:table-cell>
              <table:table-cell office:value-type="float" office:value="78">
                <text:p>78</text:p>
              </table:table-cell>
              <table:table-cell office:value-type="float" office:value="237">
                <text:p>237</text:p>
              </table:table-cell>
              <table:table-cell office:value-type="float" office:value="7">
                <text:p>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088">
                <text:p>7088</text:p>
              </table:table-cell>
              <table:table-cell office:value-type="float" office:value="255">
                <text:p>255</text:p>
              </table:table-cell>
              <table:table-cell office:value-type="float" office:value="101">
                <text:p>101</text:p>
              </table:table-cell>
              <table:table-cell office:value-type="float" office:value="19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248">
                <text:p>248</text:p>
              </table:table-cell>
              <table:table-cell office:value-type="float" office:value="9">
                <text:p>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221">
                <text:p>7221</text:p>
              </table:table-cell>
              <table:table-cell office:value-type="float" office:value="255">
                <text:p>255</text:p>
              </table:table-cell>
              <table:table-cell office:value-type="float" office:value="125">
                <text:p>125</text:p>
              </table:table-cell>
              <table:table-cell office:value-type="float" office:value="21">
                <text:p>21</text:p>
              </table:table-cell>
              <table:table-cell office:value-type="float" office:value="89">
                <text:p>89</text:p>
              </table:table-cell>
              <table:table-cell office:value-type="float" office:value="248">
                <text:p>248</text:p>
              </table:table-cell>
              <table:table-cell office:value-type="float" office:value="10">
                <text:p>1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354">
                <text:p>7354</text:p>
              </table:table-cell>
              <table:table-cell office:value-type="float" office:value="255">
                <text:p>255</text:p>
              </table:table-cell>
              <table:table-cell office:value-type="float" office:value="147">
                <text:p>147</text:p>
              </table:table-cell>
              <table:table-cell office:value-type="float" office:value="22">
                <text:p>22</text:p>
              </table:table-cell>
              <table:table-cell office:value-type="float" office:value="97">
                <text:p>97</text:p>
              </table:table-cell>
              <table:table-cell office:value-type="float" office:value="248">
                <text:p>248</text:p>
              </table:table-cell>
              <table:table-cell office:value-type="float" office:value="12">
                <text:p>1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487">
                <text:p>7487</text:p>
              </table:table-cell>
              <table:table-cell office:value-type="float" office:value="255">
                <text:p>255</text:p>
              </table:table-cell>
              <table:table-cell office:value-type="float" office:value="168">
                <text:p>168</text:p>
              </table:table-cell>
              <table:table-cell office:value-type="float" office:value="23">
                <text:p>23</text:p>
              </table:table-cell>
              <table:table-cell office:value-type="float" office:value="110">
                <text:p>110</text:p>
              </table:table-cell>
              <table:table-cell office:value-type="float" office:value="248">
                <text:p>248</text:p>
              </table:table-cell>
              <table:table-cell office:value-type="float" office:value="14">
                <text:p>1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620">
                <text:p>7620</text:p>
              </table:table-cell>
              <table:table-cell office:value-type="float" office:value="255">
                <text:p>255</text:p>
              </table:table-cell>
              <table:table-cell office:value-type="float" office:value="181">
                <text:p>181</text:p>
              </table:table-cell>
              <table:table-cell office:value-type="float" office:value="25">
                <text:p>25</text:p>
              </table:table-cell>
              <table:table-cell office:value-type="float" office:value="123">
                <text:p>123</text:p>
              </table:table-cell>
              <table:table-cell office:value-type="float" office:value="248">
                <text:p>248</text:p>
              </table:table-cell>
              <table:table-cell office:value-type="float" office:value="15">
                <text:p>1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753">
                <text:p>7753</text:p>
              </table:table-cell>
              <table:table-cell office:value-type="float" office:value="255">
                <text:p>255</text:p>
              </table:table-cell>
              <table:table-cell office:value-type="float" office:value="199">
                <text:p>199</text:p>
              </table:table-cell>
              <table:table-cell office:value-type="float" office:value="27">
                <text:p>27</text:p>
              </table:table-cell>
              <table:table-cell office:value-type="float" office:value="130">
                <text:p>130</text:p>
              </table:table-cell>
              <table:table-cell office:value-type="float" office:value="248">
                <text:p>248</text:p>
              </table:table-cell>
              <table:table-cell office:value-type="float" office:value="17">
                <text:p>1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886">
                <text:p>7886</text:p>
              </table:table-cell>
              <table:table-cell office:value-type="float" office:value="255">
                <text:p>255</text:p>
              </table:table-cell>
              <table:table-cell office:value-type="float" office:value="203">
                <text:p>203</text:p>
              </table:table-cell>
              <table:table-cell office:value-type="float" office:value="29">
                <text:p>29</text:p>
              </table:table-cell>
              <table:table-cell office:value-type="float" office:value="131">
                <text:p>131</text:p>
              </table:table-cell>
              <table:table-cell office:value-type="float" office:value="247">
                <text:p>247</text:p>
              </table:table-cell>
              <table:table-cell office:value-type="float" office:value="17">
                <text:p>1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019">
                <text:p>8019</text:p>
              </table:table-cell>
              <table:table-cell office:value-type="float" office:value="255">
                <text:p>255</text:p>
              </table:table-cell>
              <table:table-cell office:value-type="float" office:value="203">
                <text:p>203</text:p>
              </table:table-cell>
              <table:table-cell office:value-type="float" office:value="30">
                <text:p>30</text:p>
              </table:table-cell>
              <table:table-cell office:value-type="float" office:value="128">
                <text:p>128</text:p>
              </table:table-cell>
              <table:table-cell office:value-type="float" office:value="244">
                <text:p>244</text:p>
              </table:table-cell>
              <table:table-cell office:value-type="float" office:value="17">
                <text:p>1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152">
                <text:p>8152</text:p>
              </table:table-cell>
              <table:table-cell office:value-type="float" office:value="255">
                <text:p>255</text:p>
              </table:table-cell>
              <table:table-cell office:value-type="float" office:value="206">
                <text:p>206</text:p>
              </table:table-cell>
              <table:table-cell office:value-type="float" office:value="31">
                <text:p>31</text:p>
              </table:table-cell>
              <table:table-cell office:value-type="float" office:value="127">
                <text:p>127</text:p>
              </table:table-cell>
              <table:table-cell office:value-type="float" office:value="245">
                <text:p>245</text:p>
              </table:table-cell>
              <table:table-cell office:value-type="float" office:value="17">
                <text:p>17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285">
                <text:p>8285</text:p>
              </table:table-cell>
              <table:table-cell office:value-type="float" office:value="255">
                <text:p>255</text:p>
              </table:table-cell>
              <table:table-cell office:value-type="float" office:value="202">
                <text:p>202</text:p>
              </table:table-cell>
              <table:table-cell office:value-type="float" office:value="31">
                <text:p>31</text:p>
              </table:table-cell>
              <table:table-cell office:value-type="float" office:value="126">
                <text:p>126</text:p>
              </table:table-cell>
              <table:table-cell office:value-type="float" office:value="246">
                <text:p>246</text:p>
              </table:table-cell>
              <table:table-cell office:value-type="float" office:value="17">
                <text:p>1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418">
                <text:p>8418</text:p>
              </table:table-cell>
              <table:table-cell office:value-type="float" office:value="255">
                <text:p>255</text:p>
              </table:table-cell>
              <table:table-cell office:value-type="float" office:value="206">
                <text:p>206</text:p>
              </table:table-cell>
              <table:table-cell office:value-type="float" office:value="31">
                <text:p>31</text:p>
              </table:table-cell>
              <table:table-cell office:value-type="float" office:value="125">
                <text:p>125</text:p>
              </table:table-cell>
              <table:table-cell office:value-type="float" office:value="247">
                <text:p>247</text:p>
              </table:table-cell>
              <table:table-cell office:value-type="float" office:value="17">
                <text:p>1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551">
                <text:p>8551</text:p>
              </table:table-cell>
              <table:table-cell office:value-type="float" office:value="255">
                <text:p>255</text:p>
              </table:table-cell>
              <table:table-cell office:value-type="float" office:value="208">
                <text:p>208</text:p>
              </table:table-cell>
              <table:table-cell office:value-type="float" office:value="31">
                <text:p>31</text:p>
              </table:table-cell>
              <table:table-cell office:value-type="float" office:value="124">
                <text:p>124</text:p>
              </table:table-cell>
              <table:table-cell office:value-type="float" office:value="243">
                <text:p>243</text:p>
              </table:table-cell>
              <table:table-cell office:value-type="float" office:value="17">
                <text:p>1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683">
                <text:p>8683</text:p>
              </table:table-cell>
              <table:table-cell office:value-type="float" office:value="255">
                <text:p>255</text:p>
              </table:table-cell>
              <table:table-cell office:value-type="float" office:value="202">
                <text:p>202</text:p>
              </table:table-cell>
              <table:table-cell office:value-type="float" office:value="31">
                <text:p>31</text:p>
              </table:table-cell>
              <table:table-cell office:value-type="float" office:value="124">
                <text:p>124</text:p>
              </table:table-cell>
              <table:table-cell office:value-type="float" office:value="244">
                <text:p>244</text:p>
              </table:table-cell>
              <table:table-cell office:value-type="float" office:value="17">
                <text:p>1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815">
                <text:p>8815</text:p>
              </table:table-cell>
              <table:table-cell office:value-type="float" office:value="255">
                <text:p>255</text:p>
              </table:table-cell>
              <table:table-cell office:value-type="float" office:value="203">
                <text:p>203</text:p>
              </table:table-cell>
              <table:table-cell office:value-type="float" office:value="30">
                <text:p>30</text:p>
              </table:table-cell>
              <table:table-cell office:value-type="float" office:value="123">
                <text:p>123</text:p>
              </table:table-cell>
              <table:table-cell office:value-type="float" office:value="242">
                <text:p>242</text:p>
              </table:table-cell>
              <table:table-cell office:value-type="float" office:value="17">
                <text:p>1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948">
                <text:p>8948</text:p>
              </table:table-cell>
              <table:table-cell office:value-type="float" office:value="255">
                <text:p>255</text:p>
              </table:table-cell>
              <table:table-cell office:value-type="float" office:value="204">
                <text:p>204</text:p>
              </table:table-cell>
              <table:table-cell office:value-type="float" office:value="30">
                <text:p>30</text:p>
              </table:table-cell>
              <table:table-cell office:value-type="float" office:value="123">
                <text:p>123</text:p>
              </table:table-cell>
              <table:table-cell office:value-type="float" office:value="244">
                <text:p>244</text:p>
              </table:table-cell>
              <table:table-cell office:value-type="float" office:value="17">
                <text:p>1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081">
                <text:p>9081</text:p>
              </table:table-cell>
              <table:table-cell office:value-type="float" office:value="255">
                <text:p>255</text:p>
              </table:table-cell>
              <table:table-cell office:value-type="float" office:value="205">
                <text:p>205</text:p>
              </table:table-cell>
              <table:table-cell office:value-type="float" office:value="30">
                <text:p>30</text:p>
              </table:table-cell>
              <table:table-cell office:value-type="float" office:value="122">
                <text:p>122</text:p>
              </table:table-cell>
              <table:table-cell office:value-type="float" office:value="243">
                <text:p>243</text:p>
              </table:table-cell>
              <table:table-cell office:value-type="float" office:value="17">
                <text:p>1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214">
                <text:p>9214</text:p>
              </table:table-cell>
              <table:table-cell office:value-type="float" office:value="255">
                <text:p>255</text:p>
              </table:table-cell>
              <table:table-cell office:value-type="float" office:value="207">
                <text:p>207</text:p>
              </table:table-cell>
              <table:table-cell office:value-type="float" office:value="29">
                <text:p>29</text:p>
              </table:table-cell>
              <table:table-cell office:value-type="float" office:value="123">
                <text:p>123</text:p>
              </table:table-cell>
              <table:table-cell office:value-type="float" office:value="247">
                <text:p>247</text:p>
              </table:table-cell>
              <table:table-cell office:value-type="float" office:value="17">
                <text:p>1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346">
                <text:p>9346</text:p>
              </table:table-cell>
              <table:table-cell office:value-type="float" office:value="255">
                <text:p>255</text:p>
              </table:table-cell>
              <table:table-cell office:value-type="float" office:value="205">
                <text:p>205</text:p>
              </table:table-cell>
              <table:table-cell office:value-type="float" office:value="29">
                <text:p>29</text:p>
              </table:table-cell>
              <table:table-cell office:value-type="float" office:value="121">
                <text:p>121</text:p>
              </table:table-cell>
              <table:table-cell office:value-type="float" office:value="244">
                <text:p>244</text:p>
              </table:table-cell>
              <table:table-cell office:value-type="float" office:value="17">
                <text:p>1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478">
                <text:p>9478</text:p>
              </table:table-cell>
              <table:table-cell office:value-type="float" office:value="255">
                <text:p>255</text:p>
              </table:table-cell>
              <table:table-cell office:value-type="float" office:value="207">
                <text:p>207</text:p>
              </table:table-cell>
              <table:table-cell office:value-type="float" office:value="29">
                <text:p>29</text:p>
              </table:table-cell>
              <table:table-cell office:value-type="float" office:value="123">
                <text:p>123</text:p>
              </table:table-cell>
              <table:table-cell office:value-type="float" office:value="244">
                <text:p>244</text:p>
              </table:table-cell>
              <table:table-cell office:value-type="float" office:value="17">
                <text:p>1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611">
                <text:p>9611</text:p>
              </table:table-cell>
              <table:table-cell office:value-type="float" office:value="255">
                <text:p>255</text:p>
              </table:table-cell>
              <table:table-cell office:value-type="float" office:value="205">
                <text:p>205</text:p>
              </table:table-cell>
              <table:table-cell office:value-type="float" office:value="29">
                <text:p>29</text:p>
              </table:table-cell>
              <table:table-cell office:value-type="float" office:value="122">
                <text:p>122</text:p>
              </table:table-cell>
              <table:table-cell office:value-type="float" office:value="244">
                <text:p>244</text:p>
              </table:table-cell>
              <table:table-cell office:value-type="float" office:value="17">
                <text:p>1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743">
                <text:p>9743</text:p>
              </table:table-cell>
              <table:table-cell office:value-type="float" office:value="255">
                <text:p>255</text:p>
              </table:table-cell>
              <table:table-cell office:value-type="float" office:value="208">
                <text:p>208</text:p>
              </table:table-cell>
              <table:table-cell office:value-type="float" office:value="29">
                <text:p>29</text:p>
              </table:table-cell>
              <table:table-cell office:value-type="float" office:value="122">
                <text:p>122</text:p>
              </table:table-cell>
              <table:table-cell office:value-type="float" office:value="245">
                <text:p>245</text:p>
              </table:table-cell>
              <table:table-cell office:value-type="float" office:value="17">
                <text:p>1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875">
                <text:p>9875</text:p>
              </table:table-cell>
              <table:table-cell office:value-type="float" office:value="255">
                <text:p>255</text:p>
              </table:table-cell>
              <table:table-cell office:value-type="float" office:value="209">
                <text:p>209</text:p>
              </table:table-cell>
              <table:table-cell office:value-type="float" office:value="29">
                <text:p>29</text:p>
              </table:table-cell>
              <table:table-cell office:value-type="float" office:value="121">
                <text:p>121</text:p>
              </table:table-cell>
              <table:table-cell office:value-type="float" office:value="245">
                <text:p>245</text:p>
              </table:table-cell>
              <table:table-cell office:value-type="float" office:value="17">
                <text:p>1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007">
                <text:p>10007</text:p>
              </table:table-cell>
              <table:table-cell office:value-type="float" office:value="255">
                <text:p>255</text:p>
              </table:table-cell>
              <table:table-cell office:value-type="float" office:value="212">
                <text:p>212</text:p>
              </table:table-cell>
              <table:table-cell office:value-type="float" office:value="28">
                <text:p>28</text:p>
              </table:table-cell>
              <table:table-cell office:value-type="float" office:value="119">
                <text:p>119</text:p>
              </table:table-cell>
              <table:table-cell office:value-type="float" office:value="245">
                <text:p>245</text:p>
              </table:table-cell>
              <table:table-cell office:value-type="float" office:value="17">
                <text:p>1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140">
                <text:p>10140</text:p>
              </table:table-cell>
              <table:table-cell office:value-type="float" office:value="255">
                <text:p>255</text:p>
              </table:table-cell>
              <table:table-cell office:value-type="float" office:value="209">
                <text:p>209</text:p>
              </table:table-cell>
              <table:table-cell office:value-type="float" office:value="28">
                <text:p>28</text:p>
              </table:table-cell>
              <table:table-cell office:value-type="float" office:value="118">
                <text:p>118</text:p>
              </table:table-cell>
              <table:table-cell office:value-type="float" office:value="243">
                <text:p>243</text:p>
              </table:table-cell>
              <table:table-cell office:value-type="float" office:value="17">
                <text:p>1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273">
                <text:p>10273</text:p>
              </table:table-cell>
              <table:table-cell office:value-type="float" office:value="255">
                <text:p>255</text:p>
              </table:table-cell>
              <table:table-cell office:value-type="float" office:value="210">
                <text:p>210</text:p>
              </table:table-cell>
              <table:table-cell office:value-type="float" office:value="28">
                <text:p>28</text:p>
              </table:table-cell>
              <table:table-cell office:value-type="float" office:value="118">
                <text:p>118</text:p>
              </table:table-cell>
              <table:table-cell office:value-type="float" office:value="243">
                <text:p>243</text:p>
              </table:table-cell>
              <table:table-cell office:value-type="float" office:value="17">
                <text:p>1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406">
                <text:p>10406</text:p>
              </table:table-cell>
              <table:table-cell office:value-type="float" office:value="255">
                <text:p>255</text:p>
              </table:table-cell>
              <table:table-cell office:value-type="float" office:value="208">
                <text:p>208</text:p>
              </table:table-cell>
              <table:table-cell office:value-type="float" office:value="27">
                <text:p>27</text:p>
              </table:table-cell>
              <table:table-cell office:value-type="float" office:value="118">
                <text:p>118</text:p>
              </table:table-cell>
              <table:table-cell office:value-type="float" office:value="244">
                <text:p>244</text:p>
              </table:table-cell>
              <table:table-cell office:value-type="float" office:value="17">
                <text:p>1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539">
                <text:p>10539</text:p>
              </table:table-cell>
              <table:table-cell office:value-type="float" office:value="255">
                <text:p>255</text:p>
              </table:table-cell>
              <table:table-cell office:value-type="float" office:value="212">
                <text:p>212</text:p>
              </table:table-cell>
              <table:table-cell office:value-type="float" office:value="27">
                <text:p>27</text:p>
              </table:table-cell>
              <table:table-cell office:value-type="float" office:value="117">
                <text:p>117</text:p>
              </table:table-cell>
              <table:table-cell office:value-type="float" office:value="246">
                <text:p>246</text:p>
              </table:table-cell>
              <table:table-cell office:value-type="float" office:value="18">
                <text:p>1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671">
                <text:p>10671</text:p>
              </table:table-cell>
              <table:table-cell office:value-type="float" office:value="255">
                <text:p>255</text:p>
              </table:table-cell>
              <table:table-cell office:value-type="float" office:value="207">
                <text:p>207</text:p>
              </table:table-cell>
              <table:table-cell office:value-type="float" office:value="27">
                <text:p>27</text:p>
              </table:table-cell>
              <table:table-cell office:value-type="float" office:value="116">
                <text:p>116</text:p>
              </table:table-cell>
              <table:table-cell office:value-type="float" office:value="242">
                <text:p>242</text:p>
              </table:table-cell>
              <table:table-cell office:value-type="float" office:value="17">
                <text:p>1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804">
                <text:p>10804</text:p>
              </table:table-cell>
              <table:table-cell office:value-type="float" office:value="255">
                <text:p>255</text:p>
              </table:table-cell>
              <table:table-cell office:value-type="float" office:value="212">
                <text:p>212</text:p>
              </table:table-cell>
              <table:table-cell office:value-type="float" office:value="26">
                <text:p>26</text:p>
              </table:table-cell>
              <table:table-cell office:value-type="float" office:value="117">
                <text:p>117</text:p>
              </table:table-cell>
              <table:table-cell office:value-type="float" office:value="245">
                <text:p>245</text:p>
              </table:table-cell>
              <table:table-cell office:value-type="float" office:value="17">
                <text:p>1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937">
                <text:p>10937</text:p>
              </table:table-cell>
              <table:table-cell office:value-type="float" office:value="255">
                <text:p>255</text:p>
              </table:table-cell>
              <table:table-cell office:value-type="float" office:value="214">
                <text:p>214</text:p>
              </table:table-cell>
              <table:table-cell office:value-type="float" office:value="26">
                <text:p>26</text:p>
              </table:table-cell>
              <table:table-cell office:value-type="float" office:value="116">
                <text:p>116</text:p>
              </table:table-cell>
              <table:table-cell office:value-type="float" office:value="246">
                <text:p>246</text:p>
              </table:table-cell>
              <table:table-cell office:value-type="float" office:value="18">
                <text:p>1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070">
                <text:p>11070</text:p>
              </table:table-cell>
              <table:table-cell office:value-type="float" office:value="255">
                <text:p>255</text:p>
              </table:table-cell>
              <table:table-cell office:value-type="float" office:value="211">
                <text:p>211</text:p>
              </table:table-cell>
              <table:table-cell office:value-type="float" office:value="26">
                <text:p>26</text:p>
              </table:table-cell>
              <table:table-cell office:value-type="float" office:value="117">
                <text:p>117</text:p>
              </table:table-cell>
              <table:table-cell office:value-type="float" office:value="246">
                <text:p>246</text:p>
              </table:table-cell>
              <table:table-cell office:value-type="float" office:value="17">
                <text:p>1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202">
                <text:p>11202</text:p>
              </table:table-cell>
              <table:table-cell office:value-type="float" office:value="255">
                <text:p>255</text:p>
              </table:table-cell>
              <table:table-cell office:value-type="float" office:value="210">
                <text:p>210</text:p>
              </table:table-cell>
              <table:table-cell office:value-type="float" office:value="26">
                <text:p>26</text:p>
              </table:table-cell>
              <table:table-cell office:value-type="float" office:value="117">
                <text:p>117</text:p>
              </table:table-cell>
              <table:table-cell office:value-type="float" office:value="244">
                <text:p>244</text:p>
              </table:table-cell>
              <table:table-cell office:value-type="float" office:value="17">
                <text:p>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335">
                <text:p>11335</text:p>
              </table:table-cell>
              <table:table-cell office:value-type="float" office:value="255">
                <text:p>255</text:p>
              </table:table-cell>
              <table:table-cell office:value-type="float" office:value="212">
                <text:p>212</text:p>
              </table:table-cell>
              <table:table-cell office:value-type="float" office:value="26">
                <text:p>26</text:p>
              </table:table-cell>
              <table:table-cell office:value-type="float" office:value="119">
                <text:p>119</text:p>
              </table:table-cell>
              <table:table-cell office:value-type="float" office:value="246">
                <text:p>246</text:p>
              </table:table-cell>
              <table:table-cell office:value-type="float" office:value="18">
                <text:p>1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468">
                <text:p>11468</text:p>
              </table:table-cell>
              <table:table-cell office:value-type="float" office:value="255">
                <text:p>255</text:p>
              </table:table-cell>
              <table:table-cell office:value-type="float" office:value="210">
                <text:p>210</text:p>
              </table:table-cell>
              <table:table-cell office:value-type="float" office:value="26">
                <text:p>26</text:p>
              </table:table-cell>
              <table:table-cell office:value-type="float" office:value="119">
                <text:p>119</text:p>
              </table:table-cell>
              <table:table-cell office:value-type="float" office:value="244">
                <text:p>244</text:p>
              </table:table-cell>
              <table:table-cell office:value-type="float" office:value="17">
                <text:p>1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601">
                <text:p>11601</text:p>
              </table:table-cell>
              <table:table-cell office:value-type="float" office:value="255">
                <text:p>255</text:p>
              </table:table-cell>
              <table:table-cell office:value-type="float" office:value="214">
                <text:p>214</text:p>
              </table:table-cell>
              <table:table-cell office:value-type="float" office:value="26">
                <text:p>26</text:p>
              </table:table-cell>
              <table:table-cell office:value-type="float" office:value="118">
                <text:p>118</text:p>
              </table:table-cell>
              <table:table-cell office:value-type="float" office:value="246">
                <text:p>246</text:p>
              </table:table-cell>
              <table:table-cell office:value-type="float" office:value="18">
                <text:p>1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734">
                <text:p>11734</text:p>
              </table:table-cell>
              <table:table-cell office:value-type="float" office:value="255">
                <text:p>255</text:p>
              </table:table-cell>
              <table:table-cell office:value-type="float" office:value="213">
                <text:p>213</text:p>
              </table:table-cell>
              <table:table-cell office:value-type="float" office:value="26">
                <text:p>26</text:p>
              </table:table-cell>
              <table:table-cell office:value-type="float" office:value="117">
                <text:p>117</text:p>
              </table:table-cell>
              <table:table-cell office:value-type="float" office:value="244">
                <text:p>244</text:p>
              </table:table-cell>
              <table:table-cell office:value-type="float" office:value="18">
                <text:p>1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867">
                <text:p>11867</text:p>
              </table:table-cell>
              <table:table-cell office:value-type="float" office:value="255">
                <text:p>255</text:p>
              </table:table-cell>
              <table:table-cell office:value-type="float" office:value="212">
                <text:p>212</text:p>
              </table:table-cell>
              <table:table-cell office:value-type="float" office:value="26">
                <text:p>26</text:p>
              </table:table-cell>
              <table:table-cell office:value-type="float" office:value="117">
                <text:p>117</text:p>
              </table:table-cell>
              <table:table-cell office:value-type="float" office:value="244">
                <text:p>244</text:p>
              </table:table-cell>
              <table:table-cell office:value-type="float" office:value="18">
                <text:p>1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000">
                <text:p>12000</text:p>
              </table:table-cell>
              <table:table-cell office:value-type="float" office:value="255">
                <text:p>255</text:p>
              </table:table-cell>
              <table:table-cell office:value-type="float" office:value="213">
                <text:p>213</text:p>
              </table:table-cell>
              <table:table-cell office:value-type="float" office:value="26">
                <text:p>26</text:p>
              </table:table-cell>
              <table:table-cell office:value-type="float" office:value="115">
                <text:p>115</text:p>
              </table:table-cell>
              <table:table-cell office:value-type="float" office:value="243">
                <text:p>243</text:p>
              </table:table-cell>
              <table:table-cell office:value-type="float" office:value="18">
                <text:p>1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132">
                <text:p>12132</text:p>
              </table:table-cell>
              <table:table-cell office:value-type="float" office:value="255">
                <text:p>255</text:p>
              </table:table-cell>
              <table:table-cell office:value-type="float" office:value="214">
                <text:p>214</text:p>
              </table:table-cell>
              <table:table-cell office:value-type="float" office:value="25">
                <text:p>25</text:p>
              </table:table-cell>
              <table:table-cell office:value-type="float" office:value="116">
                <text:p>116</text:p>
              </table:table-cell>
              <table:table-cell office:value-type="float" office:value="243">
                <text:p>243</text:p>
              </table:table-cell>
              <table:table-cell office:value-type="float" office:value="18">
                <text:p>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264">
                <text:p>12264</text:p>
              </table:table-cell>
              <table:table-cell office:value-type="float" office:value="255">
                <text:p>255</text:p>
              </table:table-cell>
              <table:table-cell office:value-type="float" office:value="215">
                <text:p>215</text:p>
              </table:table-cell>
              <table:table-cell office:value-type="float" office:value="25">
                <text:p>25</text:p>
              </table:table-cell>
              <table:table-cell office:value-type="float" office:value="116">
                <text:p>116</text:p>
              </table:table-cell>
              <table:table-cell office:value-type="float" office:value="242">
                <text:p>242</text:p>
              </table:table-cell>
              <table:table-cell office:value-type="float" office:value="18">
                <text:p>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396">
                <text:p>12396</text:p>
              </table:table-cell>
              <table:table-cell office:value-type="float" office:value="255">
                <text:p>255</text:p>
              </table:table-cell>
              <table:table-cell office:value-type="float" office:value="215">
                <text:p>215</text:p>
              </table:table-cell>
              <table:table-cell office:value-type="float" office:value="25">
                <text:p>25</text:p>
              </table:table-cell>
              <table:table-cell office:value-type="float" office:value="117">
                <text:p>117</text:p>
              </table:table-cell>
              <table:table-cell office:value-type="float" office:value="244">
                <text:p>244</text:p>
              </table:table-cell>
              <table:table-cell office:value-type="float" office:value="17">
                <text:p>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528">
                <text:p>12528</text:p>
              </table:table-cell>
              <table:table-cell office:value-type="float" office:value="255">
                <text:p>255</text:p>
              </table:table-cell>
              <table:table-cell office:value-type="float" office:value="214">
                <text:p>214</text:p>
              </table:table-cell>
              <table:table-cell office:value-type="float" office:value="25">
                <text:p>25</text:p>
              </table:table-cell>
              <table:table-cell office:value-type="float" office:value="117">
                <text:p>117</text:p>
              </table:table-cell>
              <table:table-cell office:value-type="float" office:value="244">
                <text:p>244</text:p>
              </table:table-cell>
              <table:table-cell office:value-type="float" office:value="17">
                <text:p>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661">
                <text:p>12661</text:p>
              </table:table-cell>
              <table:table-cell office:value-type="float" office:value="255">
                <text:p>255</text:p>
              </table:table-cell>
              <table:table-cell office:value-type="float" office:value="215">
                <text:p>215</text:p>
              </table:table-cell>
              <table:table-cell office:value-type="float" office:value="25">
                <text:p>25</text:p>
              </table:table-cell>
              <table:table-cell office:value-type="float" office:value="116">
                <text:p>116</text:p>
              </table:table-cell>
              <table:table-cell office:value-type="float" office:value="246">
                <text:p>246</text:p>
              </table:table-cell>
              <table:table-cell office:value-type="float" office:value="18">
                <text:p>1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794">
                <text:p>12794</text:p>
              </table:table-cell>
              <table:table-cell office:value-type="float" office:value="255">
                <text:p>255</text:p>
              </table:table-cell>
              <table:table-cell office:value-type="float" office:value="217">
                <text:p>217</text:p>
              </table:table-cell>
              <table:table-cell office:value-type="float" office:value="25">
                <text:p>25</text:p>
              </table:table-cell>
              <table:table-cell office:value-type="float" office:value="116">
                <text:p>116</text:p>
              </table:table-cell>
              <table:table-cell office:value-type="float" office:value="244">
                <text:p>244</text:p>
              </table:table-cell>
              <table:table-cell office:value-type="float" office:value="18">
                <text:p>1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926">
                <text:p>12926</text:p>
              </table:table-cell>
              <table:table-cell office:value-type="float" office:value="255">
                <text:p>255</text:p>
              </table:table-cell>
              <table:table-cell office:value-type="float" office:value="218">
                <text:p>218</text:p>
              </table:table-cell>
              <table:table-cell office:value-type="float" office:value="25">
                <text:p>25</text:p>
              </table:table-cell>
              <table:table-cell office:value-type="float" office:value="116">
                <text:p>116</text:p>
              </table:table-cell>
              <table:table-cell office:value-type="float" office:value="246">
                <text:p>246</text:p>
              </table:table-cell>
              <table:table-cell office:value-type="float" office:value="18">
                <text:p>1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059">
                <text:p>13059</text:p>
              </table:table-cell>
              <table:table-cell office:value-type="float" office:value="255">
                <text:p>255</text:p>
              </table:table-cell>
              <table:table-cell office:value-type="float" office:value="219">
                <text:p>219</text:p>
              </table:table-cell>
              <table:table-cell office:value-type="float" office:value="25">
                <text:p>25</text:p>
              </table:table-cell>
              <table:table-cell office:value-type="float" office:value="115">
                <text:p>115</text:p>
              </table:table-cell>
              <table:table-cell office:value-type="float" office:value="246">
                <text:p>246</text:p>
              </table:table-cell>
              <table:table-cell office:value-type="float" office:value="18">
                <text:p>1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192">
                <text:p>13192</text:p>
              </table:table-cell>
              <table:table-cell office:value-type="float" office:value="255">
                <text:p>255</text:p>
              </table:table-cell>
              <table:table-cell office:value-type="float" office:value="218">
                <text:p>218</text:p>
              </table:table-cell>
              <table:table-cell office:value-type="float" office:value="25">
                <text:p>25</text:p>
              </table:table-cell>
              <table:table-cell office:value-type="float" office:value="116">
                <text:p>116</text:p>
              </table:table-cell>
              <table:table-cell office:value-type="float" office:value="244">
                <text:p>244</text:p>
              </table:table-cell>
              <table:table-cell office:value-type="float" office:value="18">
                <text:p>1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3325">
                <text:p>13325</text:p>
              </table:table-cell>
              <table:table-cell office:value-type="float" office:value="255">
                <text:p>255</text:p>
              </table:table-cell>
              <table:table-cell office:value-type="float" office:value="218">
                <text:p>218</text:p>
              </table:table-cell>
              <table:table-cell office:value-type="float" office:value="25">
                <text:p>25</text:p>
              </table:table-cell>
              <table:table-cell office:value-type="float" office:value="117">
                <text:p>117</text:p>
              </table:table-cell>
              <table:table-cell office:value-type="float" office:value="245">
                <text:p>245</text:p>
              </table:table-cell>
              <table:table-cell office:value-type="float" office:value="18">
                <text:p>1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3458">
                <text:p>13458</text:p>
              </table:table-cell>
              <table:table-cell office:value-type="float" office:value="255">
                <text:p>255</text:p>
              </table:table-cell>
              <table:table-cell office:value-type="float" office:value="219">
                <text:p>219</text:p>
              </table:table-cell>
              <table:table-cell office:value-type="float" office:value="25">
                <text:p>25</text:p>
              </table:table-cell>
              <table:table-cell office:value-type="float" office:value="117">
                <text:p>117</text:p>
              </table:table-cell>
              <table:table-cell office:value-type="float" office:value="245">
                <text:p>245</text:p>
              </table:table-cell>
              <table:table-cell office:value-type="float" office:value="18">
                <text:p>1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3591">
                <text:p>13591</text:p>
              </table:table-cell>
              <table:table-cell office:value-type="float" office:value="255">
                <text:p>255</text:p>
              </table:table-cell>
              <table:table-cell office:value-type="float" office:value="218">
                <text:p>218</text:p>
              </table:table-cell>
              <table:table-cell office:value-type="float" office:value="25">
                <text:p>25</text:p>
              </table:table-cell>
              <table:table-cell office:value-type="float" office:value="117">
                <text:p>117</text:p>
              </table:table-cell>
              <table:table-cell office:value-type="float" office:value="247">
                <text:p>247</text:p>
              </table:table-cell>
              <table:table-cell office:value-type="float" office:value="18">
                <text:p>1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3723">
                <text:p>13723</text:p>
              </table:table-cell>
              <table:table-cell office:value-type="float" office:value="255">
                <text:p>255</text:p>
              </table:table-cell>
              <table:table-cell office:value-type="float" office:value="218">
                <text:p>218</text:p>
              </table:table-cell>
              <table:table-cell office:value-type="float" office:value="25">
                <text:p>25</text:p>
              </table:table-cell>
              <table:table-cell office:value-type="float" office:value="117">
                <text:p>117</text:p>
              </table:table-cell>
              <table:table-cell office:value-type="float" office:value="243">
                <text:p>243</text:p>
              </table:table-cell>
              <table:table-cell office:value-type="float" office:value="18">
                <text:p>1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3856">
                <text:p>13856</text:p>
              </table:table-cell>
              <table:table-cell office:value-type="float" office:value="255">
                <text:p>255</text:p>
              </table:table-cell>
              <table:table-cell office:value-type="float" office:value="220">
                <text:p>220</text:p>
              </table:table-cell>
              <table:table-cell office:value-type="float" office:value="25">
                <text:p>25</text:p>
              </table:table-cell>
              <table:table-cell office:value-type="float" office:value="116">
                <text:p>116</text:p>
              </table:table-cell>
              <table:table-cell office:value-type="float" office:value="243">
                <text:p>243</text:p>
              </table:table-cell>
              <table:table-cell office:value-type="float" office:value="18">
                <text:p>1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989">
                <text:p>13989</text:p>
              </table:table-cell>
              <table:table-cell office:value-type="float" office:value="255">
                <text:p>255</text:p>
              </table:table-cell>
              <table:table-cell office:value-type="float" office:value="220">
                <text:p>220</text:p>
              </table:table-cell>
              <table:table-cell office:value-type="float" office:value="25">
                <text:p>25</text:p>
              </table:table-cell>
              <table:table-cell office:value-type="float" office:value="115">
                <text:p>115</text:p>
              </table:table-cell>
              <table:table-cell office:value-type="float" office:value="245">
                <text:p>245</text:p>
              </table:table-cell>
              <table:table-cell office:value-type="float" office:value="18">
                <text:p>1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4121">
                <text:p>14121</text:p>
              </table:table-cell>
              <table:table-cell office:value-type="float" office:value="255">
                <text:p>255</text:p>
              </table:table-cell>
              <table:table-cell office:value-type="float" office:value="219">
                <text:p>219</text:p>
              </table:table-cell>
              <table:table-cell office:value-type="float" office:value="24">
                <text:p>24</text:p>
              </table:table-cell>
              <table:table-cell office:value-type="float" office:value="114">
                <text:p>114</text:p>
              </table:table-cell>
              <table:table-cell office:value-type="float" office:value="245">
                <text:p>245</text:p>
              </table:table-cell>
              <table:table-cell office:value-type="float" office:value="18">
                <text:p>1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4253">
                <text:p>14253</text:p>
              </table:table-cell>
              <table:table-cell office:value-type="float" office:value="255">
                <text:p>255</text:p>
              </table:table-cell>
              <table:table-cell office:value-type="float" office:value="218">
                <text:p>218</text:p>
              </table:table-cell>
              <table:table-cell office:value-type="float" office:value="24">
                <text:p>24</text:p>
              </table:table-cell>
              <table:table-cell office:value-type="float" office:value="114">
                <text:p>114</text:p>
              </table:table-cell>
              <table:table-cell office:value-type="float" office:value="243">
                <text:p>243</text:p>
              </table:table-cell>
              <table:table-cell office:value-type="float" office:value="18">
                <text:p>1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386">
                <text:p>14386</text:p>
              </table:table-cell>
              <table:table-cell office:value-type="float" office:value="255">
                <text:p>255</text:p>
              </table:table-cell>
              <table:table-cell office:value-type="float" office:value="219">
                <text:p>219</text:p>
              </table:table-cell>
              <table:table-cell office:value-type="float" office:value="24">
                <text:p>24</text:p>
              </table:table-cell>
              <table:table-cell office:value-type="float" office:value="115">
                <text:p>115</text:p>
              </table:table-cell>
              <table:table-cell office:value-type="float" office:value="245">
                <text:p>245</text:p>
              </table:table-cell>
              <table:table-cell office:value-type="float" office:value="18">
                <text:p>1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4518">
                <text:p>14518</text:p>
              </table:table-cell>
              <table:table-cell office:value-type="float" office:value="255">
                <text:p>255</text:p>
              </table:table-cell>
              <table:table-cell office:value-type="float" office:value="220">
                <text:p>220</text:p>
              </table:table-cell>
              <table:table-cell office:value-type="float" office:value="24">
                <text:p>24</text:p>
              </table:table-cell>
              <table:table-cell office:value-type="float" office:value="114">
                <text:p>114</text:p>
              </table:table-cell>
              <table:table-cell office:value-type="float" office:value="244">
                <text:p>244</text:p>
              </table:table-cell>
              <table:table-cell office:value-type="float" office:value="18">
                <text:p>1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4651">
                <text:p>14651</text:p>
              </table:table-cell>
              <table:table-cell office:value-type="float" office:value="255">
                <text:p>255</text:p>
              </table:table-cell>
              <table:table-cell office:value-type="float" office:value="220">
                <text:p>220</text:p>
              </table:table-cell>
              <table:table-cell office:value-type="float" office:value="24">
                <text:p>24</text:p>
              </table:table-cell>
              <table:table-cell office:value-type="float" office:value="115">
                <text:p>115</text:p>
              </table:table-cell>
              <table:table-cell office:value-type="float" office:value="243">
                <text:p>243</text:p>
              </table:table-cell>
              <table:table-cell office:value-type="float" office:value="18">
                <text:p>1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4784">
                <text:p>14784</text:p>
              </table:table-cell>
              <table:table-cell office:value-type="float" office:value="255">
                <text:p>255</text:p>
              </table:table-cell>
              <table:table-cell office:value-type="float" office:value="220">
                <text:p>220</text:p>
              </table:table-cell>
              <table:table-cell office:value-type="float" office:value="24">
                <text:p>24</text:p>
              </table:table-cell>
              <table:table-cell office:value-type="float" office:value="115">
                <text:p>115</text:p>
              </table:table-cell>
              <table:table-cell office:value-type="float" office:value="243">
                <text:p>243</text:p>
              </table:table-cell>
              <table:table-cell office:value-type="float" office:value="18">
                <text:p>1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916">
                <text:p>14916</text:p>
              </table:table-cell>
              <table:table-cell office:value-type="float" office:value="255">
                <text:p>255</text:p>
              </table:table-cell>
              <table:table-cell office:value-type="float" office:value="222">
                <text:p>222</text:p>
              </table:table-cell>
              <table:table-cell office:value-type="float" office:value="24">
                <text:p>24</text:p>
              </table:table-cell>
              <table:table-cell office:value-type="float" office:value="115">
                <text:p>115</text:p>
              </table:table-cell>
              <table:table-cell office:value-type="float" office:value="243">
                <text:p>243</text:p>
              </table:table-cell>
              <table:table-cell office:value-type="float" office:value="18">
                <text:p>1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5049">
                <text:p>15049</text:p>
              </table:table-cell>
              <table:table-cell office:value-type="float" office:value="255">
                <text:p>255</text:p>
              </table:table-cell>
              <table:table-cell office:value-type="float" office:value="222">
                <text:p>222</text:p>
              </table:table-cell>
              <table:table-cell office:value-type="float" office:value="24">
                <text:p>24</text:p>
              </table:table-cell>
              <table:table-cell office:value-type="float" office:value="114">
                <text:p>114</text:p>
              </table:table-cell>
              <table:table-cell office:value-type="float" office:value="243">
                <text:p>243</text:p>
              </table:table-cell>
              <table:table-cell office:value-type="float" office:value="18">
                <text:p>1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5181">
                <text:p>15181</text:p>
              </table:table-cell>
              <table:table-cell office:value-type="float" office:value="255">
                <text:p>255</text:p>
              </table:table-cell>
              <table:table-cell office:value-type="float" office:value="223">
                <text:p>223</text:p>
              </table:table-cell>
              <table:table-cell office:value-type="float" office:value="24">
                <text:p>24</text:p>
              </table:table-cell>
              <table:table-cell office:value-type="float" office:value="116">
                <text:p>116</text:p>
              </table:table-cell>
              <table:table-cell office:value-type="float" office:value="243">
                <text:p>243</text:p>
              </table:table-cell>
              <table:table-cell office:value-type="float" office:value="18">
                <text:p>1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313">
                <text:p>15313</text:p>
              </table:table-cell>
              <table:table-cell office:value-type="float" office:value="255">
                <text:p>255</text:p>
              </table:table-cell>
              <table:table-cell office:value-type="float" office:value="223">
                <text:p>223</text:p>
              </table:table-cell>
              <table:table-cell office:value-type="float" office:value="24">
                <text:p>24</text:p>
              </table:table-cell>
              <table:table-cell office:value-type="float" office:value="116">
                <text:p>116</text:p>
              </table:table-cell>
              <table:table-cell office:value-type="float" office:value="242">
                <text:p>242</text:p>
              </table:table-cell>
              <table:table-cell office:value-type="float" office:value="19">
                <text:p>1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5446">
                <text:p>15446</text:p>
              </table:table-cell>
              <table:table-cell office:value-type="float" office:value="255">
                <text:p>255</text:p>
              </table:table-cell>
              <table:table-cell office:value-type="float" office:value="225">
                <text:p>225</text:p>
              </table:table-cell>
              <table:table-cell office:value-type="float" office:value="24">
                <text:p>24</text:p>
              </table:table-cell>
              <table:table-cell office:value-type="float" office:value="115">
                <text:p>115</text:p>
              </table:table-cell>
              <table:table-cell office:value-type="float" office:value="244">
                <text:p>244</text:p>
              </table:table-cell>
              <table:table-cell office:value-type="float" office:value="19">
                <text:p>1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5579">
                <text:p>15579</text:p>
              </table:table-cell>
              <table:table-cell office:value-type="float" office:value="255">
                <text:p>255</text:p>
              </table:table-cell>
              <table:table-cell office:value-type="float" office:value="226">
                <text:p>226</text:p>
              </table:table-cell>
              <table:table-cell office:value-type="float" office:value="24">
                <text:p>24</text:p>
              </table:table-cell>
              <table:table-cell office:value-type="float" office:value="115">
                <text:p>115</text:p>
              </table:table-cell>
              <table:table-cell office:value-type="float" office:value="247">
                <text:p>247</text:p>
              </table:table-cell>
              <table:table-cell office:value-type="float" office:value="19">
                <text:p>1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5712">
                <text:p>15712</text:p>
              </table:table-cell>
              <table:table-cell office:value-type="float" office:value="255">
                <text:p>255</text:p>
              </table:table-cell>
              <table:table-cell office:value-type="float" office:value="223">
                <text:p>223</text:p>
              </table:table-cell>
              <table:table-cell office:value-type="float" office:value="24">
                <text:p>24</text:p>
              </table:table-cell>
              <table:table-cell office:value-type="float" office:value="115">
                <text:p>115</text:p>
              </table:table-cell>
              <table:table-cell office:value-type="float" office:value="243">
                <text:p>243</text:p>
              </table:table-cell>
              <table:table-cell office:value-type="float" office:value="19">
                <text:p>1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845">
                <text:p>15845</text:p>
              </table:table-cell>
              <table:table-cell office:value-type="float" office:value="255">
                <text:p>255</text:p>
              </table:table-cell>
              <table:table-cell office:value-type="float" office:value="223">
                <text:p>223</text:p>
              </table:table-cell>
              <table:table-cell office:value-type="float" office:value="24">
                <text:p>24</text:p>
              </table:table-cell>
              <table:table-cell office:value-type="float" office:value="117">
                <text:p>117</text:p>
              </table:table-cell>
              <table:table-cell office:value-type="float" office:value="245">
                <text:p>245</text:p>
              </table:table-cell>
              <table:table-cell office:value-type="float" office:value="18">
                <text:p>1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5977">
                <text:p>15977</text:p>
              </table:table-cell>
              <table:table-cell office:value-type="float" office:value="255">
                <text:p>255</text:p>
              </table:table-cell>
              <table:table-cell office:value-type="float" office:value="225">
                <text:p>225</text:p>
              </table:table-cell>
              <table:table-cell office:value-type="float" office:value="24">
                <text:p>24</text:p>
              </table:table-cell>
              <table:table-cell office:value-type="float" office:value="116">
                <text:p>116</text:p>
              </table:table-cell>
              <table:table-cell office:value-type="float" office:value="244">
                <text:p>244</text:p>
              </table:table-cell>
              <table:table-cell office:value-type="float" office:value="18">
                <text:p>1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6109">
                <text:p>16109</text:p>
              </table:table-cell>
              <table:table-cell office:value-type="float" office:value="255">
                <text:p>255</text:p>
              </table:table-cell>
              <table:table-cell office:value-type="float" office:value="226">
                <text:p>226</text:p>
              </table:table-cell>
              <table:table-cell office:value-type="float" office:value="24">
                <text:p>24</text:p>
              </table:table-cell>
              <table:table-cell office:value-type="float" office:value="116">
                <text:p>116</text:p>
              </table:table-cell>
              <table:table-cell office:value-type="float" office:value="246">
                <text:p>246</text:p>
              </table:table-cell>
              <table:table-cell office:value-type="float" office:value="18">
                <text:p>1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6242">
                <text:p>16242</text:p>
              </table:table-cell>
              <table:table-cell office:value-type="float" office:value="255">
                <text:p>255</text:p>
              </table:table-cell>
              <table:table-cell office:value-type="float" office:value="225">
                <text:p>225</text:p>
              </table:table-cell>
              <table:table-cell office:value-type="float" office:value="24">
                <text:p>24</text:p>
              </table:table-cell>
              <table:table-cell office:value-type="float" office:value="116">
                <text:p>116</text:p>
              </table:table-cell>
              <table:table-cell office:value-type="float" office:value="244">
                <text:p>244</text:p>
              </table:table-cell>
              <table:table-cell office:value-type="float" office:value="18">
                <text:p>1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6375">
                <text:p>16375</text:p>
              </table:table-cell>
              <table:table-cell office:value-type="float" office:value="255">
                <text:p>255</text:p>
              </table:table-cell>
              <table:table-cell office:value-type="float" office:value="225">
                <text:p>225</text:p>
              </table:table-cell>
              <table:table-cell office:value-type="float" office:value="24">
                <text:p>24</text:p>
              </table:table-cell>
              <table:table-cell office:value-type="float" office:value="117">
                <text:p>117</text:p>
              </table:table-cell>
              <table:table-cell office:value-type="float" office:value="242">
                <text:p>242</text:p>
              </table:table-cell>
              <table:table-cell office:value-type="float" office:value="19">
                <text:p>1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6508">
                <text:p>16508</text:p>
              </table:table-cell>
              <table:table-cell office:value-type="float" office:value="255">
                <text:p>255</text:p>
              </table:table-cell>
              <table:table-cell office:value-type="float" office:value="228">
                <text:p>228</text:p>
              </table:table-cell>
              <table:table-cell office:value-type="float" office:value="24">
                <text:p>24</text:p>
              </table:table-cell>
              <table:table-cell office:value-type="float" office:value="115">
                <text:p>115</text:p>
              </table:table-cell>
              <table:table-cell office:value-type="float" office:value="243">
                <text:p>243</text:p>
              </table:table-cell>
              <table:table-cell office:value-type="float" office:value="19">
                <text:p>1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6640">
                <text:p>16640</text:p>
              </table:table-cell>
              <table:table-cell office:value-type="float" office:value="255">
                <text:p>255</text:p>
              </table:table-cell>
              <table:table-cell office:value-type="float" office:value="227">
                <text:p>227</text:p>
              </table:table-cell>
              <table:table-cell office:value-type="float" office:value="24">
                <text:p>24</text:p>
              </table:table-cell>
              <table:table-cell office:value-type="float" office:value="116">
                <text:p>116</text:p>
              </table:table-cell>
              <table:table-cell office:value-type="float" office:value="241">
                <text:p>241</text:p>
              </table:table-cell>
              <table:table-cell office:value-type="float" office:value="19">
                <text:p>1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6773">
                <text:p>16773</text:p>
              </table:table-cell>
              <table:table-cell office:value-type="float" office:value="255">
                <text:p>255</text:p>
              </table:table-cell>
              <table:table-cell office:value-type="float" office:value="224">
                <text:p>224</text:p>
              </table:table-cell>
              <table:table-cell office:value-type="float" office:value="23">
                <text:p>23</text:p>
              </table:table-cell>
              <table:table-cell office:value-type="float" office:value="115">
                <text:p>115</text:p>
              </table:table-cell>
              <table:table-cell office:value-type="float" office:value="246">
                <text:p>246</text:p>
              </table:table-cell>
              <table:table-cell office:value-type="float" office:value="19">
                <text:p>1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6905">
                <text:p>16905</text:p>
              </table:table-cell>
              <table:table-cell office:value-type="float" office:value="255">
                <text:p>255</text:p>
              </table:table-cell>
              <table:table-cell office:value-type="float" office:value="225">
                <text:p>225</text:p>
              </table:table-cell>
              <table:table-cell office:value-type="float" office:value="23">
                <text:p>23</text:p>
              </table:table-cell>
              <table:table-cell office:value-type="float" office:value="114">
                <text:p>114</text:p>
              </table:table-cell>
              <table:table-cell office:value-type="float" office:value="245">
                <text:p>245</text:p>
              </table:table-cell>
              <table:table-cell office:value-type="float" office:value="19">
                <text:p>1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7038">
                <text:p>17038</text:p>
              </table:table-cell>
              <table:table-cell office:value-type="float" office:value="255">
                <text:p>255</text:p>
              </table:table-cell>
              <table:table-cell office:value-type="float" office:value="227">
                <text:p>227</text:p>
              </table:table-cell>
              <table:table-cell office:value-type="float" office:value="23">
                <text:p>23</text:p>
              </table:table-cell>
              <table:table-cell office:value-type="float" office:value="114">
                <text:p>114</text:p>
              </table:table-cell>
              <table:table-cell office:value-type="float" office:value="242">
                <text:p>242</text:p>
              </table:table-cell>
              <table:table-cell office:value-type="float" office:value="19">
                <text:p>1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7171">
                <text:p>17171</text:p>
              </table:table-cell>
              <table:table-cell office:value-type="float" office:value="255">
                <text:p>255</text:p>
              </table:table-cell>
              <table:table-cell office:value-type="float" office:value="229">
                <text:p>229</text:p>
              </table:table-cell>
              <table:table-cell office:value-type="float" office:value="23">
                <text:p>23</text:p>
              </table:table-cell>
              <table:table-cell office:value-type="float" office:value="115">
                <text:p>115</text:p>
              </table:table-cell>
              <table:table-cell office:value-type="float" office:value="247">
                <text:p>247</text:p>
              </table:table-cell>
              <table:table-cell office:value-type="float" office:value="19">
                <text:p>1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7304">
                <text:p>17304</text:p>
              </table:table-cell>
              <table:table-cell office:value-type="float" office:value="255">
                <text:p>255</text:p>
              </table:table-cell>
              <table:table-cell office:value-type="float" office:value="227">
                <text:p>227</text:p>
              </table:table-cell>
              <table:table-cell office:value-type="float" office:value="23">
                <text:p>23</text:p>
              </table:table-cell>
              <table:table-cell office:value-type="float" office:value="117">
                <text:p>117</text:p>
              </table:table-cell>
              <table:table-cell office:value-type="float" office:value="244">
                <text:p>244</text:p>
              </table:table-cell>
              <table:table-cell office:value-type="float" office:value="19">
                <text:p>1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7437">
                <text:p>17437</text:p>
              </table:table-cell>
              <table:table-cell office:value-type="float" office:value="255">
                <text:p>255</text:p>
              </table:table-cell>
              <table:table-cell office:value-type="float" office:value="233">
                <text:p>233</text:p>
              </table:table-cell>
              <table:table-cell office:value-type="float" office:value="23">
                <text:p>23</text:p>
              </table:table-cell>
              <table:table-cell office:value-type="float" office:value="116">
                <text:p>116</text:p>
              </table:table-cell>
              <table:table-cell office:value-type="float" office:value="240">
                <text:p>240</text:p>
              </table:table-cell>
              <table:table-cell office:value-type="float" office:value="19">
                <text:p>1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7569">
                <text:p>17569</text:p>
              </table:table-cell>
              <table:table-cell office:value-type="float" office:value="255">
                <text:p>255</text:p>
              </table:table-cell>
              <table:table-cell office:value-type="float" office:value="229">
                <text:p>229</text:p>
              </table:table-cell>
              <table:table-cell office:value-type="float" office:value="23">
                <text:p>23</text:p>
              </table:table-cell>
              <table:table-cell office:value-type="float" office:value="117">
                <text:p>117</text:p>
              </table:table-cell>
              <table:table-cell office:value-type="float" office:value="241">
                <text:p>241</text:p>
              </table:table-cell>
              <table:table-cell office:value-type="float" office:value="19">
                <text:p>1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7702">
                <text:p>17702</text:p>
              </table:table-cell>
              <table:table-cell office:value-type="float" office:value="255">
                <text:p>255</text:p>
              </table:table-cell>
              <table:table-cell office:value-type="float" office:value="233">
                <text:p>233</text:p>
              </table:table-cell>
              <table:table-cell office:value-type="float" office:value="23">
                <text:p>23</text:p>
              </table:table-cell>
              <table:table-cell office:value-type="float" office:value="116">
                <text:p>116</text:p>
              </table:table-cell>
              <table:table-cell office:value-type="float" office:value="241">
                <text:p>241</text:p>
              </table:table-cell>
              <table:table-cell office:value-type="float" office:value="19">
                <text:p>1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7835">
                <text:p>17835</text:p>
              </table:table-cell>
              <table:table-cell office:value-type="float" office:value="255">
                <text:p>255</text:p>
              </table:table-cell>
              <table:table-cell office:value-type="float" office:value="232">
                <text:p>232</text:p>
              </table:table-cell>
              <table:table-cell office:value-type="float" office:value="23">
                <text:p>23</text:p>
              </table:table-cell>
              <table:table-cell office:value-type="float" office:value="117">
                <text:p>117</text:p>
              </table:table-cell>
              <table:table-cell office:value-type="float" office:value="242">
                <text:p>242</text:p>
              </table:table-cell>
              <table:table-cell office:value-type="float" office:value="19">
                <text:p>1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7968">
                <text:p>17968</text:p>
              </table:table-cell>
              <table:table-cell office:value-type="float" office:value="255">
                <text:p>255</text:p>
              </table:table-cell>
              <table:table-cell office:value-type="float" office:value="232">
                <text:p>232</text:p>
              </table:table-cell>
              <table:table-cell office:value-type="float" office:value="23">
                <text:p>23</text:p>
              </table:table-cell>
              <table:table-cell office:value-type="float" office:value="115">
                <text:p>115</text:p>
              </table:table-cell>
              <table:table-cell office:value-type="float" office:value="247">
                <text:p>247</text:p>
              </table:table-cell>
              <table:table-cell office:value-type="float" office:value="19">
                <text:p>1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8101">
                <text:p>18101</text:p>
              </table:table-cell>
              <table:table-cell office:value-type="float" office:value="255">
                <text:p>255</text:p>
              </table:table-cell>
              <table:table-cell office:value-type="float" office:value="234">
                <text:p>234</text:p>
              </table:table-cell>
              <table:table-cell office:value-type="float" office:value="23">
                <text:p>23</text:p>
              </table:table-cell>
              <table:table-cell office:value-type="float" office:value="115">
                <text:p>115</text:p>
              </table:table-cell>
              <table:table-cell office:value-type="float" office:value="243">
                <text:p>243</text:p>
              </table:table-cell>
              <table:table-cell office:value-type="float" office:value="19">
                <text:p>1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8233">
                <text:p>18233</text:p>
              </table:table-cell>
              <table:table-cell office:value-type="float" office:value="255">
                <text:p>255</text:p>
              </table:table-cell>
              <table:table-cell office:value-type="float" office:value="233">
                <text:p>233</text:p>
              </table:table-cell>
              <table:table-cell office:value-type="float" office:value="23">
                <text:p>23</text:p>
              </table:table-cell>
              <table:table-cell office:value-type="float" office:value="115">
                <text:p>115</text:p>
              </table:table-cell>
              <table:table-cell office:value-type="float" office:value="247">
                <text:p>247</text:p>
              </table:table-cell>
              <table:table-cell office:value-type="float" office:value="19">
                <text:p>1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8366">
                <text:p>18366</text:p>
              </table:table-cell>
              <table:table-cell office:value-type="float" office:value="255">
                <text:p>255</text:p>
              </table:table-cell>
              <table:table-cell office:value-type="float" office:value="234">
                <text:p>234</text:p>
              </table:table-cell>
              <table:table-cell office:value-type="float" office:value="23">
                <text:p>23</text:p>
              </table:table-cell>
              <table:table-cell office:value-type="float" office:value="114">
                <text:p>114</text:p>
              </table:table-cell>
              <table:table-cell office:value-type="float" office:value="245">
                <text:p>245</text:p>
              </table:table-cell>
              <table:table-cell office:value-type="float" office:value="19">
                <text:p>1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8499">
                <text:p>18499</text:p>
              </table:table-cell>
              <table:table-cell office:value-type="float" office:value="255">
                <text:p>255</text:p>
              </table:table-cell>
              <table:table-cell office:value-type="float" office:value="228">
                <text:p>228</text:p>
              </table:table-cell>
              <table:table-cell office:value-type="float" office:value="23">
                <text:p>23</text:p>
              </table:table-cell>
              <table:table-cell office:value-type="float" office:value="115">
                <text:p>115</text:p>
              </table:table-cell>
              <table:table-cell office:value-type="float" office:value="244">
                <text:p>244</text:p>
              </table:table-cell>
              <table:table-cell office:value-type="float" office:value="19">
                <text:p>1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8632">
                <text:p>18632</text:p>
              </table:table-cell>
              <table:table-cell office:value-type="float" office:value="255">
                <text:p>255</text:p>
              </table:table-cell>
              <table:table-cell office:value-type="float" office:value="230">
                <text:p>230</text:p>
              </table:table-cell>
              <table:table-cell office:value-type="float" office:value="23">
                <text:p>23</text:p>
              </table:table-cell>
              <table:table-cell office:value-type="float" office:value="114">
                <text:p>114</text:p>
              </table:table-cell>
              <table:table-cell office:value-type="float" office:value="245">
                <text:p>245</text:p>
              </table:table-cell>
              <table:table-cell office:value-type="float" office:value="19">
                <text:p>1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8764">
                <text:p>18764</text:p>
              </table:table-cell>
              <table:table-cell office:value-type="float" office:value="255">
                <text:p>255</text:p>
              </table:table-cell>
              <table:table-cell office:value-type="float" office:value="233">
                <text:p>233</text:p>
              </table:table-cell>
              <table:table-cell office:value-type="float" office:value="23">
                <text:p>23</text:p>
              </table:table-cell>
              <table:table-cell office:value-type="float" office:value="115">
                <text:p>115</text:p>
              </table:table-cell>
              <table:table-cell office:value-type="float" office:value="244">
                <text:p>244</text:p>
              </table:table-cell>
              <table:table-cell office:value-type="float" office:value="19">
                <text:p>1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8897">
                <text:p>18897</text:p>
              </table:table-cell>
              <table:table-cell office:value-type="float" office:value="255">
                <text:p>255</text:p>
              </table:table-cell>
              <table:table-cell office:value-type="float" office:value="231">
                <text:p>231</text:p>
              </table:table-cell>
              <table:table-cell office:value-type="float" office:value="23">
                <text:p>23</text:p>
              </table:table-cell>
              <table:table-cell office:value-type="float" office:value="114">
                <text:p>114</text:p>
              </table:table-cell>
              <table:table-cell office:value-type="float" office:value="245">
                <text:p>245</text:p>
              </table:table-cell>
              <table:table-cell office:value-type="float" office:value="19">
                <text:p>1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9030">
                <text:p>19030</text:p>
              </table:table-cell>
              <table:table-cell office:value-type="float" office:value="255">
                <text:p>255</text:p>
              </table:table-cell>
              <table:table-cell office:value-type="float" office:value="227">
                <text:p>227</text:p>
              </table:table-cell>
              <table:table-cell office:value-type="float" office:value="22">
                <text:p>22</text:p>
              </table:table-cell>
              <table:table-cell office:value-type="float" office:value="113">
                <text:p>113</text:p>
              </table:table-cell>
              <table:table-cell office:value-type="float" office:value="245">
                <text:p>245</text:p>
              </table:table-cell>
              <table:table-cell office:value-type="float" office:value="19">
                <text:p>1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9162">
                <text:p>19162</text:p>
              </table:table-cell>
              <table:table-cell office:value-type="float" office:value="255">
                <text:p>255</text:p>
              </table:table-cell>
              <table:table-cell office:value-type="float" office:value="233">
                <text:p>233</text:p>
              </table:table-cell>
              <table:table-cell office:value-type="float" office:value="22">
                <text:p>22</text:p>
              </table:table-cell>
              <table:table-cell office:value-type="float" office:value="114">
                <text:p>114</text:p>
              </table:table-cell>
              <table:table-cell office:value-type="float" office:value="243">
                <text:p>243</text:p>
              </table:table-cell>
              <table:table-cell office:value-type="float" office:value="19">
                <text:p>1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9295">
                <text:p>19295</text:p>
              </table:table-cell>
              <table:table-cell office:value-type="float" office:value="255">
                <text:p>255</text:p>
              </table:table-cell>
              <table:table-cell office:value-type="float" office:value="233">
                <text:p>233</text:p>
              </table:table-cell>
              <table:table-cell office:value-type="float" office:value="22">
                <text:p>22</text:p>
              </table:table-cell>
              <table:table-cell office:value-type="float" office:value="113">
                <text:p>113</text:p>
              </table:table-cell>
              <table:table-cell office:value-type="float" office:value="244">
                <text:p>244</text:p>
              </table:table-cell>
              <table:table-cell office:value-type="float" office:value="19">
                <text:p>1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9428">
                <text:p>19428</text:p>
              </table:table-cell>
              <table:table-cell office:value-type="float" office:value="255">
                <text:p>255</text:p>
              </table:table-cell>
              <table:table-cell office:value-type="float" office:value="235">
                <text:p>235</text:p>
              </table:table-cell>
              <table:table-cell office:value-type="float" office:value="22">
                <text:p>22</text:p>
              </table:table-cell>
              <table:table-cell office:value-type="float" office:value="113">
                <text:p>113</text:p>
              </table:table-cell>
              <table:table-cell office:value-type="float" office:value="247">
                <text:p>247</text:p>
              </table:table-cell>
              <table:table-cell office:value-type="float" office:value="19">
                <text:p>1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9560">
                <text:p>19560</text:p>
              </table:table-cell>
              <table:table-cell office:value-type="float" office:value="255">
                <text:p>255</text:p>
              </table:table-cell>
              <table:table-cell office:value-type="float" office:value="236">
                <text:p>236</text:p>
              </table:table-cell>
              <table:table-cell office:value-type="float" office:value="22">
                <text:p>22</text:p>
              </table:table-cell>
              <table:table-cell office:value-type="float" office:value="113">
                <text:p>113</text:p>
              </table:table-cell>
              <table:table-cell office:value-type="float" office:value="245">
                <text:p>245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9693">
                <text:p>19693</text:p>
              </table:table-cell>
              <table:table-cell office:value-type="float" office:value="255">
                <text:p>255</text:p>
              </table:table-cell>
              <table:table-cell office:value-type="float" office:value="231">
                <text:p>231</text:p>
              </table:table-cell>
              <table:table-cell office:value-type="float" office:value="22">
                <text:p>22</text:p>
              </table:table-cell>
              <table:table-cell office:value-type="float" office:value="112">
                <text:p>112</text:p>
              </table:table-cell>
              <table:table-cell office:value-type="float" office:value="247">
                <text:p>247</text:p>
              </table:table-cell>
              <table:table-cell office:value-type="float" office:value="19">
                <text:p>1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9826">
                <text:p>19826</text:p>
              </table:table-cell>
              <table:table-cell office:value-type="float" office:value="255">
                <text:p>255</text:p>
              </table:table-cell>
              <table:table-cell office:value-type="float" office:value="232">
                <text:p>232</text:p>
              </table:table-cell>
              <table:table-cell office:value-type="float" office:value="21">
                <text:p>21</text:p>
              </table:table-cell>
              <table:table-cell office:value-type="float" office:value="112">
                <text:p>112</text:p>
              </table:table-cell>
              <table:table-cell office:value-type="float" office:value="242">
                <text:p>242</text:p>
              </table:table-cell>
              <table:table-cell office:value-type="float" office:value="19">
                <text:p>1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9959">
                <text:p>19959</text:p>
              </table:table-cell>
              <table:table-cell office:value-type="float" office:value="255">
                <text:p>255</text:p>
              </table:table-cell>
              <table:table-cell office:value-type="float" office:value="234">
                <text:p>234</text:p>
              </table:table-cell>
              <table:table-cell office:value-type="float" office:value="21">
                <text:p>21</text:p>
              </table:table-cell>
              <table:table-cell office:value-type="float" office:value="111">
                <text:p>111</text:p>
              </table:table-cell>
              <table:table-cell office:value-type="float" office:value="244">
                <text:p>244</text:p>
              </table:table-cell>
              <table:table-cell office:value-type="float" office:value="19">
                <text:p>1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0091">
                <text:p>20091</text:p>
              </table:table-cell>
              <table:table-cell office:value-type="float" office:value="255">
                <text:p>255</text:p>
              </table:table-cell>
              <table:table-cell office:value-type="float" office:value="234">
                <text:p>234</text:p>
              </table:table-cell>
              <table:table-cell office:value-type="float" office:value="21">
                <text:p>21</text:p>
              </table:table-cell>
              <table:table-cell office:value-type="float" office:value="112">
                <text:p>112</text:p>
              </table:table-cell>
              <table:table-cell office:value-type="float" office:value="244">
                <text:p>244</text:p>
              </table:table-cell>
              <table:table-cell office:value-type="float" office:value="19">
                <text:p>1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0224">
                <text:p>20224</text:p>
              </table:table-cell>
              <table:table-cell office:value-type="float" office:value="255">
                <text:p>255</text:p>
              </table:table-cell>
              <table:table-cell office:value-type="float" office:value="230">
                <text:p>230</text:p>
              </table:table-cell>
              <table:table-cell office:value-type="float" office:value="21">
                <text:p>21</text:p>
              </table:table-cell>
              <table:table-cell office:value-type="float" office:value="111">
                <text:p>111</text:p>
              </table:table-cell>
              <table:table-cell office:value-type="float" office:value="247">
                <text:p>247</text:p>
              </table:table-cell>
              <table:table-cell office:value-type="float" office:value="19">
                <text:p>1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0357">
                <text:p>20357</text:p>
              </table:table-cell>
              <table:table-cell office:value-type="float" office:value="255">
                <text:p>255</text:p>
              </table:table-cell>
              <table:table-cell office:value-type="float" office:value="235">
                <text:p>235</text:p>
              </table:table-cell>
              <table:table-cell office:value-type="float" office:value="21">
                <text:p>21</text:p>
              </table:table-cell>
              <table:table-cell office:value-type="float" office:value="111">
                <text:p>111</text:p>
              </table:table-cell>
              <table:table-cell office:value-type="float" office:value="247">
                <text:p>247</text:p>
              </table:table-cell>
              <table:table-cell office:value-type="float" office:value="19">
                <text:p>1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0490">
                <text:p>20490</text:p>
              </table:table-cell>
              <table:table-cell office:value-type="float" office:value="255">
                <text:p>255</text:p>
              </table:table-cell>
              <table:table-cell office:value-type="float" office:value="235">
                <text:p>235</text:p>
              </table:table-cell>
              <table:table-cell office:value-type="float" office:value="21">
                <text:p>21</text:p>
              </table:table-cell>
              <table:table-cell office:value-type="float" office:value="113">
                <text:p>113</text:p>
              </table:table-cell>
              <table:table-cell office:value-type="float" office:value="246">
                <text:p>246</text:p>
              </table:table-cell>
              <table:table-cell office:value-type="float" office:value="19">
                <text:p>1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0622">
                <text:p>20622</text:p>
              </table:table-cell>
              <table:table-cell office:value-type="float" office:value="255">
                <text:p>255</text:p>
              </table:table-cell>
              <table:table-cell office:value-type="float" office:value="233">
                <text:p>233</text:p>
              </table:table-cell>
              <table:table-cell office:value-type="float" office:value="21">
                <text:p>21</text:p>
              </table:table-cell>
              <table:table-cell office:value-type="float" office:value="114">
                <text:p>114</text:p>
              </table:table-cell>
              <table:table-cell office:value-type="float" office:value="244">
                <text:p>244</text:p>
              </table:table-cell>
              <table:table-cell office:value-type="float" office:value="19">
                <text:p>1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0755">
                <text:p>20755</text:p>
              </table:table-cell>
              <table:table-cell office:value-type="float" office:value="255">
                <text:p>255</text:p>
              </table:table-cell>
              <table:table-cell office:value-type="float" office:value="236">
                <text:p>236</text:p>
              </table:table-cell>
              <table:table-cell office:value-type="float" office:value="21">
                <text:p>21</text:p>
              </table:table-cell>
              <table:table-cell office:value-type="float" office:value="112">
                <text:p>112</text:p>
              </table:table-cell>
              <table:table-cell office:value-type="float" office:value="246">
                <text:p>246</text:p>
              </table:table-cell>
              <table:table-cell office:value-type="float" office:value="19">
                <text:p>1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0888">
                <text:p>20888</text:p>
              </table:table-cell>
              <table:table-cell office:value-type="float" office:value="255">
                <text:p>255</text:p>
              </table:table-cell>
              <table:table-cell office:value-type="float" office:value="235">
                <text:p>235</text:p>
              </table:table-cell>
              <table:table-cell office:value-type="float" office:value="21">
                <text:p>21</text:p>
              </table:table-cell>
              <table:table-cell office:value-type="float" office:value="112">
                <text:p>112</text:p>
              </table:table-cell>
              <table:table-cell office:value-type="float" office:value="247">
                <text:p>247</text:p>
              </table:table-cell>
              <table:table-cell office:value-type="float" office:value="19">
                <text:p>1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1021">
                <text:p>21021</text:p>
              </table:table-cell>
              <table:table-cell office:value-type="float" office:value="255">
                <text:p>255</text:p>
              </table:table-cell>
              <table:table-cell office:value-type="float" office:value="233">
                <text:p>233</text:p>
              </table:table-cell>
              <table:table-cell office:value-type="float" office:value="21">
                <text:p>21</text:p>
              </table:table-cell>
              <table:table-cell office:value-type="float" office:value="112">
                <text:p>112</text:p>
              </table:table-cell>
              <table:table-cell office:value-type="float" office:value="245">
                <text:p>245</text:p>
              </table:table-cell>
              <table:table-cell office:value-type="float" office:value="19">
                <text:p>1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1154">
                <text:p>21154</text:p>
              </table:table-cell>
              <table:table-cell office:value-type="float" office:value="255">
                <text:p>255</text:p>
              </table:table-cell>
              <table:table-cell office:value-type="float" office:value="232">
                <text:p>232</text:p>
              </table:table-cell>
              <table:table-cell office:value-type="float" office:value="21">
                <text:p>21</text:p>
              </table:table-cell>
              <table:table-cell office:value-type="float" office:value="112">
                <text:p>112</text:p>
              </table:table-cell>
              <table:table-cell office:value-type="float" office:value="246">
                <text:p>246</text:p>
              </table:table-cell>
              <table:table-cell office:value-type="float" office:value="19">
                <text:p>1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1287">
                <text:p>21287</text:p>
              </table:table-cell>
              <table:table-cell office:value-type="float" office:value="255">
                <text:p>255</text:p>
              </table:table-cell>
              <table:table-cell office:value-type="float" office:value="226">
                <text:p>226</text:p>
              </table:table-cell>
              <table:table-cell office:value-type="float" office:value="21">
                <text:p>21</text:p>
              </table:table-cell>
              <table:table-cell office:value-type="float" office:value="114">
                <text:p>114</text:p>
              </table:table-cell>
              <table:table-cell office:value-type="float" office:value="241">
                <text:p>241</text:p>
              </table:table-cell>
              <table:table-cell office:value-type="float" office:value="19">
                <text:p>1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1420">
                <text:p>21420</text:p>
              </table:table-cell>
              <table:table-cell office:value-type="float" office:value="255">
                <text:p>255</text:p>
              </table:table-cell>
              <table:table-cell office:value-type="float" office:value="227">
                <text:p>227</text:p>
              </table:table-cell>
              <table:table-cell office:value-type="float" office:value="22">
                <text:p>22</text:p>
              </table:table-cell>
              <table:table-cell office:value-type="float" office:value="115">
                <text:p>115</text:p>
              </table:table-cell>
              <table:table-cell office:value-type="float" office:value="241">
                <text:p>241</text:p>
              </table:table-cell>
              <table:table-cell office:value-type="float" office:value="19">
                <text:p>1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1553">
                <text:p>21553</text:p>
              </table:table-cell>
              <table:table-cell office:value-type="float" office:value="255">
                <text:p>255</text:p>
              </table:table-cell>
              <table:table-cell office:value-type="float" office:value="226">
                <text:p>226</text:p>
              </table:table-cell>
              <table:table-cell office:value-type="float" office:value="22">
                <text:p>22</text:p>
              </table:table-cell>
              <table:table-cell office:value-type="float" office:value="114">
                <text:p>114</text:p>
              </table:table-cell>
              <table:table-cell office:value-type="float" office:value="242">
                <text:p>242</text:p>
              </table:table-cell>
              <table:table-cell office:value-type="float" office:value="18">
                <text:p>1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1686">
                <text:p>21686</text:p>
              </table:table-cell>
              <table:table-cell office:value-type="float" office:value="255">
                <text:p>255</text:p>
              </table:table-cell>
              <table:table-cell office:value-type="float" office:value="228">
                <text:p>228</text:p>
              </table:table-cell>
              <table:table-cell office:value-type="float" office:value="22">
                <text:p>22</text:p>
              </table:table-cell>
              <table:table-cell office:value-type="float" office:value="115">
                <text:p>115</text:p>
              </table:table-cell>
              <table:table-cell office:value-type="float" office:value="240">
                <text:p>240</text:p>
              </table:table-cell>
              <table:table-cell office:value-type="float" office:value="19">
                <text:p>1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1819">
                <text:p>21819</text:p>
              </table:table-cell>
              <table:table-cell office:value-type="float" office:value="255">
                <text:p>255</text:p>
              </table:table-cell>
              <table:table-cell office:value-type="float" office:value="228">
                <text:p>228</text:p>
              </table:table-cell>
              <table:table-cell office:value-type="float" office:value="23">
                <text:p>23</text:p>
              </table:table-cell>
              <table:table-cell office:value-type="float" office:value="114">
                <text:p>114</text:p>
              </table:table-cell>
              <table:table-cell office:value-type="float" office:value="242">
                <text:p>242</text:p>
              </table:table-cell>
              <table:table-cell office:value-type="float" office:value="19">
                <text:p>1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1952">
                <text:p>21952</text:p>
              </table:table-cell>
              <table:table-cell office:value-type="float" office:value="255">
                <text:p>255</text:p>
              </table:table-cell>
              <table:table-cell office:value-type="float" office:value="227">
                <text:p>227</text:p>
              </table:table-cell>
              <table:table-cell office:value-type="float" office:value="23">
                <text:p>23</text:p>
              </table:table-cell>
              <table:table-cell office:value-type="float" office:value="115">
                <text:p>115</text:p>
              </table:table-cell>
              <table:table-cell office:value-type="float" office:value="243">
                <text:p>243</text:p>
              </table:table-cell>
              <table:table-cell office:value-type="float" office:value="19">
                <text:p>1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2085">
                <text:p>22085</text:p>
              </table:table-cell>
              <table:table-cell office:value-type="float" office:value="255">
                <text:p>255</text:p>
              </table:table-cell>
              <table:table-cell office:value-type="float" office:value="226">
                <text:p>226</text:p>
              </table:table-cell>
              <table:table-cell office:value-type="float" office:value="23">
                <text:p>23</text:p>
              </table:table-cell>
              <table:table-cell office:value-type="float" office:value="115">
                <text:p>115</text:p>
              </table:table-cell>
              <table:table-cell office:value-type="float" office:value="246">
                <text:p>246</text:p>
              </table:table-cell>
              <table:table-cell office:value-type="float" office:value="19">
                <text:p>1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2218">
                <text:p>22218</text:p>
              </table:table-cell>
              <table:table-cell office:value-type="float" office:value="255">
                <text:p>255</text:p>
              </table:table-cell>
              <table:table-cell office:value-type="float" office:value="229">
                <text:p>229</text:p>
              </table:table-cell>
              <table:table-cell office:value-type="float" office:value="23">
                <text:p>23</text:p>
              </table:table-cell>
              <table:table-cell office:value-type="float" office:value="113">
                <text:p>113</text:p>
              </table:table-cell>
              <table:table-cell office:value-type="float" office:value="241">
                <text:p>241</text:p>
              </table:table-cell>
              <table:table-cell office:value-type="float" office:value="19">
                <text:p>1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2351">
                <text:p>22351</text:p>
              </table:table-cell>
              <table:table-cell office:value-type="float" office:value="255">
                <text:p>255</text:p>
              </table:table-cell>
              <table:table-cell office:value-type="float" office:value="231">
                <text:p>231</text:p>
              </table:table-cell>
              <table:table-cell office:value-type="float" office:value="22">
                <text:p>22</text:p>
              </table:table-cell>
              <table:table-cell office:value-type="float" office:value="113">
                <text:p>113</text:p>
              </table:table-cell>
              <table:table-cell office:value-type="float" office:value="245">
                <text:p>245</text:p>
              </table:table-cell>
              <table:table-cell office:value-type="float" office:value="19">
                <text:p>1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2484">
                <text:p>22484</text:p>
              </table:table-cell>
              <table:table-cell office:value-type="float" office:value="255">
                <text:p>255</text:p>
              </table:table-cell>
              <table:table-cell office:value-type="float" office:value="231">
                <text:p>231</text:p>
              </table:table-cell>
              <table:table-cell office:value-type="float" office:value="22">
                <text:p>22</text:p>
              </table:table-cell>
              <table:table-cell office:value-type="float" office:value="113">
                <text:p>113</text:p>
              </table:table-cell>
              <table:table-cell office:value-type="float" office:value="239">
                <text:p>239</text:p>
              </table:table-cell>
              <table:table-cell office:value-type="float" office:value="19">
                <text:p>1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2616">
                <text:p>22616</text:p>
              </table:table-cell>
              <table:table-cell office:value-type="float" office:value="255">
                <text:p>255</text:p>
              </table:table-cell>
              <table:table-cell office:value-type="float" office:value="227">
                <text:p>227</text:p>
              </table:table-cell>
              <table:table-cell office:value-type="float" office:value="22">
                <text:p>22</text:p>
              </table:table-cell>
              <table:table-cell office:value-type="float" office:value="115">
                <text:p>115</text:p>
              </table:table-cell>
              <table:table-cell office:value-type="float" office:value="241">
                <text:p>241</text:p>
              </table:table-cell>
              <table:table-cell office:value-type="float" office:value="19">
                <text:p>1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2749">
                <text:p>22749</text:p>
              </table:table-cell>
              <table:table-cell office:value-type="float" office:value="255">
                <text:p>255</text:p>
              </table:table-cell>
              <table:table-cell office:value-type="float" office:value="233">
                <text:p>233</text:p>
              </table:table-cell>
              <table:table-cell office:value-type="float" office:value="22">
                <text:p>22</text:p>
              </table:table-cell>
              <table:table-cell office:value-type="float" office:value="113">
                <text:p>113</text:p>
              </table:table-cell>
              <table:table-cell office:value-type="float" office:value="239">
                <text:p>239</text:p>
              </table:table-cell>
              <table:table-cell office:value-type="float" office:value="19">
                <text:p>1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2882">
                <text:p>22882</text:p>
              </table:table-cell>
              <table:table-cell office:value-type="float" office:value="255">
                <text:p>255</text:p>
              </table:table-cell>
              <table:table-cell office:value-type="float" office:value="228">
                <text:p>228</text:p>
              </table:table-cell>
              <table:table-cell office:value-type="float" office:value="22">
                <text:p>22</text:p>
              </table:table-cell>
              <table:table-cell office:value-type="float" office:value="115">
                <text:p>115</text:p>
              </table:table-cell>
              <table:table-cell office:value-type="float" office:value="240">
                <text:p>240</text:p>
              </table:table-cell>
              <table:table-cell office:value-type="float" office:value="19">
                <text:p>1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3015">
                <text:p>23015</text:p>
              </table:table-cell>
              <table:table-cell office:value-type="float" office:value="255">
                <text:p>255</text:p>
              </table:table-cell>
              <table:table-cell office:value-type="float" office:value="232">
                <text:p>232</text:p>
              </table:table-cell>
              <table:table-cell office:value-type="float" office:value="22">
                <text:p>22</text:p>
              </table:table-cell>
              <table:table-cell office:value-type="float" office:value="114">
                <text:p>114</text:p>
              </table:table-cell>
              <table:table-cell office:value-type="float" office:value="241">
                <text:p>241</text:p>
              </table:table-cell>
              <table:table-cell office:value-type="float" office:value="19">
                <text:p>1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3148">
                <text:p>23148</text:p>
              </table:table-cell>
              <table:table-cell office:value-type="float" office:value="255">
                <text:p>255</text:p>
              </table:table-cell>
              <table:table-cell office:value-type="float" office:value="233">
                <text:p>233</text:p>
              </table:table-cell>
              <table:table-cell office:value-type="float" office:value="22">
                <text:p>22</text:p>
              </table:table-cell>
              <table:table-cell office:value-type="float" office:value="115">
                <text:p>115</text:p>
              </table:table-cell>
              <table:table-cell office:value-type="float" office:value="242">
                <text:p>242</text:p>
              </table:table-cell>
              <table:table-cell office:value-type="float" office:value="19">
                <text:p>1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3281">
                <text:p>23281</text:p>
              </table:table-cell>
              <table:table-cell office:value-type="float" office:value="255">
                <text:p>255</text:p>
              </table:table-cell>
              <table:table-cell office:value-type="float" office:value="231">
                <text:p>231</text:p>
              </table:table-cell>
              <table:table-cell office:value-type="float" office:value="23">
                <text:p>23</text:p>
              </table:table-cell>
              <table:table-cell office:value-type="float" office:value="116">
                <text:p>116</text:p>
              </table:table-cell>
              <table:table-cell office:value-type="float" office:value="245">
                <text:p>245</text:p>
              </table:table-cell>
              <table:table-cell office:value-type="float" office:value="19">
                <text:p>1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3414">
                <text:p>23414</text:p>
              </table:table-cell>
              <table:table-cell office:value-type="float" office:value="255">
                <text:p>255</text:p>
              </table:table-cell>
              <table:table-cell office:value-type="float" office:value="228">
                <text:p>228</text:p>
              </table:table-cell>
              <table:table-cell office:value-type="float" office:value="23">
                <text:p>23</text:p>
              </table:table-cell>
              <table:table-cell office:value-type="float" office:value="115">
                <text:p>115</text:p>
              </table:table-cell>
              <table:table-cell office:value-type="float" office:value="246">
                <text:p>246</text:p>
              </table:table-cell>
              <table:table-cell office:value-type="float" office:value="19">
                <text:p>1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3547">
                <text:p>23547</text:p>
              </table:table-cell>
              <table:table-cell office:value-type="float" office:value="255">
                <text:p>255</text:p>
              </table:table-cell>
              <table:table-cell office:value-type="float" office:value="232">
                <text:p>232</text:p>
              </table:table-cell>
              <table:table-cell office:value-type="float" office:value="23">
                <text:p>23</text:p>
              </table:table-cell>
              <table:table-cell office:value-type="float" office:value="114">
                <text:p>114</text:p>
              </table:table-cell>
              <table:table-cell office:value-type="float" office:value="245">
                <text:p>245</text:p>
              </table:table-cell>
              <table:table-cell office:value-type="float" office:value="19">
                <text:p>1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3679">
                <text:p>23679</text:p>
              </table:table-cell>
              <table:table-cell office:value-type="float" office:value="255">
                <text:p>255</text:p>
              </table:table-cell>
              <table:table-cell office:value-type="float" office:value="229">
                <text:p>229</text:p>
              </table:table-cell>
              <table:table-cell office:value-type="float" office:value="22">
                <text:p>22</text:p>
              </table:table-cell>
              <table:table-cell office:value-type="float" office:value="113">
                <text:p>113</text:p>
              </table:table-cell>
              <table:table-cell office:value-type="float" office:value="246">
                <text:p>246</text:p>
              </table:table-cell>
              <table:table-cell office:value-type="float" office:value="19">
                <text:p>1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3812">
                <text:p>23812</text:p>
              </table:table-cell>
              <table:table-cell office:value-type="float" office:value="255">
                <text:p>255</text:p>
              </table:table-cell>
              <table:table-cell office:value-type="float" office:value="229">
                <text:p>229</text:p>
              </table:table-cell>
              <table:table-cell office:value-type="float" office:value="22">
                <text:p>22</text:p>
              </table:table-cell>
              <table:table-cell office:value-type="float" office:value="114">
                <text:p>114</text:p>
              </table:table-cell>
              <table:table-cell office:value-type="float" office:value="240">
                <text:p>240</text:p>
              </table:table-cell>
              <table:table-cell office:value-type="float" office:value="19">
                <text:p>1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3945">
                <text:p>23945</text:p>
              </table:table-cell>
              <table:table-cell office:value-type="float" office:value="255">
                <text:p>255</text:p>
              </table:table-cell>
              <table:table-cell office:value-type="float" office:value="232">
                <text:p>232</text:p>
              </table:table-cell>
              <table:table-cell office:value-type="float" office:value="22">
                <text:p>22</text:p>
              </table:table-cell>
              <table:table-cell office:value-type="float" office:value="112">
                <text:p>112</text:p>
              </table:table-cell>
              <table:table-cell office:value-type="float" office:value="246">
                <text:p>246</text:p>
              </table:table-cell>
              <table:table-cell office:value-type="float" office:value="19">
                <text:p>1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4078">
                <text:p>24078</text:p>
              </table:table-cell>
              <table:table-cell office:value-type="float" office:value="255">
                <text:p>255</text:p>
              </table:table-cell>
              <table:table-cell office:value-type="float" office:value="236">
                <text:p>236</text:p>
              </table:table-cell>
              <table:table-cell office:value-type="float" office:value="22">
                <text:p>22</text:p>
              </table:table-cell>
              <table:table-cell office:value-type="float" office:value="112">
                <text:p>112</text:p>
              </table:table-cell>
              <table:table-cell office:value-type="float" office:value="245">
                <text:p>245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4211">
                <text:p>24211</text:p>
              </table:table-cell>
              <table:table-cell office:value-type="float" office:value="255">
                <text:p>255</text:p>
              </table:table-cell>
              <table:table-cell office:value-type="float" office:value="230">
                <text:p>230</text:p>
              </table:table-cell>
              <table:table-cell office:value-type="float" office:value="21">
                <text:p>21</text:p>
              </table:table-cell>
              <table:table-cell office:value-type="float" office:value="111">
                <text:p>111</text:p>
              </table:table-cell>
              <table:table-cell office:value-type="float" office:value="239">
                <text:p>239</text:p>
              </table:table-cell>
              <table:table-cell office:value-type="float" office:value="19">
                <text:p>1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4344">
                <text:p>24344</text:p>
              </table:table-cell>
              <table:table-cell office:value-type="float" office:value="255">
                <text:p>255</text:p>
              </table:table-cell>
              <table:table-cell office:value-type="float" office:value="235">
                <text:p>235</text:p>
              </table:table-cell>
              <table:table-cell office:value-type="float" office:value="21">
                <text:p>21</text:p>
              </table:table-cell>
              <table:table-cell office:value-type="float" office:value="111">
                <text:p>111</text:p>
              </table:table-cell>
              <table:table-cell office:value-type="float" office:value="242">
                <text:p>242</text:p>
              </table:table-cell>
              <table:table-cell office:value-type="float" office:value="19">
                <text:p>1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4477">
                <text:p>24477</text:p>
              </table:table-cell>
              <table:table-cell office:value-type="float" office:value="255">
                <text:p>255</text:p>
              </table:table-cell>
              <table:table-cell office:value-type="float" office:value="227">
                <text:p>227</text:p>
              </table:table-cell>
              <table:table-cell office:value-type="float" office:value="21">
                <text:p>21</text:p>
              </table:table-cell>
              <table:table-cell office:value-type="float" office:value="113">
                <text:p>113</text:p>
              </table:table-cell>
              <table:table-cell office:value-type="float" office:value="245">
                <text:p>245</text:p>
              </table:table-cell>
              <table:table-cell office:value-type="float" office:value="19">
                <text:p>1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4609">
                <text:p>24609</text:p>
              </table:table-cell>
              <table:table-cell office:value-type="float" office:value="255">
                <text:p>255</text:p>
              </table:table-cell>
              <table:table-cell office:value-type="float" office:value="229">
                <text:p>229</text:p>
              </table:table-cell>
              <table:table-cell office:value-type="float" office:value="22">
                <text:p>22</text:p>
              </table:table-cell>
              <table:table-cell office:value-type="float" office:value="114">
                <text:p>114</text:p>
              </table:table-cell>
              <table:table-cell office:value-type="float" office:value="240">
                <text:p>240</text:p>
              </table:table-cell>
              <table:table-cell office:value-type="float" office:value="19">
                <text:p>1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4742">
                <text:p>24742</text:p>
              </table:table-cell>
              <table:table-cell office:value-type="float" office:value="255">
                <text:p>255</text:p>
              </table:table-cell>
              <table:table-cell office:value-type="float" office:value="233">
                <text:p>233</text:p>
              </table:table-cell>
              <table:table-cell office:value-type="float" office:value="22">
                <text:p>22</text:p>
              </table:table-cell>
              <table:table-cell office:value-type="float" office:value="113">
                <text:p>113</text:p>
              </table:table-cell>
              <table:table-cell office:value-type="float" office:value="243">
                <text:p>243</text:p>
              </table:table-cell>
              <table:table-cell office:value-type="float" office:value="19">
                <text:p>1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4874">
                <text:p>24874</text:p>
              </table:table-cell>
              <table:table-cell office:value-type="float" office:value="255">
                <text:p>255</text:p>
              </table:table-cell>
              <table:table-cell office:value-type="float" office:value="232">
                <text:p>232</text:p>
              </table:table-cell>
              <table:table-cell office:value-type="float" office:value="22">
                <text:p>22</text:p>
              </table:table-cell>
              <table:table-cell office:value-type="float" office:value="111">
                <text:p>111</text:p>
              </table:table-cell>
              <table:table-cell office:value-type="float" office:value="246">
                <text:p>246</text:p>
              </table:table-cell>
              <table:table-cell office:value-type="float" office:value="19">
                <text:p>1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5007">
                <text:p>25007</text:p>
              </table:table-cell>
              <table:table-cell office:value-type="float" office:value="255">
                <text:p>255</text:p>
              </table:table-cell>
              <table:table-cell office:value-type="float" office:value="230">
                <text:p>230</text:p>
              </table:table-cell>
              <table:table-cell office:value-type="float" office:value="21">
                <text:p>21</text:p>
              </table:table-cell>
              <table:table-cell office:value-type="float" office:value="110">
                <text:p>110</text:p>
              </table:table-cell>
              <table:table-cell office:value-type="float" office:value="240">
                <text:p>240</text:p>
              </table:table-cell>
              <table:table-cell office:value-type="float" office:value="19">
                <text:p>1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5140">
                <text:p>25140</text:p>
              </table:table-cell>
              <table:table-cell office:value-type="float" office:value="255">
                <text:p>255</text:p>
              </table:table-cell>
              <table:table-cell office:value-type="float" office:value="235">
                <text:p>235</text:p>
              </table:table-cell>
              <table:table-cell office:value-type="float" office:value="21">
                <text:p>21</text:p>
              </table:table-cell>
              <table:table-cell office:value-type="float" office:value="112">
                <text:p>112</text:p>
              </table:table-cell>
              <table:table-cell office:value-type="float" office:value="246">
                <text:p>246</text:p>
              </table:table-cell>
              <table:table-cell office:value-type="float" office:value="19">
                <text:p>1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5272">
                <text:p>25272</text:p>
              </table:table-cell>
              <table:table-cell office:value-type="float" office:value="255">
                <text:p>255</text:p>
              </table:table-cell>
              <table:table-cell office:value-type="float" office:value="231">
                <text:p>231</text:p>
              </table:table-cell>
              <table:table-cell office:value-type="float" office:value="21">
                <text:p>21</text:p>
              </table:table-cell>
              <table:table-cell office:value-type="float" office:value="112">
                <text:p>112</text:p>
              </table:table-cell>
              <table:table-cell office:value-type="float" office:value="245">
                <text:p>245</text:p>
              </table:table-cell>
              <table:table-cell office:value-type="float" office:value="19">
                <text:p>1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5405">
                <text:p>25405</text:p>
              </table:table-cell>
              <table:table-cell office:value-type="float" office:value="255">
                <text:p>255</text:p>
              </table:table-cell>
              <table:table-cell office:value-type="float" office:value="237">
                <text:p>237</text:p>
              </table:table-cell>
              <table:table-cell office:value-type="float" office:value="21">
                <text:p>21</text:p>
              </table:table-cell>
              <table:table-cell office:value-type="float" office:value="110">
                <text:p>110</text:p>
              </table:table-cell>
              <table:table-cell office:value-type="float" office:value="242">
                <text:p>242</text:p>
              </table:table-cell>
              <table:table-cell office:value-type="float" office:value="20">
                <text:p>2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5538">
                <text:p>25538</text:p>
              </table:table-cell>
              <table:table-cell office:value-type="float" office:value="255">
                <text:p>255</text:p>
              </table:table-cell>
              <table:table-cell office:value-type="float" office:value="239">
                <text:p>239</text:p>
              </table:table-cell>
              <table:table-cell office:value-type="float" office:value="21">
                <text:p>21</text:p>
              </table:table-cell>
              <table:table-cell office:value-type="float" office:value="109">
                <text:p>109</text:p>
              </table:table-cell>
              <table:table-cell office:value-type="float" office:value="245">
                <text:p>245</text:p>
              </table:table-cell>
              <table:table-cell office:value-type="float" office:value="20">
                <text:p>2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5671">
                <text:p>25671</text:p>
              </table:table-cell>
              <table:table-cell office:value-type="float" office:value="255">
                <text:p>255</text:p>
              </table:table-cell>
              <table:table-cell office:value-type="float" office:value="234">
                <text:p>234</text:p>
              </table:table-cell>
              <table:table-cell office:value-type="float" office:value="20">
                <text:p>20</text:p>
              </table:table-cell>
              <table:table-cell office:value-type="float" office:value="109">
                <text:p>109</text:p>
              </table:table-cell>
              <table:table-cell office:value-type="float" office:value="243">
                <text:p>243</text:p>
              </table:table-cell>
              <table:table-cell office:value-type="float" office:value="19">
                <text:p>1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5804">
                <text:p>25804</text:p>
              </table:table-cell>
              <table:table-cell office:value-type="float" office:value="255">
                <text:p>255</text:p>
              </table:table-cell>
              <table:table-cell office:value-type="float" office:value="233">
                <text:p>233</text:p>
              </table:table-cell>
              <table:table-cell office:value-type="float" office:value="20">
                <text:p>20</text:p>
              </table:table-cell>
              <table:table-cell office:value-type="float" office:value="110">
                <text:p>110</text:p>
              </table:table-cell>
              <table:table-cell office:value-type="float" office:value="239">
                <text:p>239</text:p>
              </table:table-cell>
              <table:table-cell office:value-type="float" office:value="19">
                <text:p>1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5936">
                <text:p>25936</text:p>
              </table:table-cell>
              <table:table-cell office:value-type="float" office:value="255">
                <text:p>255</text:p>
              </table:table-cell>
              <table:table-cell office:value-type="float" office:value="234">
                <text:p>234</text:p>
              </table:table-cell>
              <table:table-cell office:value-type="float" office:value="20">
                <text:p>20</text:p>
              </table:table-cell>
              <table:table-cell office:value-type="float" office:value="112">
                <text:p>112</text:p>
              </table:table-cell>
              <table:table-cell office:value-type="float" office:value="243">
                <text:p>243</text:p>
              </table:table-cell>
              <table:table-cell office:value-type="float" office:value="19">
                <text:p>1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6069">
                <text:p>26069</text:p>
              </table:table-cell>
              <table:table-cell office:value-type="float" office:value="255">
                <text:p>255</text:p>
              </table:table-cell>
              <table:table-cell office:value-type="float" office:value="232">
                <text:p>232</text:p>
              </table:table-cell>
              <table:table-cell office:value-type="float" office:value="20">
                <text:p>20</text:p>
              </table:table-cell>
              <table:table-cell office:value-type="float" office:value="111">
                <text:p>111</text:p>
              </table:table-cell>
              <table:table-cell office:value-type="float" office:value="242">
                <text:p>242</text:p>
              </table:table-cell>
              <table:table-cell office:value-type="float" office:value="19">
                <text:p>1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6202">
                <text:p>26202</text:p>
              </table:table-cell>
              <table:table-cell office:value-type="float" office:value="255">
                <text:p>255</text:p>
              </table:table-cell>
              <table:table-cell office:value-type="float" office:value="233">
                <text:p>233</text:p>
              </table:table-cell>
              <table:table-cell office:value-type="float" office:value="20">
                <text:p>20</text:p>
              </table:table-cell>
              <table:table-cell office:value-type="float" office:value="110">
                <text:p>110</text:p>
              </table:table-cell>
              <table:table-cell office:value-type="float" office:value="243">
                <text:p>243</text:p>
              </table:table-cell>
              <table:table-cell office:value-type="float" office:value="19">
                <text:p>1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6334">
                <text:p>26334</text:p>
              </table:table-cell>
              <table:table-cell office:value-type="float" office:value="255">
                <text:p>255</text:p>
              </table:table-cell>
              <table:table-cell office:value-type="float" office:value="235">
                <text:p>235</text:p>
              </table:table-cell>
              <table:table-cell office:value-type="float" office:value="20">
                <text:p>20</text:p>
              </table:table-cell>
              <table:table-cell office:value-type="float" office:value="111">
                <text:p>111</text:p>
              </table:table-cell>
              <table:table-cell office:value-type="float" office:value="243">
                <text:p>243</text:p>
              </table:table-cell>
              <table:table-cell office:value-type="float" office:value="19">
                <text:p>1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6466">
                <text:p>26466</text:p>
              </table:table-cell>
              <table:table-cell office:value-type="float" office:value="255">
                <text:p>255</text:p>
              </table:table-cell>
              <table:table-cell office:value-type="float" office:value="237">
                <text:p>237</text:p>
              </table:table-cell>
              <table:table-cell office:value-type="float" office:value="20">
                <text:p>20</text:p>
              </table:table-cell>
              <table:table-cell office:value-type="float" office:value="110">
                <text:p>110</text:p>
              </table:table-cell>
              <table:table-cell office:value-type="float" office:value="242">
                <text:p>242</text:p>
              </table:table-cell>
              <table:table-cell office:value-type="float" office:value="20">
                <text:p>2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6599">
                <text:p>26599</text:p>
              </table:table-cell>
              <table:table-cell office:value-type="float" office:value="255">
                <text:p>255</text:p>
              </table:table-cell>
              <table:table-cell office:value-type="float" office:value="234">
                <text:p>234</text:p>
              </table:table-cell>
              <table:table-cell office:value-type="float" office:value="20">
                <text:p>20</text:p>
              </table:table-cell>
              <table:table-cell office:value-type="float" office:value="110">
                <text:p>110</text:p>
              </table:table-cell>
              <table:table-cell office:value-type="float" office:value="243">
                <text:p>243</text:p>
              </table:table-cell>
              <table:table-cell office:value-type="float" office:value="19">
                <text:p>1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6732">
                <text:p>26732</text:p>
              </table:table-cell>
              <table:table-cell office:value-type="float" office:value="255">
                <text:p>255</text:p>
              </table:table-cell>
              <table:table-cell office:value-type="float" office:value="228">
                <text:p>228</text:p>
              </table:table-cell>
              <table:table-cell office:value-type="float" office:value="20">
                <text:p>20</text:p>
              </table:table-cell>
              <table:table-cell office:value-type="float" office:value="112">
                <text:p>112</text:p>
              </table:table-cell>
              <table:table-cell office:value-type="float" office:value="239">
                <text:p>239</text:p>
              </table:table-cell>
              <table:table-cell office:value-type="float" office:value="19">
                <text:p>1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6864">
                <text:p>26864</text:p>
              </table:table-cell>
              <table:table-cell office:value-type="float" office:value="255">
                <text:p>255</text:p>
              </table:table-cell>
              <table:table-cell office:value-type="float" office:value="233">
                <text:p>233</text:p>
              </table:table-cell>
              <table:table-cell office:value-type="float" office:value="20">
                <text:p>20</text:p>
              </table:table-cell>
              <table:table-cell office:value-type="float" office:value="109">
                <text:p>109</text:p>
              </table:table-cell>
              <table:table-cell office:value-type="float" office:value="245">
                <text:p>245</text:p>
              </table:table-cell>
              <table:table-cell office:value-type="float" office:value="19">
                <text:p>1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6997">
                <text:p>26997</text:p>
              </table:table-cell>
              <table:table-cell office:value-type="float" office:value="255">
                <text:p>255</text:p>
              </table:table-cell>
              <table:table-cell office:value-type="float" office:value="230">
                <text:p>230</text:p>
              </table:table-cell>
              <table:table-cell office:value-type="float" office:value="20">
                <text:p>20</text:p>
              </table:table-cell>
              <table:table-cell office:value-type="float" office:value="111">
                <text:p>111</text:p>
              </table:table-cell>
              <table:table-cell office:value-type="float" office:value="247">
                <text:p>247</text:p>
              </table:table-cell>
              <table:table-cell office:value-type="float" office:value="19">
                <text:p>1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7129">
                <text:p>27129</text:p>
              </table:table-cell>
              <table:table-cell office:value-type="float" office:value="255">
                <text:p>255</text:p>
              </table:table-cell>
              <table:table-cell office:value-type="float" office:value="236">
                <text:p>236</text:p>
              </table:table-cell>
              <table:table-cell office:value-type="float" office:value="20">
                <text:p>20</text:p>
              </table:table-cell>
              <table:table-cell office:value-type="float" office:value="109">
                <text:p>109</text:p>
              </table:table-cell>
              <table:table-cell office:value-type="float" office:value="245">
                <text:p>245</text:p>
              </table:table-cell>
              <table:table-cell office:value-type="float" office:value="20">
                <text:p>2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7262">
                <text:p>27262</text:p>
              </table:table-cell>
              <table:table-cell office:value-type="float" office:value="255">
                <text:p>255</text:p>
              </table:table-cell>
              <table:table-cell office:value-type="float" office:value="241">
                <text:p>241</text:p>
              </table:table-cell>
              <table:table-cell office:value-type="float" office:value="20">
                <text:p>20</text:p>
              </table:table-cell>
              <table:table-cell office:value-type="float" office:value="108">
                <text:p>108</text:p>
              </table:table-cell>
              <table:table-cell office:value-type="float" office:value="245">
                <text:p>245</text:p>
              </table:table-cell>
              <table:table-cell office:value-type="float" office:value="20">
                <text:p>2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7394">
                <text:p>27394</text:p>
              </table:table-cell>
              <table:table-cell office:value-type="float" office:value="255">
                <text:p>255</text:p>
              </table:table-cell>
              <table:table-cell office:value-type="float" office:value="242">
                <text:p>242</text:p>
              </table:table-cell>
              <table:table-cell office:value-type="float" office:value="19">
                <text:p>19</text:p>
              </table:table-cell>
              <table:table-cell office:value-type="float" office:value="107">
                <text:p>107</text:p>
              </table:table-cell>
              <table:table-cell office:value-type="float" office:value="244">
                <text:p>244</text:p>
              </table:table-cell>
              <table:table-cell office:value-type="float" office:value="20">
                <text:p>2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7527">
                <text:p>27527</text:p>
              </table:table-cell>
              <table:table-cell office:value-type="float" office:value="255">
                <text:p>255</text:p>
              </table:table-cell>
              <table:table-cell office:value-type="float" office:value="240">
                <text:p>240</text:p>
              </table:table-cell>
              <table:table-cell office:value-type="float" office:value="19">
                <text:p>19</text:p>
              </table:table-cell>
              <table:table-cell office:value-type="float" office:value="107">
                <text:p>107</text:p>
              </table:table-cell>
              <table:table-cell office:value-type="float" office:value="245">
                <text:p>245</text:p>
              </table:table-cell>
              <table:table-cell office:value-type="float" office:value="20">
                <text:p>2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7659">
                <text:p>27659</text:p>
              </table:table-cell>
              <table:table-cell office:value-type="float" office:value="255">
                <text:p>255</text:p>
              </table:table-cell>
              <table:table-cell office:value-type="float" office:value="243">
                <text:p>243</text:p>
              </table:table-cell>
              <table:table-cell office:value-type="float" office:value="18">
                <text:p>18</text:p>
              </table:table-cell>
              <table:table-cell office:value-type="float" office:value="107">
                <text:p>107</text:p>
              </table:table-cell>
              <table:table-cell office:value-type="float" office:value="243">
                <text:p>243</text:p>
              </table:table-cell>
              <table:table-cell office:value-type="float" office:value="20">
                <text:p>2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7792">
                <text:p>27792</text:p>
              </table:table-cell>
              <table:table-cell office:value-type="float" office:value="255">
                <text:p>255</text:p>
              </table:table-cell>
              <table:table-cell office:value-type="float" office:value="239">
                <text:p>239</text:p>
              </table:table-cell>
              <table:table-cell office:value-type="float" office:value="18">
                <text:p>18</text:p>
              </table:table-cell>
              <table:table-cell office:value-type="float" office:value="107">
                <text:p>107</text:p>
              </table:table-cell>
              <table:table-cell office:value-type="float" office:value="246">
                <text:p>246</text:p>
              </table:table-cell>
              <table:table-cell office:value-type="float" office:value="20">
                <text:p>2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7925">
                <text:p>27925</text:p>
              </table:table-cell>
              <table:table-cell office:value-type="float" office:value="255">
                <text:p>255</text:p>
              </table:table-cell>
              <table:table-cell office:value-type="float" office:value="239">
                <text:p>239</text:p>
              </table:table-cell>
              <table:table-cell office:value-type="float" office:value="18">
                <text:p>18</text:p>
              </table:table-cell>
              <table:table-cell office:value-type="float" office:value="107">
                <text:p>107</text:p>
              </table:table-cell>
              <table:table-cell office:value-type="float" office:value="244">
                <text:p>244</text:p>
              </table:table-cell>
              <table:table-cell office:value-type="float" office:value="20">
                <text:p>2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8058">
                <text:p>28058</text:p>
              </table:table-cell>
              <table:table-cell office:value-type="float" office:value="255">
                <text:p>255</text:p>
              </table:table-cell>
              <table:table-cell office:value-type="float" office:value="237">
                <text:p>237</text:p>
              </table:table-cell>
              <table:table-cell office:value-type="float" office:value="18">
                <text:p>18</text:p>
              </table:table-cell>
              <table:table-cell office:value-type="float" office:value="108">
                <text:p>108</text:p>
              </table:table-cell>
              <table:table-cell office:value-type="float" office:value="243">
                <text:p>243</text:p>
              </table:table-cell>
              <table:table-cell office:value-type="float" office:value="20">
                <text:p>2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8190">
                <text:p>28190</text:p>
              </table:table-cell>
              <table:table-cell office:value-type="float" office:value="255">
                <text:p>255</text:p>
              </table:table-cell>
              <table:table-cell office:value-type="float" office:value="236">
                <text:p>236</text:p>
              </table:table-cell>
              <table:table-cell office:value-type="float" office:value="18">
                <text:p>18</text:p>
              </table:table-cell>
              <table:table-cell office:value-type="float" office:value="109">
                <text:p>109</text:p>
              </table:table-cell>
              <table:table-cell office:value-type="float" office:value="244">
                <text:p>244</text:p>
              </table:table-cell>
              <table:table-cell office:value-type="float" office:value="20">
                <text:p>2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8322">
                <text:p>28322</text:p>
              </table:table-cell>
              <table:table-cell office:value-type="float" office:value="255">
                <text:p>255</text:p>
              </table:table-cell>
              <table:table-cell office:value-type="float" office:value="237">
                <text:p>237</text:p>
              </table:table-cell>
              <table:table-cell office:value-type="float" office:value="18">
                <text:p>18</text:p>
              </table:table-cell>
              <table:table-cell office:value-type="float" office:value="108">
                <text:p>108</text:p>
              </table:table-cell>
              <table:table-cell office:value-type="float" office:value="244">
                <text:p>244</text:p>
              </table:table-cell>
              <table:table-cell office:value-type="float" office:value="20">
                <text:p>2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8454">
                <text:p>28454</text:p>
              </table:table-cell>
              <table:table-cell office:value-type="float" office:value="255">
                <text:p>255</text:p>
              </table:table-cell>
              <table:table-cell office:value-type="float" office:value="238">
                <text:p>238</text:p>
              </table:table-cell>
              <table:table-cell office:value-type="float" office:value="18">
                <text:p>18</text:p>
              </table:table-cell>
              <table:table-cell office:value-type="float" office:value="107">
                <text:p>107</text:p>
              </table:table-cell>
              <table:table-cell office:value-type="float" office:value="244">
                <text:p>244</text:p>
              </table:table-cell>
              <table:table-cell office:value-type="float" office:value="20">
                <text:p>2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8586">
                <text:p>28586</text:p>
              </table:table-cell>
              <table:table-cell office:value-type="float" office:value="255">
                <text:p>255</text:p>
              </table:table-cell>
              <table:table-cell office:value-type="float" office:value="240">
                <text:p>240</text:p>
              </table:table-cell>
              <table:table-cell office:value-type="float" office:value="18">
                <text:p>18</text:p>
              </table:table-cell>
              <table:table-cell office:value-type="float" office:value="106">
                <text:p>106</text:p>
              </table:table-cell>
              <table:table-cell office:value-type="float" office:value="244">
                <text:p>244</text:p>
              </table:table-cell>
              <table:table-cell office:value-type="float" office:value="20">
                <text:p>2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8718">
                <text:p>28718</text:p>
              </table:table-cell>
              <table:table-cell office:value-type="float" office:value="255">
                <text:p>255</text:p>
              </table:table-cell>
              <table:table-cell office:value-type="float" office:value="242">
                <text:p>242</text:p>
              </table:table-cell>
              <table:table-cell office:value-type="float" office:value="17">
                <text:p>17</text:p>
              </table:table-cell>
              <table:table-cell office:value-type="float" office:value="106">
                <text:p>106</text:p>
              </table:table-cell>
              <table:table-cell office:value-type="float" office:value="247">
                <text:p>247</text:p>
              </table:table-cell>
              <table:table-cell office:value-type="float" office:value="20">
                <text:p>2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8850">
                <text:p>28850</text:p>
              </table:table-cell>
              <table:table-cell office:value-type="float" office:value="255">
                <text:p>255</text:p>
              </table:table-cell>
              <table:table-cell office:value-type="float" office:value="241">
                <text:p>241</text:p>
              </table:table-cell>
              <table:table-cell office:value-type="float" office:value="17">
                <text:p>17</text:p>
              </table:table-cell>
              <table:table-cell office:value-type="float" office:value="107">
                <text:p>107</text:p>
              </table:table-cell>
              <table:table-cell office:value-type="float" office:value="245">
                <text:p>245</text:p>
              </table:table-cell>
              <table:table-cell office:value-type="float" office:value="20">
                <text:p>2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8982">
                <text:p>28982</text:p>
              </table:table-cell>
              <table:table-cell office:value-type="float" office:value="255">
                <text:p>255</text:p>
              </table:table-cell>
              <table:table-cell office:value-type="float" office:value="242">
                <text:p>242</text:p>
              </table:table-cell>
              <table:table-cell office:value-type="float" office:value="17">
                <text:p>17</text:p>
              </table:table-cell>
              <table:table-cell office:value-type="float" office:value="107">
                <text:p>107</text:p>
              </table:table-cell>
              <table:table-cell office:value-type="float" office:value="246">
                <text:p>246</text:p>
              </table:table-cell>
              <table:table-cell office:value-type="float" office:value="20">
                <text:p>2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9114">
                <text:p>29114</text:p>
              </table:table-cell>
              <table:table-cell office:value-type="float" office:value="255">
                <text:p>255</text:p>
              </table:table-cell>
              <table:table-cell office:value-type="float" office:value="243">
                <text:p>243</text:p>
              </table:table-cell>
              <table:table-cell office:value-type="float" office:value="17">
                <text:p>17</text:p>
              </table:table-cell>
              <table:table-cell office:value-type="float" office:value="107">
                <text:p>107</text:p>
              </table:table-cell>
              <table:table-cell office:value-type="float" office:value="246">
                <text:p>246</text:p>
              </table:table-cell>
              <table:table-cell office:value-type="float" office:value="20">
                <text:p>2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9246">
                <text:p>29246</text:p>
              </table:table-cell>
              <table:table-cell office:value-type="float" office:value="255">
                <text:p>255</text:p>
              </table:table-cell>
              <table:table-cell office:value-type="float" office:value="236">
                <text:p>236</text:p>
              </table:table-cell>
              <table:table-cell office:value-type="float" office:value="17">
                <text:p>17</text:p>
              </table:table-cell>
              <table:table-cell office:value-type="float" office:value="107">
                <text:p>107</text:p>
              </table:table-cell>
              <table:table-cell office:value-type="float" office:value="243">
                <text:p>243</text:p>
              </table:table-cell>
              <table:table-cell office:value-type="float" office:value="20">
                <text:p>2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9378">
                <text:p>29378</text:p>
              </table:table-cell>
              <table:table-cell office:value-type="float" office:value="255">
                <text:p>255</text:p>
              </table:table-cell>
              <table:table-cell office:value-type="float" office:value="239">
                <text:p>239</text:p>
              </table:table-cell>
              <table:table-cell office:value-type="float" office:value="17">
                <text:p>17</text:p>
              </table:table-cell>
              <table:table-cell office:value-type="float" office:value="107">
                <text:p>107</text:p>
              </table:table-cell>
              <table:table-cell office:value-type="float" office:value="244">
                <text:p>244</text:p>
              </table:table-cell>
              <table:table-cell office:value-type="float" office:value="20">
                <text:p>2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9510">
                <text:p>29510</text:p>
              </table:table-cell>
              <table:table-cell office:value-type="float" office:value="255">
                <text:p>255</text:p>
              </table:table-cell>
              <table:table-cell office:value-type="float" office:value="241">
                <text:p>241</text:p>
              </table:table-cell>
              <table:table-cell office:value-type="float" office:value="17">
                <text:p>17</text:p>
              </table:table-cell>
              <table:table-cell office:value-type="float" office:value="106">
                <text:p>106</text:p>
              </table:table-cell>
              <table:table-cell office:value-type="float" office:value="246">
                <text:p>246</text:p>
              </table:table-cell>
              <table:table-cell office:value-type="float" office:value="20">
                <text:p>2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9643">
                <text:p>29643</text:p>
              </table:table-cell>
              <table:table-cell office:value-type="float" office:value="255">
                <text:p>255</text:p>
              </table:table-cell>
              <table:table-cell office:value-type="float" office:value="244">
                <text:p>244</text:p>
              </table:table-cell>
              <table:table-cell office:value-type="float" office:value="17">
                <text:p>17</text:p>
              </table:table-cell>
              <table:table-cell office:value-type="float" office:value="104">
                <text:p>104</text:p>
              </table:table-cell>
              <table:table-cell office:value-type="float" office:value="247">
                <text:p>247</text:p>
              </table:table-cell>
              <table:table-cell office:value-type="float" office:value="20">
                <text:p>2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9776">
                <text:p>29776</text:p>
              </table:table-cell>
              <table:table-cell office:value-type="float" office:value="255">
                <text:p>255</text:p>
              </table:table-cell>
              <table:table-cell office:value-type="float" office:value="243">
                <text:p>243</text:p>
              </table:table-cell>
              <table:table-cell office:value-type="float" office:value="17">
                <text:p>17</text:p>
              </table:table-cell>
              <table:table-cell office:value-type="float" office:value="105">
                <text:p>105</text:p>
              </table:table-cell>
              <table:table-cell office:value-type="float" office:value="245">
                <text:p>245</text:p>
              </table:table-cell>
              <table:table-cell office:value-type="float" office:value="20">
                <text:p>2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9909">
                <text:p>29909</text:p>
              </table:table-cell>
              <table:table-cell office:value-type="float" office:value="255">
                <text:p>255</text:p>
              </table:table-cell>
              <table:table-cell office:value-type="float" office:value="243">
                <text:p>243</text:p>
              </table:table-cell>
              <table:table-cell office:value-type="float" office:value="16">
                <text:p>16</text:p>
              </table:table-cell>
              <table:table-cell office:value-type="float" office:value="104">
                <text:p>104</text:p>
              </table:table-cell>
              <table:table-cell office:value-type="float" office:value="245">
                <text:p>245</text:p>
              </table:table-cell>
              <table:table-cell office:value-type="float" office:value="20">
                <text:p>2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0041">
                <text:p>30041</text:p>
              </table:table-cell>
              <table:table-cell office:value-type="float" office:value="255">
                <text:p>255</text:p>
              </table:table-cell>
              <table:table-cell office:value-type="float" office:value="245">
                <text:p>245</text:p>
              </table:table-cell>
              <table:table-cell office:value-type="float" office:value="16">
                <text:p>16</text:p>
              </table:table-cell>
              <table:table-cell office:value-type="float" office:value="104">
                <text:p>104</text:p>
              </table:table-cell>
              <table:table-cell office:value-type="float" office:value="246">
                <text:p>246</text:p>
              </table:table-cell>
              <table:table-cell office:value-type="float" office:value="20">
                <text:p>2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0173">
                <text:p>30173</text:p>
              </table:table-cell>
              <table:table-cell office:value-type="float" office:value="255">
                <text:p>255</text:p>
              </table:table-cell>
              <table:table-cell office:value-type="float" office:value="244">
                <text:p>244</text:p>
              </table:table-cell>
              <table:table-cell office:value-type="float" office:value="16">
                <text:p>16</text:p>
              </table:table-cell>
              <table:table-cell office:value-type="float" office:value="104">
                <text:p>104</text:p>
              </table:table-cell>
              <table:table-cell office:value-type="float" office:value="245">
                <text:p>245</text:p>
              </table:table-cell>
              <table:table-cell office:value-type="float" office:value="20">
                <text:p>2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0305">
                <text:p>30305</text:p>
              </table:table-cell>
              <table:table-cell office:value-type="float" office:value="255">
                <text:p>255</text:p>
              </table:table-cell>
              <table:table-cell office:value-type="float" office:value="240">
                <text:p>240</text:p>
              </table:table-cell>
              <table:table-cell office:value-type="float" office:value="16">
                <text:p>16</text:p>
              </table:table-cell>
              <table:table-cell office:value-type="float" office:value="105">
                <text:p>105</text:p>
              </table:table-cell>
              <table:table-cell office:value-type="float" office:value="246">
                <text:p>246</text:p>
              </table:table-cell>
              <table:table-cell office:value-type="float" office:value="20">
                <text:p>2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0437">
                <text:p>30437</text:p>
              </table:table-cell>
              <table:table-cell office:value-type="float" office:value="255">
                <text:p>255</text:p>
              </table:table-cell>
              <table:table-cell office:value-type="float" office:value="240">
                <text:p>240</text:p>
              </table:table-cell>
              <table:table-cell office:value-type="float" office:value="16">
                <text:p>16</text:p>
              </table:table-cell>
              <table:table-cell office:value-type="float" office:value="105">
                <text:p>105</text:p>
              </table:table-cell>
              <table:table-cell office:value-type="float" office:value="245">
                <text:p>245</text:p>
              </table:table-cell>
              <table:table-cell office:value-type="float" office:value="20">
                <text:p>2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0569">
                <text:p>30569</text:p>
              </table:table-cell>
              <table:table-cell office:value-type="float" office:value="255">
                <text:p>255</text:p>
              </table:table-cell>
              <table:table-cell office:value-type="float" office:value="238">
                <text:p>238</text:p>
              </table:table-cell>
              <table:table-cell office:value-type="float" office:value="16">
                <text:p>16</text:p>
              </table:table-cell>
              <table:table-cell office:value-type="float" office:value="107">
                <text:p>107</text:p>
              </table:table-cell>
              <table:table-cell office:value-type="float" office:value="243">
                <text:p>243</text:p>
              </table:table-cell>
              <table:table-cell office:value-type="float" office:value="20">
                <text:p>2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0701">
                <text:p>30701</text:p>
              </table:table-cell>
              <table:table-cell office:value-type="float" office:value="255">
                <text:p>255</text:p>
              </table:table-cell>
              <table:table-cell office:value-type="float" office:value="243">
                <text:p>243</text:p>
              </table:table-cell>
              <table:table-cell office:value-type="float" office:value="16">
                <text:p>16</text:p>
              </table:table-cell>
              <table:table-cell office:value-type="float" office:value="106">
                <text:p>106</text:p>
              </table:table-cell>
              <table:table-cell office:value-type="float" office:value="244">
                <text:p>244</text:p>
              </table:table-cell>
              <table:table-cell office:value-type="float" office:value="20">
                <text:p>2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0834">
                <text:p>30834</text:p>
              </table:table-cell>
              <table:table-cell office:value-type="float" office:value="255">
                <text:p>255</text:p>
              </table:table-cell>
              <table:table-cell office:value-type="float" office:value="243">
                <text:p>243</text:p>
              </table:table-cell>
              <table:table-cell office:value-type="float" office:value="16">
                <text:p>16</text:p>
              </table:table-cell>
              <table:table-cell office:value-type="float" office:value="104">
                <text:p>104</text:p>
              </table:table-cell>
              <table:table-cell office:value-type="float" office:value="247">
                <text:p>247</text:p>
              </table:table-cell>
              <table:table-cell office:value-type="float" office:value="20">
                <text:p>2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0967">
                <text:p>30967</text:p>
              </table:table-cell>
              <table:table-cell office:value-type="float" office:value="255">
                <text:p>255</text:p>
              </table:table-cell>
              <table:table-cell office:value-type="float" office:value="242">
                <text:p>242</text:p>
              </table:table-cell>
              <table:table-cell office:value-type="float" office:value="16">
                <text:p>16</text:p>
              </table:table-cell>
              <table:table-cell office:value-type="float" office:value="104">
                <text:p>104</text:p>
              </table:table-cell>
              <table:table-cell office:value-type="float" office:value="246">
                <text:p>246</text:p>
              </table:table-cell>
              <table:table-cell office:value-type="float" office:value="20">
                <text:p>2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1099">
                <text:p>31099</text:p>
              </table:table-cell>
              <table:table-cell office:value-type="float" office:value="255">
                <text:p>255</text:p>
              </table:table-cell>
              <table:table-cell office:value-type="float" office:value="245">
                <text:p>245</text:p>
              </table:table-cell>
              <table:table-cell office:value-type="float" office:value="16">
                <text:p>16</text:p>
              </table:table-cell>
              <table:table-cell office:value-type="float" office:value="104">
                <text:p>104</text:p>
              </table:table-cell>
              <table:table-cell office:value-type="float" office:value="244">
                <text:p>244</text:p>
              </table:table-cell>
              <table:table-cell office:value-type="float" office:value="20">
                <text:p>2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1232">
                <text:p>31232</text:p>
              </table:table-cell>
              <table:table-cell office:value-type="float" office:value="255">
                <text:p>255</text:p>
              </table:table-cell>
              <table:table-cell office:value-type="float" office:value="246">
                <text:p>246</text:p>
              </table:table-cell>
              <table:table-cell office:value-type="float" office:value="16">
                <text:p>16</text:p>
              </table:table-cell>
              <table:table-cell office:value-type="float" office:value="104">
                <text:p>104</text:p>
              </table:table-cell>
              <table:table-cell office:value-type="float" office:value="245">
                <text:p>245</text:p>
              </table:table-cell>
              <table:table-cell office:value-type="float" office:value="20">
                <text:p>2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1365">
                <text:p>31365</text:p>
              </table:table-cell>
              <table:table-cell office:value-type="float" office:value="255">
                <text:p>255</text:p>
              </table:table-cell>
              <table:table-cell office:value-type="float" office:value="245">
                <text:p>245</text:p>
              </table:table-cell>
              <table:table-cell office:value-type="float" office:value="16">
                <text:p>16</text:p>
              </table:table-cell>
              <table:table-cell office:value-type="float" office:value="104">
                <text:p>104</text:p>
              </table:table-cell>
              <table:table-cell office:value-type="float" office:value="246">
                <text:p>246</text:p>
              </table:table-cell>
              <table:table-cell office:value-type="float" office:value="20">
                <text:p>2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1497">
                <text:p>31497</text:p>
              </table:table-cell>
              <table:table-cell office:value-type="float" office:value="255">
                <text:p>255</text:p>
              </table:table-cell>
              <table:table-cell office:value-type="float" office:value="247">
                <text:p>247</text:p>
              </table:table-cell>
              <table:table-cell office:value-type="float" office:value="15">
                <text:p>15</text:p>
              </table:table-cell>
              <table:table-cell office:value-type="float" office:value="103">
                <text:p>103</text:p>
              </table:table-cell>
              <table:table-cell office:value-type="float" office:value="246">
                <text:p>246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1630">
                <text:p>31630</text:p>
              </table:table-cell>
              <table:table-cell office:value-type="float" office:value="255">
                <text:p>255</text:p>
              </table:table-cell>
              <table:table-cell office:value-type="float" office:value="247">
                <text:p>247</text:p>
              </table:table-cell>
              <table:table-cell office:value-type="float" office:value="15">
                <text:p>15</text:p>
              </table:table-cell>
              <table:table-cell office:value-type="float" office:value="103">
                <text:p>103</text:p>
              </table:table-cell>
              <table:table-cell office:value-type="float" office:value="246">
                <text:p>246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1763">
                <text:p>31763</text:p>
              </table:table-cell>
              <table:table-cell office:value-type="float" office:value="255">
                <text:p>255</text:p>
              </table:table-cell>
              <table:table-cell office:value-type="float" office:value="248">
                <text:p>248</text:p>
              </table:table-cell>
              <table:table-cell office:value-type="float" office:value="15">
                <text:p>15</text:p>
              </table:table-cell>
              <table:table-cell office:value-type="float" office:value="103">
                <text:p>103</text:p>
              </table:table-cell>
              <table:table-cell office:value-type="float" office:value="247">
                <text:p>247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1895">
                <text:p>31895</text:p>
              </table:table-cell>
              <table:table-cell office:value-type="float" office:value="255">
                <text:p>255</text:p>
              </table:table-cell>
              <table:table-cell office:value-type="float" office:value="247">
                <text:p>247</text:p>
              </table:table-cell>
              <table:table-cell office:value-type="float" office:value="15">
                <text:p>15</text:p>
              </table:table-cell>
              <table:table-cell office:value-type="float" office:value="103">
                <text:p>103</text:p>
              </table:table-cell>
              <table:table-cell office:value-type="float" office:value="246">
                <text:p>246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2027">
                <text:p>32027</text:p>
              </table:table-cell>
              <table:table-cell office:value-type="float" office:value="255">
                <text:p>255</text:p>
              </table:table-cell>
              <table:table-cell office:value-type="float" office:value="246">
                <text:p>246</text:p>
              </table:table-cell>
              <table:table-cell office:value-type="float" office:value="15">
                <text:p>15</text:p>
              </table:table-cell>
              <table:table-cell office:value-type="float" office:value="102">
                <text:p>102</text:p>
              </table:table-cell>
              <table:table-cell office:value-type="float" office:value="245">
                <text:p>245</text:p>
              </table:table-cell>
              <table:table-cell office:value-type="float" office:value="20">
                <text:p>2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2160">
                <text:p>32160</text:p>
              </table:table-cell>
              <table:table-cell office:value-type="float" office:value="255">
                <text:p>255</text:p>
              </table:table-cell>
              <table:table-cell office:value-type="float" office:value="249">
                <text:p>249</text:p>
              </table:table-cell>
              <table:table-cell office:value-type="float" office:value="15">
                <text:p>15</text:p>
              </table:table-cell>
              <table:table-cell office:value-type="float" office:value="102">
                <text:p>102</text:p>
              </table:table-cell>
              <table:table-cell office:value-type="float" office:value="246">
                <text:p>246</text:p>
              </table:table-cell>
              <table:table-cell office:value-type="float" office:value="21">
                <text:p>2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2293">
                <text:p>32293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14">
                <text:p>14</text:p>
              </table:table-cell>
              <table:table-cell office:value-type="float" office:value="102">
                <text:p>102</text:p>
              </table:table-cell>
              <table:table-cell office:value-type="float" office:value="247">
                <text:p>247</text:p>
              </table:table-cell>
              <table:table-cell office:value-type="float" office:value="21">
                <text:p>2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2425">
                <text:p>32425</text:p>
              </table:table-cell>
              <table:table-cell office:value-type="float" office:value="255">
                <text:p>255</text:p>
              </table:table-cell>
              <table:table-cell office:value-type="float" office:value="248">
                <text:p>248</text:p>
              </table:table-cell>
              <table:table-cell office:value-type="float" office:value="14">
                <text:p>14</text:p>
              </table:table-cell>
              <table:table-cell office:value-type="float" office:value="102">
                <text:p>102</text:p>
              </table:table-cell>
              <table:table-cell office:value-type="float" office:value="246">
                <text:p>246</text:p>
              </table:table-cell>
              <table:table-cell office:value-type="float" office:value="21">
                <text:p>2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2557">
                <text:p>32557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14">
                <text:p>14</text:p>
              </table:table-cell>
              <table:table-cell office:value-type="float" office:value="101">
                <text:p>101</text:p>
              </table:table-cell>
              <table:table-cell office:value-type="float" office:value="246">
                <text:p>246</text:p>
              </table:table-cell>
              <table:table-cell office:value-type="float" office:value="21">
                <text:p>2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2689">
                <text:p>32689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14">
                <text:p>14</text:p>
              </table:table-cell>
              <table:table-cell office:value-type="float" office:value="100">
                <text:p>100</text:p>
              </table:table-cell>
              <table:table-cell office:value-type="float" office:value="246">
                <text:p>246</text:p>
              </table:table-cell>
              <table:table-cell office:value-type="float" office:value="21">
                <text:p>2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2822">
                <text:p>32822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14">
                <text:p>14</text:p>
              </table:table-cell>
              <table:table-cell office:value-type="float" office:value="100">
                <text:p>100</text:p>
              </table:table-cell>
              <table:table-cell office:value-type="float" office:value="247">
                <text:p>247</text:p>
              </table:table-cell>
              <table:table-cell office:value-type="float" office:value="21">
                <text:p>2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2955">
                <text:p>32955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13">
                <text:p>13</text:p>
              </table:table-cell>
              <table:table-cell office:value-type="float" office:value="101">
                <text:p>101</text:p>
              </table:table-cell>
              <table:table-cell office:value-type="float" office:value="247">
                <text:p>247</text:p>
              </table:table-cell>
              <table:table-cell office:value-type="float" office:value="21">
                <text:p>2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3087">
                <text:p>33087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13">
                <text:p>13</text:p>
              </table:table-cell>
              <table:table-cell office:value-type="float" office:value="102">
                <text:p>102</text:p>
              </table:table-cell>
              <table:table-cell office:value-type="float" office:value="245">
                <text:p>245</text:p>
              </table:table-cell>
              <table:table-cell office:value-type="float" office:value="21">
                <text:p>2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3220">
                <text:p>33220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14">
                <text:p>14</text:p>
              </table:table-cell>
              <table:table-cell office:value-type="float" office:value="101">
                <text:p>101</text:p>
              </table:table-cell>
              <table:table-cell office:value-type="float" office:value="246">
                <text:p>246</text:p>
              </table:table-cell>
              <table:table-cell office:value-type="float" office:value="21">
                <text:p>2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3353">
                <text:p>33353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14">
                <text:p>14</text:p>
              </table:table-cell>
              <table:table-cell office:value-type="float" office:value="102">
                <text:p>102</text:p>
              </table:table-cell>
              <table:table-cell office:value-type="float" office:value="248">
                <text:p>248</text:p>
              </table:table-cell>
              <table:table-cell office:value-type="float" office:value="21">
                <text:p>2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3485">
                <text:p>33485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14">
                <text:p>14</text:p>
              </table:table-cell>
              <table:table-cell office:value-type="float" office:value="101">
                <text:p>101</text:p>
              </table:table-cell>
              <table:table-cell office:value-type="float" office:value="248">
                <text:p>248</text:p>
              </table:table-cell>
              <table:table-cell office:value-type="float" office:value="21">
                <text:p>2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3618">
                <text:p>33618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13">
                <text:p>13</text:p>
              </table:table-cell>
              <table:table-cell office:value-type="float" office:value="99">
                <text:p>99</text:p>
              </table:table-cell>
              <table:table-cell office:value-type="float" office:value="247">
                <text:p>247</text:p>
              </table:table-cell>
              <table:table-cell office:value-type="float" office:value="21">
                <text:p>2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3751">
                <text:p>33751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13">
                <text:p>13</text:p>
              </table:table-cell>
              <table:table-cell office:value-type="float" office:value="99">
                <text:p>99</text:p>
              </table:table-cell>
              <table:table-cell office:value-type="float" office:value="246">
                <text:p>246</text:p>
              </table:table-cell>
              <table:table-cell office:value-type="float" office:value="21">
                <text:p>2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3883">
                <text:p>33883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13">
                <text:p>13</text:p>
              </table:table-cell>
              <table:table-cell office:value-type="float" office:value="99">
                <text:p>99</text:p>
              </table:table-cell>
              <table:table-cell office:value-type="float" office:value="246">
                <text:p>246</text:p>
              </table:table-cell>
              <table:table-cell office:value-type="float" office:value="21">
                <text:p>2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4016">
                <text:p>34016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13">
                <text:p>13</text:p>
              </table:table-cell>
              <table:table-cell office:value-type="float" office:value="99">
                <text:p>99</text:p>
              </table:table-cell>
              <table:table-cell office:value-type="float" office:value="246">
                <text:p>246</text:p>
              </table:table-cell>
              <table:table-cell office:value-type="float" office:value="21">
                <text:p>2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4149">
                <text:p>34149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13">
                <text:p>13</text:p>
              </table:table-cell>
              <table:table-cell office:value-type="float" office:value="99">
                <text:p>99</text:p>
              </table:table-cell>
              <table:table-cell office:value-type="float" office:value="246">
                <text:p>246</text:p>
              </table:table-cell>
              <table:table-cell office:value-type="float" office:value="21">
                <text:p>2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4281">
                <text:p>34281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13">
                <text:p>13</text:p>
              </table:table-cell>
              <table:table-cell office:value-type="float" office:value="100">
                <text:p>100</text:p>
              </table:table-cell>
              <table:table-cell office:value-type="float" office:value="245">
                <text:p>245</text:p>
              </table:table-cell>
              <table:table-cell office:value-type="float" office:value="21">
                <text:p>2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4414">
                <text:p>34414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13">
                <text:p>13</text:p>
              </table:table-cell>
              <table:table-cell office:value-type="float" office:value="100">
                <text:p>100</text:p>
              </table:table-cell>
              <table:table-cell office:value-type="float" office:value="246">
                <text:p>246</text:p>
              </table:table-cell>
              <table:table-cell office:value-type="float" office:value="21">
                <text:p>2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4547">
                <text:p>34547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13">
                <text:p>13</text:p>
              </table:table-cell>
              <table:table-cell office:value-type="float" office:value="100">
                <text:p>100</text:p>
              </table:table-cell>
              <table:table-cell office:value-type="float" office:value="246">
                <text:p>246</text:p>
              </table:table-cell>
              <table:table-cell office:value-type="float" office:value="21">
                <text:p>2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4679">
                <text:p>34679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13">
                <text:p>13</text:p>
              </table:table-cell>
              <table:table-cell office:value-type="float" office:value="101">
                <text:p>101</text:p>
              </table:table-cell>
              <table:table-cell office:value-type="float" office:value="246">
                <text:p>246</text:p>
              </table:table-cell>
              <table:table-cell office:value-type="float" office:value="21">
                <text:p>2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4812">
                <text:p>34812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13">
                <text:p>13</text:p>
              </table:table-cell>
              <table:table-cell office:value-type="float" office:value="100">
                <text:p>100</text:p>
              </table:table-cell>
              <table:table-cell office:value-type="float" office:value="247">
                <text:p>247</text:p>
              </table:table-cell>
              <table:table-cell office:value-type="float" office:value="21">
                <text:p>2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4944">
                <text:p>34944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13">
                <text:p>13</text:p>
              </table:table-cell>
              <table:table-cell office:value-type="float" office:value="100">
                <text:p>100</text:p>
              </table:table-cell>
              <table:table-cell office:value-type="float" office:value="247">
                <text:p>247</text:p>
              </table:table-cell>
              <table:table-cell office:value-type="float" office:value="21">
                <text:p>2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5076">
                <text:p>35076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13">
                <text:p>13</text:p>
              </table:table-cell>
              <table:table-cell office:value-type="float" office:value="99">
                <text:p>99</text:p>
              </table:table-cell>
              <table:table-cell office:value-type="float" office:value="247">
                <text:p>247</text:p>
              </table:table-cell>
              <table:table-cell office:value-type="float" office:value="21">
                <text:p>2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5209">
                <text:p>35209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13">
                <text:p>13</text:p>
              </table:table-cell>
              <table:table-cell office:value-type="float" office:value="99">
                <text:p>99</text:p>
              </table:table-cell>
              <table:table-cell office:value-type="float" office:value="247">
                <text:p>247</text:p>
              </table:table-cell>
              <table:table-cell office:value-type="float" office:value="21">
                <text:p>2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5341">
                <text:p>35341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13">
                <text:p>13</text:p>
              </table:table-cell>
              <table:table-cell office:value-type="float" office:value="100">
                <text:p>100</text:p>
              </table:table-cell>
              <table:table-cell office:value-type="float" office:value="247">
                <text:p>247</text:p>
              </table:table-cell>
              <table:table-cell office:value-type="float" office:value="21">
                <text:p>2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5473">
                <text:p>35473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13">
                <text:p>13</text:p>
              </table:table-cell>
              <table:table-cell office:value-type="float" office:value="99">
                <text:p>99</text:p>
              </table:table-cell>
              <table:table-cell office:value-type="float" office:value="246">
                <text:p>246</text:p>
              </table:table-cell>
              <table:table-cell office:value-type="float" office:value="21">
                <text:p>2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5606">
                <text:p>35606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13">
                <text:p>13</text:p>
              </table:table-cell>
              <table:table-cell office:value-type="float" office:value="100">
                <text:p>100</text:p>
              </table:table-cell>
              <table:table-cell office:value-type="float" office:value="247">
                <text:p>247</text:p>
              </table:table-cell>
              <table:table-cell office:value-type="float" office:value="21">
                <text:p>2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5738">
                <text:p>35738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13">
                <text:p>13</text:p>
              </table:table-cell>
              <table:table-cell office:value-type="float" office:value="100">
                <text:p>100</text:p>
              </table:table-cell>
              <table:table-cell office:value-type="float" office:value="246">
                <text:p>246</text:p>
              </table:table-cell>
              <table:table-cell office:value-type="float" office:value="21">
                <text:p>2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5871">
                <text:p>35871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13">
                <text:p>13</text:p>
              </table:table-cell>
              <table:table-cell office:value-type="float" office:value="100">
                <text:p>100</text:p>
              </table:table-cell>
              <table:table-cell office:value-type="float" office:value="246">
                <text:p>246</text:p>
              </table:table-cell>
              <table:table-cell office:value-type="float" office:value="21">
                <text:p>2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6003">
                <text:p>36003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12">
                <text:p>12</text:p>
              </table:table-cell>
              <table:table-cell office:value-type="float" office:value="99">
                <text:p>99</text:p>
              </table:table-cell>
              <table:table-cell office:value-type="float" office:value="247">
                <text:p>247</text:p>
              </table:table-cell>
              <table:table-cell office:value-type="float" office:value="21">
                <text:p>2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6135">
                <text:p>36135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12">
                <text:p>12</text:p>
              </table:table-cell>
              <table:table-cell office:value-type="float" office:value="99">
                <text:p>99</text:p>
              </table:table-cell>
              <table:table-cell office:value-type="float" office:value="247">
                <text:p>247</text:p>
              </table:table-cell>
              <table:table-cell office:value-type="float" office:value="21">
                <text:p>2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6268">
                <text:p>36268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12">
                <text:p>12</text:p>
              </table:table-cell>
              <table:table-cell office:value-type="float" office:value="99">
                <text:p>99</text:p>
              </table:table-cell>
              <table:table-cell office:value-type="float" office:value="246">
                <text:p>246</text:p>
              </table:table-cell>
              <table:table-cell office:value-type="float" office:value="21">
                <text:p>2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6400">
                <text:p>36400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12">
                <text:p>12</text:p>
              </table:table-cell>
              <table:table-cell office:value-type="float" office:value="99">
                <text:p>99</text:p>
              </table:table-cell>
              <table:table-cell office:value-type="float" office:value="247">
                <text:p>247</text:p>
              </table:table-cell>
              <table:table-cell office:value-type="float" office:value="21">
                <text:p>2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6533">
                <text:p>36533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12">
                <text:p>12</text:p>
              </table:table-cell>
              <table:table-cell office:value-type="float" office:value="100">
                <text:p>100</text:p>
              </table:table-cell>
              <table:table-cell office:value-type="float" office:value="247">
                <text:p>247</text:p>
              </table:table-cell>
              <table:table-cell office:value-type="float" office:value="21">
                <text:p>2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6666">
                <text:p>36666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12">
                <text:p>12</text:p>
              </table:table-cell>
              <table:table-cell office:value-type="float" office:value="99">
                <text:p>99</text:p>
              </table:table-cell>
              <table:table-cell office:value-type="float" office:value="247">
                <text:p>247</text:p>
              </table:table-cell>
              <table:table-cell office:value-type="float" office:value="21">
                <text:p>2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6798">
                <text:p>36798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12">
                <text:p>12</text:p>
              </table:table-cell>
              <table:table-cell office:value-type="float" office:value="99">
                <text:p>99</text:p>
              </table:table-cell>
              <table:table-cell office:value-type="float" office:value="247">
                <text:p>247</text:p>
              </table:table-cell>
              <table:table-cell office:value-type="float" office:value="21">
                <text:p>2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6931">
                <text:p>36931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12">
                <text:p>12</text:p>
              </table:table-cell>
              <table:table-cell office:value-type="float" office:value="99">
                <text:p>99</text:p>
              </table:table-cell>
              <table:table-cell office:value-type="float" office:value="246">
                <text:p>246</text:p>
              </table:table-cell>
              <table:table-cell office:value-type="float" office:value="21">
                <text:p>2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7063">
                <text:p>37063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12">
                <text:p>12</text:p>
              </table:table-cell>
              <table:table-cell office:value-type="float" office:value="99">
                <text:p>99</text:p>
              </table:table-cell>
              <table:table-cell office:value-type="float" office:value="245">
                <text:p>245</text:p>
              </table:table-cell>
              <table:table-cell office:value-type="float" office:value="21">
                <text:p>2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7195">
                <text:p>37195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12">
                <text:p>12</text:p>
              </table:table-cell>
              <table:table-cell office:value-type="float" office:value="99">
                <text:p>99</text:p>
              </table:table-cell>
              <table:table-cell office:value-type="float" office:value="248">
                <text:p>248</text:p>
              </table:table-cell>
              <table:table-cell office:value-type="float" office:value="21">
                <text:p>2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7327">
                <text:p>37327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12">
                <text:p>12</text:p>
              </table:table-cell>
              <table:table-cell office:value-type="float" office:value="99">
                <text:p>99</text:p>
              </table:table-cell>
              <table:table-cell office:value-type="float" office:value="247">
                <text:p>247</text:p>
              </table:table-cell>
              <table:table-cell office:value-type="float" office:value="21">
                <text:p>2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7460">
                <text:p>37460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12">
                <text:p>12</text:p>
              </table:table-cell>
              <table:table-cell office:value-type="float" office:value="99">
                <text:p>99</text:p>
              </table:table-cell>
              <table:table-cell office:value-type="float" office:value="247">
                <text:p>247</text:p>
              </table:table-cell>
              <table:table-cell office:value-type="float" office:value="21">
                <text:p>2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7592">
                <text:p>37592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12">
                <text:p>12</text:p>
              </table:table-cell>
              <table:table-cell office:value-type="float" office:value="99">
                <text:p>99</text:p>
              </table:table-cell>
              <table:table-cell office:value-type="float" office:value="246">
                <text:p>246</text:p>
              </table:table-cell>
              <table:table-cell office:value-type="float" office:value="21">
                <text:p>2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7725">
                <text:p>37725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12">
                <text:p>12</text:p>
              </table:table-cell>
              <table:table-cell office:value-type="float" office:value="99">
                <text:p>99</text:p>
              </table:table-cell>
              <table:table-cell office:value-type="float" office:value="246">
                <text:p>246</text:p>
              </table:table-cell>
              <table:table-cell office:value-type="float" office:value="21">
                <text:p>2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7858">
                <text:p>37858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12">
                <text:p>12</text:p>
              </table:table-cell>
              <table:table-cell office:value-type="float" office:value="99">
                <text:p>99</text:p>
              </table:table-cell>
              <table:table-cell office:value-type="float" office:value="246">
                <text:p>246</text:p>
              </table:table-cell>
              <table:table-cell office:value-type="float" office:value="21">
                <text:p>2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7991">
                <text:p>37991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12">
                <text:p>12</text:p>
              </table:table-cell>
              <table:table-cell office:value-type="float" office:value="99">
                <text:p>99</text:p>
              </table:table-cell>
              <table:table-cell office:value-type="float" office:value="246">
                <text:p>246</text:p>
              </table:table-cell>
              <table:table-cell office:value-type="float" office:value="21">
                <text:p>2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8124">
                <text:p>38124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12">
                <text:p>12</text:p>
              </table:table-cell>
              <table:table-cell office:value-type="float" office:value="99">
                <text:p>99</text:p>
              </table:table-cell>
              <table:table-cell office:value-type="float" office:value="247">
                <text:p>247</text:p>
              </table:table-cell>
              <table:table-cell office:value-type="float" office:value="21">
                <text:p>2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8256">
                <text:p>38256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12">
                <text:p>12</text:p>
              </table:table-cell>
              <table:table-cell office:value-type="float" office:value="98">
                <text:p>98</text:p>
              </table:table-cell>
              <table:table-cell office:value-type="float" office:value="246">
                <text:p>246</text:p>
              </table:table-cell>
              <table:table-cell office:value-type="float" office:value="21">
                <text:p>2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8389">
                <text:p>38389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12">
                <text:p>12</text:p>
              </table:table-cell>
              <table:table-cell office:value-type="float" office:value="98">
                <text:p>98</text:p>
              </table:table-cell>
              <table:table-cell office:value-type="float" office:value="246">
                <text:p>246</text:p>
              </table:table-cell>
              <table:table-cell office:value-type="float" office:value="21">
                <text:p>2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8521">
                <text:p>38521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12">
                <text:p>12</text:p>
              </table:table-cell>
              <table:table-cell office:value-type="float" office:value="98">
                <text:p>98</text:p>
              </table:table-cell>
              <table:table-cell office:value-type="float" office:value="247">
                <text:p>247</text:p>
              </table:table-cell>
              <table:table-cell office:value-type="float" office:value="21">
                <text:p>2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8653">
                <text:p>38653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11">
                <text:p>11</text:p>
              </table:table-cell>
              <table:table-cell office:value-type="float" office:value="97">
                <text:p>97</text:p>
              </table:table-cell>
              <table:table-cell office:value-type="float" office:value="246">
                <text:p>246</text:p>
              </table:table-cell>
              <table:table-cell office:value-type="float" office:value="21">
                <text:p>2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8786">
                <text:p>38786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11">
                <text:p>11</text:p>
              </table:table-cell>
              <table:table-cell office:value-type="float" office:value="97">
                <text:p>97</text:p>
              </table:table-cell>
              <table:table-cell office:value-type="float" office:value="246">
                <text:p>246</text:p>
              </table:table-cell>
              <table:table-cell office:value-type="float" office:value="21">
                <text:p>2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8918">
                <text:p>38918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11">
                <text:p>11</text:p>
              </table:table-cell>
              <table:table-cell office:value-type="float" office:value="97">
                <text:p>97</text:p>
              </table:table-cell>
              <table:table-cell office:value-type="float" office:value="247">
                <text:p>247</text:p>
              </table:table-cell>
              <table:table-cell office:value-type="float" office:value="21">
                <text:p>2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9051">
                <text:p>39051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11">
                <text:p>11</text:p>
              </table:table-cell>
              <table:table-cell office:value-type="float" office:value="97">
                <text:p>97</text:p>
              </table:table-cell>
              <table:table-cell office:value-type="float" office:value="246">
                <text:p>246</text:p>
              </table:table-cell>
              <table:table-cell office:value-type="float" office:value="21">
                <text:p>2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9183">
                <text:p>39183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11">
                <text:p>11</text:p>
              </table:table-cell>
              <table:table-cell office:value-type="float" office:value="97">
                <text:p>97</text:p>
              </table:table-cell>
              <table:table-cell office:value-type="float" office:value="246">
                <text:p>246</text:p>
              </table:table-cell>
              <table:table-cell office:value-type="float" office:value="21">
                <text:p>2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9316">
                <text:p>39316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11">
                <text:p>11</text:p>
              </table:table-cell>
              <table:table-cell office:value-type="float" office:value="97">
                <text:p>97</text:p>
              </table:table-cell>
              <table:table-cell office:value-type="float" office:value="248">
                <text:p>248</text:p>
              </table:table-cell>
              <table:table-cell office:value-type="float" office:value="21">
                <text:p>2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9449">
                <text:p>39449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11">
                <text:p>11</text:p>
              </table:table-cell>
              <table:table-cell office:value-type="float" office:value="97">
                <text:p>97</text:p>
              </table:table-cell>
              <table:table-cell office:value-type="float" office:value="247">
                <text:p>247</text:p>
              </table:table-cell>
              <table:table-cell office:value-type="float" office:value="21">
                <text:p>2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9582">
                <text:p>39582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11">
                <text:p>11</text:p>
              </table:table-cell>
              <table:table-cell office:value-type="float" office:value="97">
                <text:p>97</text:p>
              </table:table-cell>
              <table:table-cell office:value-type="float" office:value="247">
                <text:p>247</text:p>
              </table:table-cell>
              <table:table-cell office:value-type="float" office:value="21">
                <text:p>2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9714">
                <text:p>39714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11">
                <text:p>11</text:p>
              </table:table-cell>
              <table:table-cell office:value-type="float" office:value="97">
                <text:p>97</text:p>
              </table:table-cell>
              <table:table-cell office:value-type="float" office:value="247">
                <text:p>247</text:p>
              </table:table-cell>
              <table:table-cell office:value-type="float" office:value="21">
                <text:p>2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9847">
                <text:p>39847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11">
                <text:p>11</text:p>
              </table:table-cell>
              <table:table-cell office:value-type="float" office:value="97">
                <text:p>97</text:p>
              </table:table-cell>
              <table:table-cell office:value-type="float" office:value="247">
                <text:p>247</text:p>
              </table:table-cell>
              <table:table-cell office:value-type="float" office:value="21">
                <text:p>2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9980">
                <text:p>39980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11">
                <text:p>11</text:p>
              </table:table-cell>
              <table:table-cell office:value-type="float" office:value="97">
                <text:p>97</text:p>
              </table:table-cell>
              <table:table-cell office:value-type="float" office:value="247">
                <text:p>247</text:p>
              </table:table-cell>
              <table:table-cell office:value-type="float" office:value="21">
                <text:p>2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0112">
                <text:p>40112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11">
                <text:p>11</text:p>
              </table:table-cell>
              <table:table-cell office:value-type="float" office:value="97">
                <text:p>97</text:p>
              </table:table-cell>
              <table:table-cell office:value-type="float" office:value="247">
                <text:p>247</text:p>
              </table:table-cell>
              <table:table-cell office:value-type="float" office:value="21">
                <text:p>2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0244">
                <text:p>40244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11">
                <text:p>11</text:p>
              </table:table-cell>
              <table:table-cell office:value-type="float" office:value="97">
                <text:p>97</text:p>
              </table:table-cell>
              <table:table-cell office:value-type="float" office:value="247">
                <text:p>247</text:p>
              </table:table-cell>
              <table:table-cell office:value-type="float" office:value="21">
                <text:p>2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0377">
                <text:p>40377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11">
                <text:p>11</text:p>
              </table:table-cell>
              <table:table-cell office:value-type="float" office:value="97">
                <text:p>97</text:p>
              </table:table-cell>
              <table:table-cell office:value-type="float" office:value="247">
                <text:p>247</text:p>
              </table:table-cell>
              <table:table-cell office:value-type="float" office:value="21">
                <text:p>2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0509">
                <text:p>40509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11">
                <text:p>11</text:p>
              </table:table-cell>
              <table:table-cell office:value-type="float" office:value="97">
                <text:p>97</text:p>
              </table:table-cell>
              <table:table-cell office:value-type="float" office:value="247">
                <text:p>247</text:p>
              </table:table-cell>
              <table:table-cell office:value-type="float" office:value="21">
                <text:p>2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0642">
                <text:p>40642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10">
                <text:p>10</text:p>
              </table:table-cell>
              <table:table-cell office:value-type="float" office:value="97">
                <text:p>97</text:p>
              </table:table-cell>
              <table:table-cell office:value-type="float" office:value="247">
                <text:p>247</text:p>
              </table:table-cell>
              <table:table-cell office:value-type="float" office:value="21">
                <text:p>2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0774">
                <text:p>40774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10">
                <text:p>10</text:p>
              </table:table-cell>
              <table:table-cell office:value-type="float" office:value="97">
                <text:p>97</text:p>
              </table:table-cell>
              <table:table-cell office:value-type="float" office:value="246">
                <text:p>246</text:p>
              </table:table-cell>
              <table:table-cell office:value-type="float" office:value="21">
                <text:p>2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0907">
                <text:p>40907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10">
                <text:p>10</text:p>
              </table:table-cell>
              <table:table-cell office:value-type="float" office:value="97">
                <text:p>97</text:p>
              </table:table-cell>
              <table:table-cell office:value-type="float" office:value="246">
                <text:p>246</text:p>
              </table:table-cell>
              <table:table-cell office:value-type="float" office:value="21">
                <text:p>2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1040">
                <text:p>41040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10">
                <text:p>10</text:p>
              </table:table-cell>
              <table:table-cell office:value-type="float" office:value="97">
                <text:p>97</text:p>
              </table:table-cell>
              <table:table-cell office:value-type="float" office:value="246">
                <text:p>246</text:p>
              </table:table-cell>
              <table:table-cell office:value-type="float" office:value="21">
                <text:p>2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1173">
                <text:p>41173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10">
                <text:p>10</text:p>
              </table:table-cell>
              <table:table-cell office:value-type="float" office:value="97">
                <text:p>97</text:p>
              </table:table-cell>
              <table:table-cell office:value-type="float" office:value="247">
                <text:p>247</text:p>
              </table:table-cell>
              <table:table-cell office:value-type="float" office:value="21">
                <text:p>2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1306">
                <text:p>41306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10">
                <text:p>10</text:p>
              </table:table-cell>
              <table:table-cell office:value-type="float" office:value="97">
                <text:p>97</text:p>
              </table:table-cell>
              <table:table-cell office:value-type="float" office:value="246">
                <text:p>246</text:p>
              </table:table-cell>
              <table:table-cell office:value-type="float" office:value="21">
                <text:p>2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1438">
                <text:p>41438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10">
                <text:p>10</text:p>
              </table:table-cell>
              <table:table-cell office:value-type="float" office:value="96">
                <text:p>96</text:p>
              </table:table-cell>
              <table:table-cell office:value-type="float" office:value="248">
                <text:p>248</text:p>
              </table:table-cell>
              <table:table-cell office:value-type="float" office:value="21">
                <text:p>2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1571">
                <text:p>41571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10">
                <text:p>10</text:p>
              </table:table-cell>
              <table:table-cell office:value-type="float" office:value="96">
                <text:p>96</text:p>
              </table:table-cell>
              <table:table-cell office:value-type="float" office:value="247">
                <text:p>247</text:p>
              </table:table-cell>
              <table:table-cell office:value-type="float" office:value="21">
                <text:p>2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1704">
                <text:p>41704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10">
                <text:p>10</text:p>
              </table:table-cell>
              <table:table-cell office:value-type="float" office:value="97">
                <text:p>97</text:p>
              </table:table-cell>
              <table:table-cell office:value-type="float" office:value="247">
                <text:p>247</text:p>
              </table:table-cell>
              <table:table-cell office:value-type="float" office:value="21">
                <text:p>2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1836">
                <text:p>41836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10">
                <text:p>10</text:p>
              </table:table-cell>
              <table:table-cell office:value-type="float" office:value="97">
                <text:p>97</text:p>
              </table:table-cell>
              <table:table-cell office:value-type="float" office:value="246">
                <text:p>246</text:p>
              </table:table-cell>
              <table:table-cell office:value-type="float" office:value="21">
                <text:p>2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1969">
                <text:p>41969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10">
                <text:p>10</text:p>
              </table:table-cell>
              <table:table-cell office:value-type="float" office:value="97">
                <text:p>97</text:p>
              </table:table-cell>
              <table:table-cell office:value-type="float" office:value="246">
                <text:p>246</text:p>
              </table:table-cell>
              <table:table-cell office:value-type="float" office:value="21">
                <text:p>2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2102">
                <text:p>42102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10">
                <text:p>10</text:p>
              </table:table-cell>
              <table:table-cell office:value-type="float" office:value="97">
                <text:p>97</text:p>
              </table:table-cell>
              <table:table-cell office:value-type="float" office:value="248">
                <text:p>248</text:p>
              </table:table-cell>
              <table:table-cell office:value-type="float" office:value="21">
                <text:p>2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2234">
                <text:p>42234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10">
                <text:p>10</text:p>
              </table:table-cell>
              <table:table-cell office:value-type="float" office:value="97">
                <text:p>97</text:p>
              </table:table-cell>
              <table:table-cell office:value-type="float" office:value="247">
                <text:p>247</text:p>
              </table:table-cell>
              <table:table-cell office:value-type="float" office:value="21">
                <text:p>2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2367">
                <text:p>42367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10">
                <text:p>10</text:p>
              </table:table-cell>
              <table:table-cell office:value-type="float" office:value="96">
                <text:p>96</text:p>
              </table:table-cell>
              <table:table-cell office:value-type="float" office:value="247">
                <text:p>247</text:p>
              </table:table-cell>
              <table:table-cell office:value-type="float" office:value="21">
                <text:p>2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2500">
                <text:p>42500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10">
                <text:p>10</text:p>
              </table:table-cell>
              <table:table-cell office:value-type="float" office:value="95">
                <text:p>95</text:p>
              </table:table-cell>
              <table:table-cell office:value-type="float" office:value="248">
                <text:p>248</text:p>
              </table:table-cell>
              <table:table-cell office:value-type="float" office:value="21">
                <text:p>2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2633">
                <text:p>42633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10">
                <text:p>10</text:p>
              </table:table-cell>
              <table:table-cell office:value-type="float" office:value="95">
                <text:p>95</text:p>
              </table:table-cell>
              <table:table-cell office:value-type="float" office:value="247">
                <text:p>247</text:p>
              </table:table-cell>
              <table:table-cell office:value-type="float" office:value="21">
                <text:p>2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2765">
                <text:p>42765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10">
                <text:p>10</text:p>
              </table:table-cell>
              <table:table-cell office:value-type="float" office:value="95">
                <text:p>95</text:p>
              </table:table-cell>
              <table:table-cell office:value-type="float" office:value="247">
                <text:p>247</text:p>
              </table:table-cell>
              <table:table-cell office:value-type="float" office:value="21">
                <text:p>2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2898">
                <text:p>42898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10">
                <text:p>10</text:p>
              </table:table-cell>
              <table:table-cell office:value-type="float" office:value="95">
                <text:p>95</text:p>
              </table:table-cell>
              <table:table-cell office:value-type="float" office:value="248">
                <text:p>248</text:p>
              </table:table-cell>
              <table:table-cell office:value-type="float" office:value="21">
                <text:p>2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3030">
                <text:p>43030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9">
                <text:p>9</text:p>
              </table:table-cell>
              <table:table-cell office:value-type="float" office:value="95">
                <text:p>95</text:p>
              </table:table-cell>
              <table:table-cell office:value-type="float" office:value="247">
                <text:p>247</text:p>
              </table:table-cell>
              <table:table-cell office:value-type="float" office:value="21">
                <text:p>2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3163">
                <text:p>43163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9">
                <text:p>9</text:p>
              </table:table-cell>
              <table:table-cell office:value-type="float" office:value="95">
                <text:p>95</text:p>
              </table:table-cell>
              <table:table-cell office:value-type="float" office:value="246">
                <text:p>246</text:p>
              </table:table-cell>
              <table:table-cell office:value-type="float" office:value="21">
                <text:p>2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3296">
                <text:p>43296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9">
                <text:p>9</text:p>
              </table:table-cell>
              <table:table-cell office:value-type="float" office:value="95">
                <text:p>95</text:p>
              </table:table-cell>
              <table:table-cell office:value-type="float" office:value="247">
                <text:p>247</text:p>
              </table:table-cell>
              <table:table-cell office:value-type="float" office:value="21">
                <text:p>2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3429">
                <text:p>43429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9">
                <text:p>9</text:p>
              </table:table-cell>
              <table:table-cell office:value-type="float" office:value="94">
                <text:p>94</text:p>
              </table:table-cell>
              <table:table-cell office:value-type="float" office:value="246">
                <text:p>246</text:p>
              </table:table-cell>
              <table:table-cell office:value-type="float" office:value="21">
                <text:p>2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3562">
                <text:p>43562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9">
                <text:p>9</text:p>
              </table:table-cell>
              <table:table-cell office:value-type="float" office:value="95">
                <text:p>95</text:p>
              </table:table-cell>
              <table:table-cell office:value-type="float" office:value="245">
                <text:p>245</text:p>
              </table:table-cell>
              <table:table-cell office:value-type="float" office:value="21">
                <text:p>2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3694">
                <text:p>43694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9">
                <text:p>9</text:p>
              </table:table-cell>
              <table:table-cell office:value-type="float" office:value="94">
                <text:p>94</text:p>
              </table:table-cell>
              <table:table-cell office:value-type="float" office:value="245">
                <text:p>245</text:p>
              </table:table-cell>
              <table:table-cell office:value-type="float" office:value="21">
                <text:p>2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3827">
                <text:p>43827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9">
                <text:p>9</text:p>
              </table:table-cell>
              <table:table-cell office:value-type="float" office:value="95">
                <text:p>95</text:p>
              </table:table-cell>
              <table:table-cell office:value-type="float" office:value="245">
                <text:p>245</text:p>
              </table:table-cell>
              <table:table-cell office:value-type="float" office:value="21">
                <text:p>2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3960">
                <text:p>43960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9">
                <text:p>9</text:p>
              </table:table-cell>
              <table:table-cell office:value-type="float" office:value="94">
                <text:p>94</text:p>
              </table:table-cell>
              <table:table-cell office:value-type="float" office:value="244">
                <text:p>244</text:p>
              </table:table-cell>
              <table:table-cell office:value-type="float" office:value="21">
                <text:p>2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4092">
                <text:p>44092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9">
                <text:p>9</text:p>
              </table:table-cell>
              <table:table-cell office:value-type="float" office:value="93">
                <text:p>93</text:p>
              </table:table-cell>
              <table:table-cell office:value-type="float" office:value="245">
                <text:p>245</text:p>
              </table:table-cell>
              <table:table-cell office:value-type="float" office:value="21">
                <text:p>2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4225">
                <text:p>44225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9">
                <text:p>9</text:p>
              </table:table-cell>
              <table:table-cell office:value-type="float" office:value="93">
                <text:p>93</text:p>
              </table:table-cell>
              <table:table-cell office:value-type="float" office:value="244">
                <text:p>244</text:p>
              </table:table-cell>
              <table:table-cell office:value-type="float" office:value="21">
                <text:p>2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4358">
                <text:p>44358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9">
                <text:p>9</text:p>
              </table:table-cell>
              <table:table-cell office:value-type="float" office:value="93">
                <text:p>93</text:p>
              </table:table-cell>
              <table:table-cell office:value-type="float" office:value="244">
                <text:p>244</text:p>
              </table:table-cell>
              <table:table-cell office:value-type="float" office:value="21">
                <text:p>2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4490">
                <text:p>44490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9">
                <text:p>9</text:p>
              </table:table-cell>
              <table:table-cell office:value-type="float" office:value="93">
                <text:p>93</text:p>
              </table:table-cell>
              <table:table-cell office:value-type="float" office:value="245">
                <text:p>245</text:p>
              </table:table-cell>
              <table:table-cell office:value-type="float" office:value="21">
                <text:p>2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4623">
                <text:p>44623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9">
                <text:p>9</text:p>
              </table:table-cell>
              <table:table-cell office:value-type="float" office:value="92">
                <text:p>92</text:p>
              </table:table-cell>
              <table:table-cell office:value-type="float" office:value="244">
                <text:p>244</text:p>
              </table:table-cell>
              <table:table-cell office:value-type="float" office:value="21">
                <text:p>2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4755">
                <text:p>44755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9">
                <text:p>9</text:p>
              </table:table-cell>
              <table:table-cell office:value-type="float" office:value="93">
                <text:p>93</text:p>
              </table:table-cell>
              <table:table-cell office:value-type="float" office:value="244">
                <text:p>244</text:p>
              </table:table-cell>
              <table:table-cell office:value-type="float" office:value="21">
                <text:p>2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4888">
                <text:p>44888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9">
                <text:p>9</text:p>
              </table:table-cell>
              <table:table-cell office:value-type="float" office:value="92">
                <text:p>92</text:p>
              </table:table-cell>
              <table:table-cell office:value-type="float" office:value="244">
                <text:p>244</text:p>
              </table:table-cell>
              <table:table-cell office:value-type="float" office:value="21">
                <text:p>2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5021">
                <text:p>45021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9">
                <text:p>9</text:p>
              </table:table-cell>
              <table:table-cell office:value-type="float" office:value="92">
                <text:p>92</text:p>
              </table:table-cell>
              <table:table-cell office:value-type="float" office:value="244">
                <text:p>244</text:p>
              </table:table-cell>
              <table:table-cell office:value-type="float" office:value="21">
                <text:p>2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5153">
                <text:p>45153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9">
                <text:p>9</text:p>
              </table:table-cell>
              <table:table-cell office:value-type="float" office:value="92">
                <text:p>92</text:p>
              </table:table-cell>
              <table:table-cell office:value-type="float" office:value="244">
                <text:p>244</text:p>
              </table:table-cell>
              <table:table-cell office:value-type="float" office:value="21">
                <text:p>2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5285">
                <text:p>45285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9">
                <text:p>9</text:p>
              </table:table-cell>
              <table:table-cell office:value-type="float" office:value="92">
                <text:p>92</text:p>
              </table:table-cell>
              <table:table-cell office:value-type="float" office:value="243">
                <text:p>243</text:p>
              </table:table-cell>
              <table:table-cell office:value-type="float" office:value="21">
                <text:p>2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5418">
                <text:p>45418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9">
                <text:p>9</text:p>
              </table:table-cell>
              <table:table-cell office:value-type="float" office:value="92">
                <text:p>92</text:p>
              </table:table-cell>
              <table:table-cell office:value-type="float" office:value="244">
                <text:p>244</text:p>
              </table:table-cell>
              <table:table-cell office:value-type="float" office:value="21">
                <text:p>2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5550">
                <text:p>45550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9">
                <text:p>9</text:p>
              </table:table-cell>
              <table:table-cell office:value-type="float" office:value="92">
                <text:p>92</text:p>
              </table:table-cell>
              <table:table-cell office:value-type="float" office:value="244">
                <text:p>244</text:p>
              </table:table-cell>
              <table:table-cell office:value-type="float" office:value="21">
                <text:p>2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5682">
                <text:p>45682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9">
                <text:p>9</text:p>
              </table:table-cell>
              <table:table-cell office:value-type="float" office:value="92">
                <text:p>92</text:p>
              </table:table-cell>
              <table:table-cell office:value-type="float" office:value="243">
                <text:p>243</text:p>
              </table:table-cell>
              <table:table-cell office:value-type="float" office:value="21">
                <text:p>2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5815">
                <text:p>45815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9">
                <text:p>9</text:p>
              </table:table-cell>
              <table:table-cell office:value-type="float" office:value="92">
                <text:p>92</text:p>
              </table:table-cell>
              <table:table-cell office:value-type="float" office:value="244">
                <text:p>244</text:p>
              </table:table-cell>
              <table:table-cell office:value-type="float" office:value="21">
                <text:p>2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5947">
                <text:p>45947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9">
                <text:p>9</text:p>
              </table:table-cell>
              <table:table-cell office:value-type="float" office:value="92">
                <text:p>92</text:p>
              </table:table-cell>
              <table:table-cell office:value-type="float" office:value="244">
                <text:p>244</text:p>
              </table:table-cell>
              <table:table-cell office:value-type="float" office:value="21">
                <text:p>2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6080">
                <text:p>46080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9">
                <text:p>9</text:p>
              </table:table-cell>
              <table:table-cell office:value-type="float" office:value="92">
                <text:p>92</text:p>
              </table:table-cell>
              <table:table-cell office:value-type="float" office:value="243">
                <text:p>243</text:p>
              </table:table-cell>
              <table:table-cell office:value-type="float" office:value="21">
                <text:p>2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6213">
                <text:p>46213</text:p>
              </table:table-cell>
              <table:table-cell office:value-type="float" office:value="255">
                <text:p>255</text:p>
              </table:table-cell>
              <table:table-cell office:value-type="float" office:value="249">
                <text:p>249</text:p>
              </table:table-cell>
              <table:table-cell office:value-type="float" office:value="9">
                <text:p>9</text:p>
              </table:table-cell>
              <table:table-cell office:value-type="float" office:value="92">
                <text:p>92</text:p>
              </table:table-cell>
              <table:table-cell office:value-type="float" office:value="244">
                <text:p>244</text:p>
              </table:table-cell>
              <table:table-cell office:value-type="float" office:value="21">
                <text:p>2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6346">
                <text:p>46346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9">
                <text:p>9</text:p>
              </table:table-cell>
              <table:table-cell office:value-type="float" office:value="92">
                <text:p>92</text:p>
              </table:table-cell>
              <table:table-cell office:value-type="float" office:value="243">
                <text:p>243</text:p>
              </table:table-cell>
              <table:table-cell office:value-type="float" office:value="21">
                <text:p>2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6478">
                <text:p>46478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9">
                <text:p>9</text:p>
              </table:table-cell>
              <table:table-cell office:value-type="float" office:value="92">
                <text:p>92</text:p>
              </table:table-cell>
              <table:table-cell office:value-type="float" office:value="243">
                <text:p>243</text:p>
              </table:table-cell>
              <table:table-cell office:value-type="float" office:value="21">
                <text:p>2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6611">
                <text:p>46611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9">
                <text:p>9</text:p>
              </table:table-cell>
              <table:table-cell office:value-type="float" office:value="92">
                <text:p>92</text:p>
              </table:table-cell>
              <table:table-cell office:value-type="float" office:value="243">
                <text:p>243</text:p>
              </table:table-cell>
              <table:table-cell office:value-type="float" office:value="21">
                <text:p>2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6744">
                <text:p>46744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9">
                <text:p>9</text:p>
              </table:table-cell>
              <table:table-cell office:value-type="float" office:value="92">
                <text:p>92</text:p>
              </table:table-cell>
              <table:table-cell office:value-type="float" office:value="243">
                <text:p>243</text:p>
              </table:table-cell>
              <table:table-cell office:value-type="float" office:value="21">
                <text:p>2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6877">
                <text:p>46877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9">
                <text:p>9</text:p>
              </table:table-cell>
              <table:table-cell office:value-type="float" office:value="92">
                <text:p>92</text:p>
              </table:table-cell>
              <table:table-cell office:value-type="float" office:value="243">
                <text:p>243</text:p>
              </table:table-cell>
              <table:table-cell office:value-type="float" office:value="21">
                <text:p>2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7009">
                <text:p>47009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9">
                <text:p>9</text:p>
              </table:table-cell>
              <table:table-cell office:value-type="float" office:value="92">
                <text:p>92</text:p>
              </table:table-cell>
              <table:table-cell office:value-type="float" office:value="243">
                <text:p>243</text:p>
              </table:table-cell>
              <table:table-cell office:value-type="float" office:value="21">
                <text:p>2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7142">
                <text:p>47142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9">
                <text:p>9</text:p>
              </table:table-cell>
              <table:table-cell office:value-type="float" office:value="92">
                <text:p>92</text:p>
              </table:table-cell>
              <table:table-cell office:value-type="float" office:value="243">
                <text:p>243</text:p>
              </table:table-cell>
              <table:table-cell office:value-type="float" office:value="21">
                <text:p>2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7275">
                <text:p>47275</text:p>
              </table:table-cell>
              <table:table-cell office:value-type="float" office:value="255">
                <text:p>255</text:p>
              </table:table-cell>
              <table:table-cell office:value-type="float" office:value="248">
                <text:p>248</text:p>
              </table:table-cell>
              <table:table-cell office:value-type="float" office:value="9">
                <text:p>9</text:p>
              </table:table-cell>
              <table:table-cell office:value-type="float" office:value="92">
                <text:p>92</text:p>
              </table:table-cell>
              <table:table-cell office:value-type="float" office:value="243">
                <text:p>243</text:p>
              </table:table-cell>
              <table:table-cell office:value-type="float" office:value="21">
                <text:p>2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7407">
                <text:p>47407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9">
                <text:p>9</text:p>
              </table:table-cell>
              <table:table-cell office:value-type="float" office:value="92">
                <text:p>92</text:p>
              </table:table-cell>
              <table:table-cell office:value-type="float" office:value="243">
                <text:p>243</text:p>
              </table:table-cell>
              <table:table-cell office:value-type="float" office:value="21">
                <text:p>2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7539">
                <text:p>47539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9">
                <text:p>9</text:p>
              </table:table-cell>
              <table:table-cell office:value-type="float" office:value="92">
                <text:p>92</text:p>
              </table:table-cell>
              <table:table-cell office:value-type="float" office:value="243">
                <text:p>243</text:p>
              </table:table-cell>
              <table:table-cell office:value-type="float" office:value="21">
                <text:p>2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7672">
                <text:p>47672</text:p>
              </table:table-cell>
              <table:table-cell office:value-type="float" office:value="255">
                <text:p>255</text:p>
              </table:table-cell>
              <table:table-cell office:value-type="float" office:value="249">
                <text:p>249</text:p>
              </table:table-cell>
              <table:table-cell office:value-type="float" office:value="9">
                <text:p>9</text:p>
              </table:table-cell>
              <table:table-cell office:value-type="float" office:value="92">
                <text:p>92</text:p>
              </table:table-cell>
              <table:table-cell office:value-type="float" office:value="243">
                <text:p>243</text:p>
              </table:table-cell>
              <table:table-cell office:value-type="float" office:value="21">
                <text:p>2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7805">
                <text:p>47805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9">
                <text:p>9</text:p>
              </table:table-cell>
              <table:table-cell office:value-type="float" office:value="92">
                <text:p>92</text:p>
              </table:table-cell>
              <table:table-cell office:value-type="float" office:value="243">
                <text:p>243</text:p>
              </table:table-cell>
              <table:table-cell office:value-type="float" office:value="21">
                <text:p>2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7938">
                <text:p>47938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9">
                <text:p>9</text:p>
              </table:table-cell>
              <table:table-cell office:value-type="float" office:value="92">
                <text:p>92</text:p>
              </table:table-cell>
              <table:table-cell office:value-type="float" office:value="242">
                <text:p>242</text:p>
              </table:table-cell>
              <table:table-cell office:value-type="float" office:value="21">
                <text:p>2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8071">
                <text:p>48071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9">
                <text:p>9</text:p>
              </table:table-cell>
              <table:table-cell office:value-type="float" office:value="92">
                <text:p>92</text:p>
              </table:table-cell>
              <table:table-cell office:value-type="float" office:value="243">
                <text:p>243</text:p>
              </table:table-cell>
              <table:table-cell office:value-type="float" office:value="21">
                <text:p>2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8203">
                <text:p>48203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9">
                <text:p>9</text:p>
              </table:table-cell>
              <table:table-cell office:value-type="float" office:value="92">
                <text:p>92</text:p>
              </table:table-cell>
              <table:table-cell office:value-type="float" office:value="243">
                <text:p>243</text:p>
              </table:table-cell>
              <table:table-cell office:value-type="float" office:value="21">
                <text:p>2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8336">
                <text:p>48336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9">
                <text:p>9</text:p>
              </table:table-cell>
              <table:table-cell office:value-type="float" office:value="92">
                <text:p>92</text:p>
              </table:table-cell>
              <table:table-cell office:value-type="float" office:value="242">
                <text:p>242</text:p>
              </table:table-cell>
              <table:table-cell office:value-type="float" office:value="21">
                <text:p>2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8469">
                <text:p>48469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9">
                <text:p>9</text:p>
              </table:table-cell>
              <table:table-cell office:value-type="float" office:value="92">
                <text:p>92</text:p>
              </table:table-cell>
              <table:table-cell office:value-type="float" office:value="242">
                <text:p>242</text:p>
              </table:table-cell>
              <table:table-cell office:value-type="float" office:value="21">
                <text:p>2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8602">
                <text:p>48602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9">
                <text:p>9</text:p>
              </table:table-cell>
              <table:table-cell office:value-type="float" office:value="92">
                <text:p>92</text:p>
              </table:table-cell>
              <table:table-cell office:value-type="float" office:value="242">
                <text:p>242</text:p>
              </table:table-cell>
              <table:table-cell office:value-type="float" office:value="21">
                <text:p>2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8735">
                <text:p>48735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9">
                <text:p>9</text:p>
              </table:table-cell>
              <table:table-cell office:value-type="float" office:value="92">
                <text:p>92</text:p>
              </table:table-cell>
              <table:table-cell office:value-type="float" office:value="242">
                <text:p>242</text:p>
              </table:table-cell>
              <table:table-cell office:value-type="float" office:value="21">
                <text:p>2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8868">
                <text:p>48868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9">
                <text:p>9</text:p>
              </table:table-cell>
              <table:table-cell office:value-type="float" office:value="92">
                <text:p>92</text:p>
              </table:table-cell>
              <table:table-cell office:value-type="float" office:value="242">
                <text:p>242</text:p>
              </table:table-cell>
              <table:table-cell office:value-type="float" office:value="21">
                <text:p>2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9000">
                <text:p>49000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9">
                <text:p>9</text:p>
              </table:table-cell>
              <table:table-cell office:value-type="float" office:value="92">
                <text:p>92</text:p>
              </table:table-cell>
              <table:table-cell office:value-type="float" office:value="242">
                <text:p>242</text:p>
              </table:table-cell>
              <table:table-cell office:value-type="float" office:value="21">
                <text:p>2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9133">
                <text:p>49133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9">
                <text:p>9</text:p>
              </table:table-cell>
              <table:table-cell office:value-type="float" office:value="91">
                <text:p>91</text:p>
              </table:table-cell>
              <table:table-cell office:value-type="float" office:value="242">
                <text:p>242</text:p>
              </table:table-cell>
              <table:table-cell office:value-type="float" office:value="21">
                <text:p>2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9265">
                <text:p>49265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9">
                <text:p>9</text:p>
              </table:table-cell>
              <table:table-cell office:value-type="float" office:value="91">
                <text:p>91</text:p>
              </table:table-cell>
              <table:table-cell office:value-type="float" office:value="242">
                <text:p>242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9398">
                <text:p>49398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9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242">
                <text:p>242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9531">
                <text:p>49531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9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242">
                <text:p>242</text:p>
              </table:table-cell>
              <table:table-cell office:value-type="float" office:value="21">
                <text:p>2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9663">
                <text:p>49663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9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241">
                <text:p>241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9795">
                <text:p>49795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9">
                <text:p>9</text:p>
              </table:table-cell>
              <table:table-cell office:value-type="float" office:value="91">
                <text:p>91</text:p>
              </table:table-cell>
              <table:table-cell office:value-type="float" office:value="242">
                <text:p>242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9928">
                <text:p>49928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8">
                <text:p>8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0061">
                <text:p>50061</text:p>
              </table:table-cell>
              <table:table-cell office:value-type="float" office:value="0">
                <text:p>0</text:p>
              </table:table-cell>
              <table:table-cell office:value-type="float" office:value="57">
                <text:p>57</text:p>
              </table:table-cell>
              <table:table-cell office:value-type="float" office:value="8">
                <text:p>8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50193">
                <text:p>50193</text:p>
              </table:table-cell>
              <table:table-cell office:value-type="float" office:value="0">
                <text:p>0</text:p>
              </table:table-cell>
              <table:table-cell office:value-type="float" office:value="57">
                <text:p>57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0326">
                <text:p>50326</text:p>
              </table:table-cell>
              <table:table-cell office:value-type="float" office:value="0">
                <text:p>0</text:p>
              </table:table-cell>
              <table:table-cell office:value-type="float" office:value="57">
                <text:p>57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0458">
                <text:p>50458</text:p>
              </table:table-cell>
              <table:table-cell office:value-type="float" office:value="0">
                <text:p>0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50590">
                <text:p>50590</text:p>
              </table:table-cell>
              <table:table-cell office:value-type="float" office:value="0">
                <text:p>0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0723">
                <text:p>507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0856">
                <text:p>508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0988">
                <text:p>509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1120">
                <text:p>51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1253">
                <text:p>51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1386">
                <text:p>513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1519">
                <text:p>515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1651">
                <text:p>516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51784">
                <text:p>517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1917">
                <text:p>519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2050">
                <text:p>520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2182">
                <text:p>521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2314">
                <text:p>523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2447">
                <text:p>524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2580">
                <text:p>525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2712">
                <text:p>527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2844">
                <text:p>528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2977">
                <text:p>529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3110">
                <text:p>53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3242">
                <text:p>53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3375">
                <text:p>533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3508">
                <text:p>53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3640">
                <text:p>536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53773">
                <text:p>537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53906">
                <text:p>539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4038">
                <text:p>540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4170">
                <text:p>54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4303">
                <text:p>543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4435">
                <text:p>544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4567">
                <text:p>545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4700">
                <text:p>54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4832">
                <text:p>548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4964">
                <text:p>549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5097">
                <text:p>550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5230">
                <text:p>55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5362">
                <text:p>553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5494">
                <text:p>554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5627">
                <text:p>556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5760">
                <text:p>557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5892">
                <text:p>558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6024">
                <text:p>560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6157">
                <text:p>561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6289">
                <text:p>562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6421">
                <text:p>564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6554">
                <text:p>565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6687">
                <text:p>566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6820">
                <text:p>568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6953">
                <text:p>569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7086">
                <text:p>570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7219">
                <text:p>57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7351">
                <text:p>573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7483">
                <text:p>574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7615">
                <text:p>576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7748">
                <text:p>577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7881">
                <text:p>578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8014">
                <text:p>580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8146">
                <text:p>581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8278">
                <text:p>582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58411">
                <text:p>584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58544">
                <text:p>585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58677">
                <text:p>586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58810">
                <text:p>588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8942">
                <text:p>589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9074">
                <text:p>590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9206">
                <text:p>59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59338">
                <text:p>593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59471">
                <text:p>594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9604">
                <text:p>596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9737">
                <text:p>597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